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77723" calcext:value-type="float">
            <text:p>0,477723</text:p>
          </table:table-cell>
          <table:table-cell table:formula="of:=([.B2]*[.$B$298])-([.B2]*[.$B$297])+[.$B$297]" office:value-type="float" office:value="26.099997" calcext:value-type="float">
            <text:p>26,099997</text:p>
          </table:table-cell>
          <table:table-cell table:formula="of:=([.C2]*[.$B$298])-([.C2]*[.$B$297])+[.$B$297]" office:value-type="float" office:value="26.710399" calcext:value-type="float">
            <text:p>26,710399</text:p>
          </table:table-cell>
          <table:table-cell table:formula="of:=([.D2]-[.E2])^2" office:value-type="float" office:value="0.372590601604001" calcext:value-type="float">
            <text:p>0,3725906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78841" calcext:value-type="float">
            <text:p>0,478841</text:p>
          </table:table-cell>
          <table:table-cell table:formula="of:=([.B3]*[.$B$298])-([.B3]*[.$B$297])+[.$B$297]" office:value-type="float" office:value="27.200005" calcext:value-type="float">
            <text:p>27,200005</text:p>
          </table:table-cell>
          <table:table-cell table:formula="of:=([.C3]*[.$B$298])-([.C3]*[.$B$297])+[.$B$297]" office:value-type="float" office:value="26.724933" calcext:value-type="float">
            <text:p>26,724933</text:p>
          </table:table-cell>
          <table:table-cell table:formula="of:=([.D3]-[.E3])^2" office:value-type="float" office:value="0.225693405183997" calcext:value-type="float">
            <text:p>0,22569340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534202" calcext:value-type="float">
            <text:p>0,534202</text:p>
          </table:table-cell>
          <table:table-cell table:formula="of:=([.B4]*[.$B$298])-([.B4]*[.$B$297])+[.$B$297]" office:value-type="float" office:value="28.500005" calcext:value-type="float">
            <text:p>28,500005</text:p>
          </table:table-cell>
          <table:table-cell table:formula="of:=([.C4]*[.$B$298])-([.C4]*[.$B$297])+[.$B$297]" office:value-type="float" office:value="27.444626" calcext:value-type="float">
            <text:p>27,444626</text:p>
          </table:table-cell>
          <table:table-cell table:formula="of:=([.D4]-[.E4])^2" office:value-type="float" office:value="1.113824833641" calcext:value-type="float">
            <text:p>1,11382483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37489" calcext:value-type="float">
            <text:p>0,637489</text:p>
          </table:table-cell>
          <table:table-cell table:formula="of:=([.B5]*[.$B$298])-([.B5]*[.$B$297])+[.$B$297]" office:value-type="float" office:value="30.100006" calcext:value-type="float">
            <text:p>30,100006</text:p>
          </table:table-cell>
          <table:table-cell table:formula="of:=([.C5]*[.$B$298])-([.C5]*[.$B$297])+[.$B$297]" office:value-type="float" office:value="28.787357" calcext:value-type="float">
            <text:p>28,787357</text:p>
          </table:table-cell>
          <table:table-cell table:formula="of:=([.D5]-[.E5])^2" office:value-type="float" office:value="1.723047397201" calcext:value-type="float">
            <text:p>1,72304739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0.755019" calcext:value-type="float">
            <text:p>0,755019</text:p>
          </table:table-cell>
          <table:table-cell table:formula="of:=([.B6]*[.$B$298])-([.B6]*[.$B$297])+[.$B$297]" office:value-type="float" office:value="30.9" calcext:value-type="float">
            <text:p>30,9</text:p>
          </table:table-cell>
          <table:table-cell table:formula="of:=([.C6]*[.$B$298])-([.C6]*[.$B$297])+[.$B$297]" office:value-type="float" office:value="30.315247" calcext:value-type="float">
            <text:p>30,315247</text:p>
          </table:table-cell>
          <table:table-cell table:formula="of:=([.D6]-[.E6])^2" office:value-type="float" office:value="0.341936071008999" calcext:value-type="float">
            <text:p>0,3419360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819817" calcext:value-type="float">
            <text:p>0,819817</text:p>
          </table:table-cell>
          <table:table-cell table:formula="of:=([.B7]*[.$B$298])-([.B7]*[.$B$297])+[.$B$297]" office:value-type="float" office:value="30.800004" calcext:value-type="float">
            <text:p>30,800004</text:p>
          </table:table-cell>
          <table:table-cell table:formula="of:=([.C7]*[.$B$298])-([.C7]*[.$B$297])+[.$B$297]" office:value-type="float" office:value="31.157621" calcext:value-type="float">
            <text:p>31,157621</text:p>
          </table:table-cell>
          <table:table-cell table:formula="of:=([.D7]-[.E7])^2" office:value-type="float" office:value="0.127889918689001" calcext:value-type="float">
            <text:p>0,12788991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75725" calcext:value-type="float">
            <text:p>0,775725</text:p>
          </table:table-cell>
          <table:table-cell table:formula="of:=([.B8]*[.$B$298])-([.B8]*[.$B$297])+[.$B$297]" office:value-type="float" office:value="31.100005" calcext:value-type="float">
            <text:p>31,100005</text:p>
          </table:table-cell>
          <table:table-cell table:formula="of:=([.C8]*[.$B$298])-([.C8]*[.$B$297])+[.$B$297]" office:value-type="float" office:value="30.584425" calcext:value-type="float">
            <text:p>30,584425</text:p>
          </table:table-cell>
          <table:table-cell table:formula="of:=([.D8]-[.E8])^2" office:value-type="float" office:value="0.265822736400004" calcext:value-type="float">
            <text:p>0,26582273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49894" calcext:value-type="float">
            <text:p>0,749894</text:p>
          </table:table-cell>
          <table:table-cell table:formula="of:=([.B9]*[.$B$298])-([.B9]*[.$B$297])+[.$B$297]" office:value-type="float" office:value="30.999996" calcext:value-type="float">
            <text:p>30,999996</text:p>
          </table:table-cell>
          <table:table-cell table:formula="of:=([.C9]*[.$B$298])-([.C9]*[.$B$297])+[.$B$297]" office:value-type="float" office:value="30.248622" calcext:value-type="float">
            <text:p>30,248622</text:p>
          </table:table-cell>
          <table:table-cell table:formula="of:=([.D9]-[.E9])^2" office:value-type="float" office:value="0.564562887876003" calcext:value-type="float">
            <text:p>0,56456288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693559" calcext:value-type="float">
            <text:p>0,693559</text:p>
          </table:table-cell>
          <table:table-cell table:formula="of:=([.B10]*[.$B$298])-([.B10]*[.$B$297])+[.$B$297]" office:value-type="float" office:value="31.599998" calcext:value-type="float">
            <text:p>31,599998</text:p>
          </table:table-cell>
          <table:table-cell table:formula="of:=([.C10]*[.$B$298])-([.C10]*[.$B$297])+[.$B$297]" office:value-type="float" office:value="29.516267" calcext:value-type="float">
            <text:p>29,516267</text:p>
          </table:table-cell>
          <table:table-cell table:formula="of:=([.D10]-[.E10])^2" office:value-type="float" office:value="4.341934880361" calcext:value-type="float">
            <text:p>4,34193488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708209" calcext:value-type="float">
            <text:p>0,708209</text:p>
          </table:table-cell>
          <table:table-cell table:formula="of:=([.B11]*[.$B$298])-([.B11]*[.$B$297])+[.$B$297]" office:value-type="float" office:value="29.399995" calcext:value-type="float">
            <text:p>29,399995</text:p>
          </table:table-cell>
          <table:table-cell table:formula="of:=([.C11]*[.$B$298])-([.C11]*[.$B$297])+[.$B$297]" office:value-type="float" office:value="29.706717" calcext:value-type="float">
            <text:p>29,706717</text:p>
          </table:table-cell>
          <table:table-cell table:formula="of:=([.D11]-[.E11])^2" office:value-type="float" office:value="0.0940783852839982" calcext:value-type="float">
            <text:p>0,09407838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97603" calcext:value-type="float">
            <text:p>0,597603</text:p>
          </table:table-cell>
          <table:table-cell table:formula="of:=([.B12]*[.$B$298])-([.B12]*[.$B$297])+[.$B$297]" office:value-type="float" office:value="28.699997" calcext:value-type="float">
            <text:p>28,699997</text:p>
          </table:table-cell>
          <table:table-cell table:formula="of:=([.C12]*[.$B$298])-([.C12]*[.$B$297])+[.$B$297]" office:value-type="float" office:value="28.268839" calcext:value-type="float">
            <text:p>28,268839</text:p>
          </table:table-cell>
          <table:table-cell table:formula="of:=([.D12]-[.E12])^2" office:value-type="float" office:value="0.185897220964003" calcext:value-type="float">
            <text:p>0,1858972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77826" calcext:value-type="float">
            <text:p>0,577826</text:p>
          </table:table-cell>
          <table:table-cell table:formula="of:=([.B13]*[.$B$298])-([.B13]*[.$B$297])+[.$B$297]" office:value-type="float" office:value="27.600002" calcext:value-type="float">
            <text:p>27,600002</text:p>
          </table:table-cell>
          <table:table-cell table:formula="of:=([.C13]*[.$B$298])-([.C13]*[.$B$297])+[.$B$297]" office:value-type="float" office:value="28.011738" calcext:value-type="float">
            <text:p>28,011738</text:p>
          </table:table-cell>
          <table:table-cell table:formula="of:=([.D13]-[.E13])^2" office:value-type="float" office:value="0.169526533696001" calcext:value-type="float">
            <text:p>0,16952653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41452" calcext:value-type="float">
            <text:p>0,541452</text:p>
          </table:table-cell>
          <table:table-cell table:formula="of:=([.B14]*[.$B$298])-([.B14]*[.$B$297])+[.$B$297]" office:value-type="float" office:value="26.799995" calcext:value-type="float">
            <text:p>26,799995</text:p>
          </table:table-cell>
          <table:table-cell table:formula="of:=([.C14]*[.$B$298])-([.C14]*[.$B$297])+[.$B$297]" office:value-type="float" office:value="27.538876" calcext:value-type="float">
            <text:p>27,538876</text:p>
          </table:table-cell>
          <table:table-cell table:formula="of:=([.D14]-[.E14])^2" office:value-type="float" office:value="0.545945132160999" calcext:value-type="float">
            <text:p>0,54594513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76717" calcext:value-type="float">
            <text:p>0,476717</text:p>
          </table:table-cell>
          <table:table-cell table:formula="of:=([.B15]*[.$B$298])-([.B15]*[.$B$297])+[.$B$297]" office:value-type="float" office:value="26.799995" calcext:value-type="float">
            <text:p>26,799995</text:p>
          </table:table-cell>
          <table:table-cell table:formula="of:=([.C15]*[.$B$298])-([.C15]*[.$B$297])+[.$B$297]" office:value-type="float" office:value="26.697321" calcext:value-type="float">
            <text:p>26,697321</text:p>
          </table:table-cell>
          <table:table-cell table:formula="of:=([.D15]-[.E15])^2" office:value-type="float" office:value="0.0105419502760001" calcext:value-type="float">
            <text:p>0,01054195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0.474254" calcext:value-type="float">
            <text:p>0,474254</text:p>
          </table:table-cell>
          <table:table-cell table:formula="of:=([.B16]*[.$B$298])-([.B16]*[.$B$297])+[.$B$297]" office:value-type="float" office:value="27" calcext:value-type="float">
            <text:p>27</text:p>
          </table:table-cell>
          <table:table-cell table:formula="of:=([.C16]*[.$B$298])-([.C16]*[.$B$297])+[.$B$297]" office:value-type="float" office:value="26.665302" calcext:value-type="float">
            <text:p>26,665302</text:p>
          </table:table-cell>
          <table:table-cell table:formula="of:=([.D16]-[.E16])^2" office:value-type="float" office:value="0.112022751204002" calcext:value-type="float">
            <text:p>0,11202275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8372" calcext:value-type="float">
            <text:p>0,48372</text:p>
          </table:table-cell>
          <table:table-cell table:formula="of:=([.B17]*[.$B$298])-([.B17]*[.$B$297])+[.$B$297]" office:value-type="float" office:value="26.300002" calcext:value-type="float">
            <text:p>26,300002</text:p>
          </table:table-cell>
          <table:table-cell table:formula="of:=([.C17]*[.$B$298])-([.C17]*[.$B$297])+[.$B$297]" office:value-type="float" office:value="26.78836" calcext:value-type="float">
            <text:p>26,78836</text:p>
          </table:table-cell>
          <table:table-cell table:formula="of:=([.D17]-[.E17])^2" office:value-type="float" office:value="0.238493536164002" calcext:value-type="float">
            <text:p>0,23849353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75214" calcext:value-type="float">
            <text:p>0,475214</text:p>
          </table:table-cell>
          <table:table-cell table:formula="of:=([.B18]*[.$B$298])-([.B18]*[.$B$297])+[.$B$297]" office:value-type="float" office:value="25.600004" calcext:value-type="float">
            <text:p>25,600004</text:p>
          </table:table-cell>
          <table:table-cell table:formula="of:=([.C18]*[.$B$298])-([.C18]*[.$B$297])+[.$B$297]" office:value-type="float" office:value="26.677782" calcext:value-type="float">
            <text:p>26,677782</text:p>
          </table:table-cell>
          <table:table-cell table:formula="of:=([.D18]-[.E18])^2" office:value-type="float" office:value="1.161605417284" calcext:value-type="float">
            <text:p>1,16160541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45553" calcext:value-type="float">
            <text:p>0,445553</text:p>
          </table:table-cell>
          <table:table-cell table:formula="of:=([.B19]*[.$B$298])-([.B19]*[.$B$297])+[.$B$297]" office:value-type="float" office:value="26.399998" calcext:value-type="float">
            <text:p>26,399998</text:p>
          </table:table-cell>
          <table:table-cell table:formula="of:=([.C19]*[.$B$298])-([.C19]*[.$B$297])+[.$B$297]" office:value-type="float" office:value="26.292189" calcext:value-type="float">
            <text:p>26,292189</text:p>
          </table:table-cell>
          <table:table-cell table:formula="of:=([.D19]-[.E19])^2" office:value-type="float" office:value="0.0116227804809999" calcext:value-type="float">
            <text:p>0,01162278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64598" calcext:value-type="float">
            <text:p>0,464598</text:p>
          </table:table-cell>
          <table:table-cell table:formula="of:=([.B20]*[.$B$298])-([.B20]*[.$B$297])+[.$B$297]" office:value-type="float" office:value="24.600005" calcext:value-type="float">
            <text:p>24,600005</text:p>
          </table:table-cell>
          <table:table-cell table:formula="of:=([.C20]*[.$B$298])-([.C20]*[.$B$297])+[.$B$297]" office:value-type="float" office:value="26.539774" calcext:value-type="float">
            <text:p>26,539774</text:p>
          </table:table-cell>
          <table:table-cell table:formula="of:=([.D20]-[.E20])^2" office:value-type="float" office:value="3.76270377336101" calcext:value-type="float">
            <text:p>3,76270377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403199" calcext:value-type="float">
            <text:p>0,403199</text:p>
          </table:table-cell>
          <table:table-cell table:formula="of:=([.B21]*[.$B$298])-([.B21]*[.$B$297])+[.$B$297]" office:value-type="float" office:value="24.4" calcext:value-type="float">
            <text:p>24,4</text:p>
          </table:table-cell>
          <table:table-cell table:formula="of:=([.C21]*[.$B$298])-([.C21]*[.$B$297])+[.$B$297]" office:value-type="float" office:value="25.741587" calcext:value-type="float">
            <text:p>25,741587</text:p>
          </table:table-cell>
          <table:table-cell table:formula="of:=([.D21]-[.E21])^2" office:value-type="float" office:value="1.799855678569" calcext:value-type="float">
            <text:p>1,79985567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84615" calcext:value-type="float">
            <text:p>0,184615</text:p>
          </table:table-cell>
          <table:table-cell office:value-type="float" office:value="0.376649" calcext:value-type="float">
            <text:p>0,376649</text:p>
          </table:table-cell>
          <table:table-cell table:formula="of:=([.B22]*[.$B$298])-([.B22]*[.$B$297])+[.$B$297]" office:value-type="float" office:value="22.899995" calcext:value-type="float">
            <text:p>22,899995</text:p>
          </table:table-cell>
          <table:table-cell table:formula="of:=([.C22]*[.$B$298])-([.C22]*[.$B$297])+[.$B$297]" office:value-type="float" office:value="25.396437" calcext:value-type="float">
            <text:p>25,396437</text:p>
          </table:table-cell>
          <table:table-cell table:formula="of:=([.D22]-[.E22])^2" office:value-type="float" office:value="6.23222265936399" calcext:value-type="float">
            <text:p>6,23222265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07692" calcext:value-type="float">
            <text:p>0,207692</text:p>
          </table:table-cell>
          <table:table-cell office:value-type="float" office:value="0.342433" calcext:value-type="float">
            <text:p>0,342433</text:p>
          </table:table-cell>
          <table:table-cell table:formula="of:=([.B23]*[.$B$298])-([.B23]*[.$B$297])+[.$B$297]" office:value-type="float" office:value="23.199996" calcext:value-type="float">
            <text:p>23,199996</text:p>
          </table:table-cell>
          <table:table-cell table:formula="of:=([.C23]*[.$B$298])-([.C23]*[.$B$297])+[.$B$297]" office:value-type="float" office:value="24.951629" calcext:value-type="float">
            <text:p>24,951629</text:p>
          </table:table-cell>
          <table:table-cell table:formula="of:=([.D23]-[.E23])^2" office:value-type="float" office:value="3.06821816668901" calcext:value-type="float">
            <text:p>3,0682181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6154" calcext:value-type="float">
            <text:p>0,246154</text:p>
          </table:table-cell>
          <table:table-cell office:value-type="float" office:value="0.318584" calcext:value-type="float">
            <text:p>0,318584</text:p>
          </table:table-cell>
          <table:table-cell table:formula="of:=([.B24]*[.$B$298])-([.B24]*[.$B$297])+[.$B$297]" office:value-type="float" office:value="23.700002" calcext:value-type="float">
            <text:p>23,700002</text:p>
          </table:table-cell>
          <table:table-cell table:formula="of:=([.C24]*[.$B$298])-([.C24]*[.$B$297])+[.$B$297]" office:value-type="float" office:value="24.641592" calcext:value-type="float">
            <text:p>24,641592</text:p>
          </table:table-cell>
          <table:table-cell table:formula="of:=([.D24]-[.E24])^2" office:value-type="float" office:value="0.886591728100003" calcext:value-type="float">
            <text:p>0,88659172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357102" calcext:value-type="float">
            <text:p>0,357102</text:p>
          </table:table-cell>
          <table:table-cell table:formula="of:=([.B25]*[.$B$298])-([.B25]*[.$B$297])+[.$B$297]" office:value-type="float" office:value="23.600006" calcext:value-type="float">
            <text:p>23,600006</text:p>
          </table:table-cell>
          <table:table-cell table:formula="of:=([.C25]*[.$B$298])-([.C25]*[.$B$297])+[.$B$297]" office:value-type="float" office:value="25.142326" calcext:value-type="float">
            <text:p>25,142326</text:p>
          </table:table-cell>
          <table:table-cell table:formula="of:=([.D25]-[.E25])^2" office:value-type="float" office:value="2.3787509824" calcext:value-type="float">
            <text:p>2,37875098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71697" calcext:value-type="float">
            <text:p>0,371697</text:p>
          </table:table-cell>
          <table:table-cell table:formula="of:=([.B26]*[.$B$298])-([.B26]*[.$B$297])+[.$B$297]" office:value-type="float" office:value="24.099999" calcext:value-type="float">
            <text:p>24,099999</text:p>
          </table:table-cell>
          <table:table-cell table:formula="of:=([.C26]*[.$B$298])-([.C26]*[.$B$297])+[.$B$297]" office:value-type="float" office:value="25.332061" calcext:value-type="float">
            <text:p>25,332061</text:p>
          </table:table-cell>
          <table:table-cell table:formula="of:=([.D26]-[.E26])^2" office:value-type="float" office:value="1.517976771844" calcext:value-type="float">
            <text:p>1,51797677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0.40482" calcext:value-type="float">
            <text:p>0,40482</text:p>
          </table:table-cell>
          <table:table-cell table:formula="of:=([.B27]*[.$B$298])-([.B27]*[.$B$297])+[.$B$297]" office:value-type="float" office:value="25.7" calcext:value-type="float">
            <text:p>25,7</text:p>
          </table:table-cell>
          <table:table-cell table:formula="of:=([.C27]*[.$B$298])-([.C27]*[.$B$297])+[.$B$297]" office:value-type="float" office:value="25.76266" calcext:value-type="float">
            <text:p>25,76266</text:p>
          </table:table-cell>
          <table:table-cell table:formula="of:=([.D27]-[.E27])^2" office:value-type="float" office:value="0.00392627560000013" calcext:value-type="float">
            <text:p>0,00392627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72582" calcext:value-type="float">
            <text:p>0,472582</text:p>
          </table:table-cell>
          <table:table-cell table:formula="of:=([.B28]*[.$B$298])-([.B28]*[.$B$297])+[.$B$297]" office:value-type="float" office:value="26.600003" calcext:value-type="float">
            <text:p>26,600003</text:p>
          </table:table-cell>
          <table:table-cell table:formula="of:=([.C28]*[.$B$298])-([.C28]*[.$B$297])+[.$B$297]" office:value-type="float" office:value="26.643566" calcext:value-type="float">
            <text:p>26,643566</text:p>
          </table:table-cell>
          <table:table-cell table:formula="of:=([.D28]-[.E28])^2" office:value-type="float" office:value="0.0018977349689999" calcext:value-type="float">
            <text:p>0,0018977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49035" calcext:value-type="float">
            <text:p>0,549035</text:p>
          </table:table-cell>
          <table:table-cell table:formula="of:=([.B29]*[.$B$298])-([.B29]*[.$B$297])+[.$B$297]" office:value-type="float" office:value="27.999999" calcext:value-type="float">
            <text:p>27,999999</text:p>
          </table:table-cell>
          <table:table-cell table:formula="of:=([.C29]*[.$B$298])-([.C29]*[.$B$297])+[.$B$297]" office:value-type="float" office:value="27.637455" calcext:value-type="float">
            <text:p>27,637455</text:p>
          </table:table-cell>
          <table:table-cell table:formula="of:=([.D29]-[.E29])^2" office:value-type="float" office:value="0.131438151936005" calcext:value-type="float">
            <text:p>0,13143815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13449" calcext:value-type="float">
            <text:p>0,613449</text:p>
          </table:table-cell>
          <table:table-cell table:formula="of:=([.B30]*[.$B$298])-([.B30]*[.$B$297])+[.$B$297]" office:value-type="float" office:value="28.099995" calcext:value-type="float">
            <text:p>28,099995</text:p>
          </table:table-cell>
          <table:table-cell table:formula="of:=([.C30]*[.$B$298])-([.C30]*[.$B$297])+[.$B$297]" office:value-type="float" office:value="28.474837" calcext:value-type="float">
            <text:p>28,474837</text:p>
          </table:table-cell>
          <table:table-cell table:formula="of:=([.D30]-[.E30])^2" office:value-type="float" office:value="0.140506524964001" calcext:value-type="float">
            <text:p>0,1405065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52317" calcext:value-type="float">
            <text:p>0,652317</text:p>
          </table:table-cell>
          <table:table-cell table:formula="of:=([.B31]*[.$B$298])-([.B31]*[.$B$297])+[.$B$297]" office:value-type="float" office:value="27.999999" calcext:value-type="float">
            <text:p>27,999999</text:p>
          </table:table-cell>
          <table:table-cell table:formula="of:=([.C31]*[.$B$298])-([.C31]*[.$B$297])+[.$B$297]" office:value-type="float" office:value="28.980121" calcext:value-type="float">
            <text:p>28,980121</text:p>
          </table:table-cell>
          <table:table-cell table:formula="of:=([.D31]-[.E31])^2" office:value-type="float" office:value="0.960639134883989" calcext:value-type="float">
            <text:p>0,96063913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08545" calcext:value-type="float">
            <text:p>0,608545</text:p>
          </table:table-cell>
          <table:table-cell table:formula="of:=([.B32]*[.$B$298])-([.B32]*[.$B$297])+[.$B$297]" office:value-type="float" office:value="28.999998" calcext:value-type="float">
            <text:p>28,999998</text:p>
          </table:table-cell>
          <table:table-cell table:formula="of:=([.C32]*[.$B$298])-([.C32]*[.$B$297])+[.$B$297]" office:value-type="float" office:value="28.411085" calcext:value-type="float">
            <text:p>28,411085</text:p>
          </table:table-cell>
          <table:table-cell table:formula="of:=([.D32]-[.E32])^2" office:value-type="float" office:value="0.346818521568998" calcext:value-type="float">
            <text:p>0,34681852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64867" calcext:value-type="float">
            <text:p>0,64867</text:p>
          </table:table-cell>
          <table:table-cell table:formula="of:=([.B33]*[.$B$298])-([.B33]*[.$B$297])+[.$B$297]" office:value-type="float" office:value="29.699996" calcext:value-type="float">
            <text:p>29,699996</text:p>
          </table:table-cell>
          <table:table-cell table:formula="of:=([.C33]*[.$B$298])-([.C33]*[.$B$297])+[.$B$297]" office:value-type="float" office:value="28.93271" calcext:value-type="float">
            <text:p>28,93271</text:p>
          </table:table-cell>
          <table:table-cell table:formula="of:=([.D33]-[.E33])^2" office:value-type="float" office:value="0.588727805795998" calcext:value-type="float">
            <text:p>0,58872780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675695" calcext:value-type="float">
            <text:p>0,675695</text:p>
          </table:table-cell>
          <table:table-cell table:formula="of:=([.B34]*[.$B$298])-([.B34]*[.$B$297])+[.$B$297]" office:value-type="float" office:value="31.500002" calcext:value-type="float">
            <text:p>31,500002</text:p>
          </table:table-cell>
          <table:table-cell table:formula="of:=([.C34]*[.$B$298])-([.C34]*[.$B$297])+[.$B$297]" office:value-type="float" office:value="29.284035" calcext:value-type="float">
            <text:p>29,284035</text:p>
          </table:table-cell>
          <table:table-cell table:formula="of:=([.D34]-[.E34])^2" office:value-type="float" office:value="4.91050974508901" calcext:value-type="float">
            <text:p>4,91050974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99197" calcext:value-type="float">
            <text:p>0,799197</text:p>
          </table:table-cell>
          <table:table-cell table:formula="of:=([.B35]*[.$B$298])-([.B35]*[.$B$297])+[.$B$297]" office:value-type="float" office:value="29.800005" calcext:value-type="float">
            <text:p>29,800005</text:p>
          </table:table-cell>
          <table:table-cell table:formula="of:=([.C35]*[.$B$298])-([.C35]*[.$B$297])+[.$B$297]" office:value-type="float" office:value="30.889561" calcext:value-type="float">
            <text:p>30,889561</text:p>
          </table:table-cell>
          <table:table-cell table:formula="of:=([.D35]-[.E35])^2" office:value-type="float" office:value="1.187132277136" calcext:value-type="float">
            <text:p>1,18713227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84854" calcext:value-type="float">
            <text:p>0,684854</text:p>
          </table:table-cell>
          <table:table-cell table:formula="of:=([.B36]*[.$B$298])-([.B36]*[.$B$297])+[.$B$297]" office:value-type="float" office:value="28.399996" calcext:value-type="float">
            <text:p>28,399996</text:p>
          </table:table-cell>
          <table:table-cell table:formula="of:=([.C36]*[.$B$298])-([.C36]*[.$B$297])+[.$B$297]" office:value-type="float" office:value="29.403102" calcext:value-type="float">
            <text:p>29,403102</text:p>
          </table:table-cell>
          <table:table-cell table:formula="of:=([.D36]-[.E36])^2" office:value-type="float" office:value="1.00622164723599" calcext:value-type="float">
            <text:p>1,00622164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90213" calcext:value-type="float">
            <text:p>0,590213</text:p>
          </table:table-cell>
          <table:table-cell table:formula="of:=([.B37]*[.$B$298])-([.B37]*[.$B$297])+[.$B$297]" office:value-type="float" office:value="27.900003" calcext:value-type="float">
            <text:p>27,900003</text:p>
          </table:table-cell>
          <table:table-cell table:formula="of:=([.C37]*[.$B$298])-([.C37]*[.$B$297])+[.$B$297]" office:value-type="float" office:value="28.172769" calcext:value-type="float">
            <text:p>28,172769</text:p>
          </table:table-cell>
          <table:table-cell table:formula="of:=([.D37]-[.E37])^2" office:value-type="float" office:value="0.0744012907560023" calcext:value-type="float">
            <text:p>0,07440129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55836" calcext:value-type="float">
            <text:p>0,555836</text:p>
          </table:table-cell>
          <table:table-cell table:formula="of:=([.B38]*[.$B$298])-([.B38]*[.$B$297])+[.$B$297]" office:value-type="float" office:value="26.600003" calcext:value-type="float">
            <text:p>26,600003</text:p>
          </table:table-cell>
          <table:table-cell table:formula="of:=([.C38]*[.$B$298])-([.C38]*[.$B$297])+[.$B$297]" office:value-type="float" office:value="27.725868" calcext:value-type="float">
            <text:p>27,725868</text:p>
          </table:table-cell>
          <table:table-cell table:formula="of:=([.D38]-[.E38])^2" office:value-type="float" office:value="1.26757199822499" calcext:value-type="float">
            <text:p>1,26757199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81207" calcext:value-type="float">
            <text:p>0,481207</text:p>
          </table:table-cell>
          <table:table-cell table:formula="of:=([.B39]*[.$B$298])-([.B39]*[.$B$297])+[.$B$297]" office:value-type="float" office:value="26.399998" calcext:value-type="float">
            <text:p>26,399998</text:p>
          </table:table-cell>
          <table:table-cell table:formula="of:=([.C39]*[.$B$298])-([.C39]*[.$B$297])+[.$B$297]" office:value-type="float" office:value="26.755691" calcext:value-type="float">
            <text:p>26,755691</text:p>
          </table:table-cell>
          <table:table-cell table:formula="of:=([.D39]-[.E39])^2" office:value-type="float" office:value="0.126517510248999" calcext:value-type="float">
            <text:p>0,12651751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5235" calcext:value-type="float">
            <text:p>0,45235</text:p>
          </table:table-cell>
          <table:table-cell table:formula="of:=([.B40]*[.$B$298])-([.B40]*[.$B$297])+[.$B$297]" office:value-type="float" office:value="26.300002" calcext:value-type="float">
            <text:p>26,300002</text:p>
          </table:table-cell>
          <table:table-cell table:formula="of:=([.C40]*[.$B$298])-([.C40]*[.$B$297])+[.$B$297]" office:value-type="float" office:value="26.38055" calcext:value-type="float">
            <text:p>26,38055</text:p>
          </table:table-cell>
          <table:table-cell table:formula="of:=([.D40]-[.E40])^2" office:value-type="float" office:value="0.00648798030400005" calcext:value-type="float">
            <text:p>0,00648798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56735" calcext:value-type="float">
            <text:p>0,456735</text:p>
          </table:table-cell>
          <table:table-cell table:formula="of:=([.B41]*[.$B$298])-([.B41]*[.$B$297])+[.$B$297]" office:value-type="float" office:value="26.399998" calcext:value-type="float">
            <text:p>26,399998</text:p>
          </table:table-cell>
          <table:table-cell table:formula="of:=([.C41]*[.$B$298])-([.C41]*[.$B$297])+[.$B$297]" office:value-type="float" office:value="26.437555" calcext:value-type="float">
            <text:p>26,437555</text:p>
          </table:table-cell>
          <table:table-cell table:formula="of:=([.D41]-[.E41])^2" office:value-type="float" office:value="0.00141052824899997" calcext:value-type="float">
            <text:p>0,00141052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1169" calcext:value-type="float">
            <text:p>0,461169</text:p>
          </table:table-cell>
          <table:table-cell table:formula="of:=([.B42]*[.$B$298])-([.B42]*[.$B$297])+[.$B$297]" office:value-type="float" office:value="26.000001" calcext:value-type="float">
            <text:p>26,000001</text:p>
          </table:table-cell>
          <table:table-cell table:formula="of:=([.C42]*[.$B$298])-([.C42]*[.$B$297])+[.$B$297]" office:value-type="float" office:value="26.495197" calcext:value-type="float">
            <text:p>26,495197</text:p>
          </table:table-cell>
          <table:table-cell table:formula="of:=([.D42]-[.E42])^2" office:value-type="float" office:value="0.245219078416" calcext:value-type="float">
            <text:p>0,24521907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846" calcext:value-type="float">
            <text:p>0,46846</text:p>
          </table:table-cell>
          <table:table-cell table:formula="of:=([.B43]*[.$B$298])-([.B43]*[.$B$297])+[.$B$297]" office:value-type="float" office:value="26.200006" calcext:value-type="float">
            <text:p>26,200006</text:p>
          </table:table-cell>
          <table:table-cell table:formula="of:=([.C43]*[.$B$298])-([.C43]*[.$B$297])+[.$B$297]" office:value-type="float" office:value="26.58998" calcext:value-type="float">
            <text:p>26,58998</text:p>
          </table:table-cell>
          <table:table-cell table:formula="of:=([.D43]-[.E43])^2" office:value-type="float" office:value="0.152079720675999" calcext:value-type="float">
            <text:p>0,15207972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71146" calcext:value-type="float">
            <text:p>0,471146</text:p>
          </table:table-cell>
          <table:table-cell table:formula="of:=([.B44]*[.$B$298])-([.B44]*[.$B$297])+[.$B$297]" office:value-type="float" office:value="26.200006" calcext:value-type="float">
            <text:p>26,200006</text:p>
          </table:table-cell>
          <table:table-cell table:formula="of:=([.C44]*[.$B$298])-([.C44]*[.$B$297])+[.$B$297]" office:value-type="float" office:value="26.624898" calcext:value-type="float">
            <text:p>26,624898</text:p>
          </table:table-cell>
          <table:table-cell table:formula="of:=([.D44]-[.E44])^2" office:value-type="float" office:value="0.180533211664" calcext:value-type="float">
            <text:p>0,18053321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97" calcext:value-type="float">
            <text:p>0,4797</text:p>
          </table:table-cell>
          <table:table-cell table:formula="of:=([.B45]*[.$B$298])-([.B45]*[.$B$297])+[.$B$297]" office:value-type="float" office:value="26.000001" calcext:value-type="float">
            <text:p>26,000001</text:p>
          </table:table-cell>
          <table:table-cell table:formula="of:=([.C45]*[.$B$298])-([.C45]*[.$B$297])+[.$B$297]" office:value-type="float" office:value="26.7361" calcext:value-type="float">
            <text:p>26,7361</text:p>
          </table:table-cell>
          <table:table-cell table:formula="of:=([.D45]-[.E45])^2" office:value-type="float" office:value="0.541841737800999" calcext:value-type="float">
            <text:p>0,54184173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67519" calcext:value-type="float">
            <text:p>0,467519</text:p>
          </table:table-cell>
          <table:table-cell table:formula="of:=([.B46]*[.$B$298])-([.B46]*[.$B$297])+[.$B$297]" office:value-type="float" office:value="25.900005" calcext:value-type="float">
            <text:p>25,900005</text:p>
          </table:table-cell>
          <table:table-cell table:formula="of:=([.C46]*[.$B$298])-([.C46]*[.$B$297])+[.$B$297]" office:value-type="float" office:value="26.577747" calcext:value-type="float">
            <text:p>26,577747</text:p>
          </table:table-cell>
          <table:table-cell table:formula="of:=([.D46]-[.E46])^2" office:value-type="float" office:value="0.459334218564003" calcext:value-type="float">
            <text:p>0,45933421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65837" calcext:value-type="float">
            <text:p>0,465837</text:p>
          </table:table-cell>
          <table:table-cell table:formula="of:=([.B47]*[.$B$298])-([.B47]*[.$B$297])+[.$B$297]" office:value-type="float" office:value="24.799997" calcext:value-type="float">
            <text:p>24,799997</text:p>
          </table:table-cell>
          <table:table-cell table:formula="of:=([.C47]*[.$B$298])-([.C47]*[.$B$297])+[.$B$297]" office:value-type="float" office:value="26.555881" calcext:value-type="float">
            <text:p>26,555881</text:p>
          </table:table-cell>
          <table:table-cell table:formula="of:=([.D47]-[.E47])^2" office:value-type="float" office:value="3.08312862145599" calcext:value-type="float">
            <text:p>3,08312862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16201" calcext:value-type="float">
            <text:p>0,416201</text:p>
          </table:table-cell>
          <table:table-cell table:formula="of:=([.B48]*[.$B$298])-([.B48]*[.$B$297])+[.$B$297]" office:value-type="float" office:value="25.399999" calcext:value-type="float">
            <text:p>25,399999</text:p>
          </table:table-cell>
          <table:table-cell table:formula="of:=([.C48]*[.$B$298])-([.C48]*[.$B$297])+[.$B$297]" office:value-type="float" office:value="25.910613" calcext:value-type="float">
            <text:p>25,910613</text:p>
          </table:table-cell>
          <table:table-cell table:formula="of:=([.D48]-[.E48])^2" office:value-type="float" office:value="0.260726656995997" calcext:value-type="float">
            <text:p>0,2607266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5878" calcext:value-type="float">
            <text:p>0,415878</text:p>
          </table:table-cell>
          <table:table-cell table:formula="of:=([.B49]*[.$B$298])-([.B49]*[.$B$297])+[.$B$297]" office:value-type="float" office:value="25.099998" calcext:value-type="float">
            <text:p>25,099998</text:p>
          </table:table-cell>
          <table:table-cell table:formula="of:=([.C49]*[.$B$298])-([.C49]*[.$B$297])+[.$B$297]" office:value-type="float" office:value="25.906414" calcext:value-type="float">
            <text:p>25,906414</text:p>
          </table:table-cell>
          <table:table-cell table:formula="of:=([.D49]-[.E49])^2" office:value-type="float" office:value="0.650306765055998" calcext:value-type="float">
            <text:p>0,65030676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23989" calcext:value-type="float">
            <text:p>0,423989</text:p>
          </table:table-cell>
          <table:table-cell table:formula="of:=([.B50]*[.$B$298])-([.B50]*[.$B$297])+[.$B$297]" office:value-type="float" office:value="25.000002" calcext:value-type="float">
            <text:p>25,000002</text:p>
          </table:table-cell>
          <table:table-cell table:formula="of:=([.C50]*[.$B$298])-([.C50]*[.$B$297])+[.$B$297]" office:value-type="float" office:value="26.011857" calcext:value-type="float">
            <text:p>26,011857</text:p>
          </table:table-cell>
          <table:table-cell table:formula="of:=([.D50]-[.E50])^2" office:value-type="float" office:value="1.023850541025" calcext:value-type="float">
            <text:p>1,0238505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11995" calcext:value-type="float">
            <text:p>0,411995</text:p>
          </table:table-cell>
          <table:table-cell table:formula="of:=([.B51]*[.$B$298])-([.B51]*[.$B$297])+[.$B$297]" office:value-type="float" office:value="24.700001" calcext:value-type="float">
            <text:p>24,700001</text:p>
          </table:table-cell>
          <table:table-cell table:formula="of:=([.C51]*[.$B$298])-([.C51]*[.$B$297])+[.$B$297]" office:value-type="float" office:value="25.855935" calcext:value-type="float">
            <text:p>25,855935</text:p>
          </table:table-cell>
          <table:table-cell table:formula="of:=([.D51]-[.E51])^2" office:value-type="float" office:value="1.336183412356" calcext:value-type="float">
            <text:p>1,33618341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18844" calcext:value-type="float">
            <text:p>0,418844</text:p>
          </table:table-cell>
          <table:table-cell table:formula="of:=([.B52]*[.$B$298])-([.B52]*[.$B$297])+[.$B$297]" office:value-type="float" office:value="25.000002" calcext:value-type="float">
            <text:p>25,000002</text:p>
          </table:table-cell>
          <table:table-cell table:formula="of:=([.C52]*[.$B$298])-([.C52]*[.$B$297])+[.$B$297]" office:value-type="float" office:value="25.944972" calcext:value-type="float">
            <text:p>25,944972</text:p>
          </table:table-cell>
          <table:table-cell table:formula="of:=([.D52]-[.E52])^2" office:value-type="float" office:value="0.892968300900003" calcext:value-type="float">
            <text:p>0,89296830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4016" calcext:value-type="float">
            <text:p>0,414016</text:p>
          </table:table-cell>
          <table:table-cell table:formula="of:=([.B53]*[.$B$298])-([.B53]*[.$B$297])+[.$B$297]" office:value-type="float" office:value="24.900006" calcext:value-type="float">
            <text:p>24,900006</text:p>
          </table:table-cell>
          <table:table-cell table:formula="of:=([.C53]*[.$B$298])-([.C53]*[.$B$297])+[.$B$297]" office:value-type="float" office:value="25.882208" calcext:value-type="float">
            <text:p>25,882208</text:p>
          </table:table-cell>
          <table:table-cell table:formula="of:=([.D53]-[.E53])^2" office:value-type="float" office:value="0.964720768804002" calcext:value-type="float">
            <text:p>0,96472076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23464" calcext:value-type="float">
            <text:p>0,423464</text:p>
          </table:table-cell>
          <table:table-cell table:formula="of:=([.B54]*[.$B$298])-([.B54]*[.$B$297])+[.$B$297]" office:value-type="float" office:value="26.600003" calcext:value-type="float">
            <text:p>26,600003</text:p>
          </table:table-cell>
          <table:table-cell table:formula="of:=([.C54]*[.$B$298])-([.C54]*[.$B$297])+[.$B$297]" office:value-type="float" office:value="26.005032" calcext:value-type="float">
            <text:p>26,005032</text:p>
          </table:table-cell>
          <table:table-cell table:formula="of:=([.D54]-[.E54])^2" office:value-type="float" office:value="0.353990490841001" calcext:value-type="float">
            <text:p>0,35399049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3077" calcext:value-type="float">
            <text:p>0,623077</text:p>
          </table:table-cell>
          <table:table-cell office:value-type="float" office:value="0.490405" calcext:value-type="float">
            <text:p>0,490405</text:p>
          </table:table-cell>
          <table:table-cell table:formula="of:=([.B55]*[.$B$298])-([.B55]*[.$B$297])+[.$B$297]" office:value-type="float" office:value="28.600001" calcext:value-type="float">
            <text:p>28,600001</text:p>
          </table:table-cell>
          <table:table-cell table:formula="of:=([.C55]*[.$B$298])-([.C55]*[.$B$297])+[.$B$297]" office:value-type="float" office:value="26.875265" calcext:value-type="float">
            <text:p>26,875265</text:p>
          </table:table-cell>
          <table:table-cell table:formula="of:=([.D55]-[.E55])^2" office:value-type="float" office:value="2.974714269696" calcext:value-type="float">
            <text:p>2,974714269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669437" calcext:value-type="float">
            <text:p>0,669437</text:p>
          </table:table-cell>
          <table:table-cell table:formula="of:=([.B56]*[.$B$298])-([.B56]*[.$B$297])+[.$B$297]" office:value-type="float" office:value="29.399995" calcext:value-type="float">
            <text:p>29,399995</text:p>
          </table:table-cell>
          <table:table-cell table:formula="of:=([.C56]*[.$B$298])-([.C56]*[.$B$297])+[.$B$297]" office:value-type="float" office:value="29.202681" calcext:value-type="float">
            <text:p>29,202681</text:p>
          </table:table-cell>
          <table:table-cell table:formula="of:=([.D56]-[.E56])^2" office:value-type="float" office:value="0.0389328145960009" calcext:value-type="float">
            <text:p>0,03893281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32702" calcext:value-type="float">
            <text:p>0,732702</text:p>
          </table:table-cell>
          <table:table-cell table:formula="of:=([.B57]*[.$B$298])-([.B57]*[.$B$297])+[.$B$297]" office:value-type="float" office:value="29.800005" calcext:value-type="float">
            <text:p>29,800005</text:p>
          </table:table-cell>
          <table:table-cell table:formula="of:=([.C57]*[.$B$298])-([.C57]*[.$B$297])+[.$B$297]" office:value-type="float" office:value="30.025126" calcext:value-type="float">
            <text:p>30,025126</text:p>
          </table:table-cell>
          <table:table-cell table:formula="of:=([.D57]-[.E57])^2" office:value-type="float" office:value="0.0506794646410007" calcext:value-type="float">
            <text:p>0,05067946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0.738435" calcext:value-type="float">
            <text:p>0,738435</text:p>
          </table:table-cell>
          <table:table-cell table:formula="of:=([.B58]*[.$B$298])-([.B58]*[.$B$297])+[.$B$297]" office:value-type="float" office:value="30.9" calcext:value-type="float">
            <text:p>30,9</text:p>
          </table:table-cell>
          <table:table-cell table:formula="of:=([.C58]*[.$B$298])-([.C58]*[.$B$297])+[.$B$297]" office:value-type="float" office:value="30.099655" calcext:value-type="float">
            <text:p>30,099655</text:p>
          </table:table-cell>
          <table:table-cell table:formula="of:=([.D58]-[.E58])^2" office:value-type="float" office:value="0.640552119025" calcext:value-type="float">
            <text:p>0,6405521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789746" calcext:value-type="float">
            <text:p>0,789746</text:p>
          </table:table-cell>
          <table:table-cell table:formula="of:=([.B59]*[.$B$298])-([.B59]*[.$B$297])+[.$B$297]" office:value-type="float" office:value="29.900001" calcext:value-type="float">
            <text:p>29,900001</text:p>
          </table:table-cell>
          <table:table-cell table:formula="of:=([.C59]*[.$B$298])-([.C59]*[.$B$297])+[.$B$297]" office:value-type="float" office:value="30.766698" calcext:value-type="float">
            <text:p>30,766698</text:p>
          </table:table-cell>
          <table:table-cell table:formula="of:=([.D59]-[.E59])^2" office:value-type="float" office:value="0.75116368980901" calcext:value-type="float">
            <text:p>0,75116368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7815" calcext:value-type="float">
            <text:p>0,67815</text:p>
          </table:table-cell>
          <table:table-cell table:formula="of:=([.B60]*[.$B$298])-([.B60]*[.$B$297])+[.$B$297]" office:value-type="float" office:value="30.500003" calcext:value-type="float">
            <text:p>30,500003</text:p>
          </table:table-cell>
          <table:table-cell table:formula="of:=([.C60]*[.$B$298])-([.C60]*[.$B$297])+[.$B$297]" office:value-type="float" office:value="29.31595" calcext:value-type="float">
            <text:p>29,31595</text:p>
          </table:table-cell>
          <table:table-cell table:formula="of:=([.D60]-[.E60])^2" office:value-type="float" office:value="1.401981506809" calcext:value-type="float">
            <text:p>1,40198150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89043" calcext:value-type="float">
            <text:p>0,689043</text:p>
          </table:table-cell>
          <table:table-cell table:formula="of:=([.B61]*[.$B$298])-([.B61]*[.$B$297])+[.$B$297]" office:value-type="float" office:value="30.200002" calcext:value-type="float">
            <text:p>30,200002</text:p>
          </table:table-cell>
          <table:table-cell table:formula="of:=([.C61]*[.$B$298])-([.C61]*[.$B$297])+[.$B$297]" office:value-type="float" office:value="29.457559" calcext:value-type="float">
            <text:p>29,457559</text:p>
          </table:table-cell>
          <table:table-cell table:formula="of:=([.D61]-[.E61])^2" office:value-type="float" office:value="0.551221608248997" calcext:value-type="float">
            <text:p>0,55122160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50808" calcext:value-type="float">
            <text:p>0,650808</text:p>
          </table:table-cell>
          <table:table-cell table:formula="of:=([.B62]*[.$B$298])-([.B62]*[.$B$297])+[.$B$297]" office:value-type="float" office:value="30.200002" calcext:value-type="float">
            <text:p>30,200002</text:p>
          </table:table-cell>
          <table:table-cell table:formula="of:=([.C62]*[.$B$298])-([.C62]*[.$B$297])+[.$B$297]" office:value-type="float" office:value="28.960504" calcext:value-type="float">
            <text:p>28,960504</text:p>
          </table:table-cell>
          <table:table-cell table:formula="of:=([.D62]-[.E62])^2" office:value-type="float" office:value="1.53635529200399" calcext:value-type="float">
            <text:p>1,5363552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38749" calcext:value-type="float">
            <text:p>0,638749</text:p>
          </table:table-cell>
          <table:table-cell table:formula="of:=([.B63]*[.$B$298])-([.B63]*[.$B$297])+[.$B$297]" office:value-type="float" office:value="29.500004" calcext:value-type="float">
            <text:p>29,500004</text:p>
          </table:table-cell>
          <table:table-cell table:formula="of:=([.C63]*[.$B$298])-([.C63]*[.$B$297])+[.$B$297]" office:value-type="float" office:value="28.803737" calcext:value-type="float">
            <text:p>28,803737</text:p>
          </table:table-cell>
          <table:table-cell table:formula="of:=([.D63]-[.E63])^2" office:value-type="float" office:value="0.484787735288998" calcext:value-type="float">
            <text:p>0,48478773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621628" calcext:value-type="float">
            <text:p>0,621628</text:p>
          </table:table-cell>
          <table:table-cell table:formula="of:=([.B64]*[.$B$298])-([.B64]*[.$B$297])+[.$B$297]" office:value-type="float" office:value="27.399997" calcext:value-type="float">
            <text:p>27,399997</text:p>
          </table:table-cell>
          <table:table-cell table:formula="of:=([.C64]*[.$B$298])-([.C64]*[.$B$297])+[.$B$297]" office:value-type="float" office:value="28.581164" calcext:value-type="float">
            <text:p>28,581164</text:p>
          </table:table-cell>
          <table:table-cell table:formula="of:=([.D64]-[.E64])^2" office:value-type="float" office:value="1.395155481889" calcext:value-type="float">
            <text:p>1,39515548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26346" calcext:value-type="float">
            <text:p>0,526346</text:p>
          </table:table-cell>
          <table:table-cell table:formula="of:=([.B65]*[.$B$298])-([.B65]*[.$B$297])+[.$B$297]" office:value-type="float" office:value="25.600004" calcext:value-type="float">
            <text:p>25,600004</text:p>
          </table:table-cell>
          <table:table-cell table:formula="of:=([.C65]*[.$B$298])-([.C65]*[.$B$297])+[.$B$297]" office:value-type="float" office:value="27.342498" calcext:value-type="float">
            <text:p>27,342498</text:p>
          </table:table-cell>
          <table:table-cell table:formula="of:=([.D65]-[.E65])^2" office:value-type="float" office:value="3.036285340036" calcext:value-type="float">
            <text:p>3,036285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68915" calcext:value-type="float">
            <text:p>0,468915</text:p>
          </table:table-cell>
          <table:table-cell table:formula="of:=([.B66]*[.$B$298])-([.B66]*[.$B$297])+[.$B$297]" office:value-type="float" office:value="25.300003" calcext:value-type="float">
            <text:p>25,300003</text:p>
          </table:table-cell>
          <table:table-cell table:formula="of:=([.C66]*[.$B$298])-([.C66]*[.$B$297])+[.$B$297]" office:value-type="float" office:value="26.595895" calcext:value-type="float">
            <text:p>26,595895</text:p>
          </table:table-cell>
          <table:table-cell table:formula="of:=([.D66]-[.E66])^2" office:value-type="float" office:value="1.679336075664" calcext:value-type="float">
            <text:p>1,67933607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34693" calcext:value-type="float">
            <text:p>0,434693</text:p>
          </table:table-cell>
          <table:table-cell table:formula="of:=([.B67]*[.$B$298])-([.B67]*[.$B$297])+[.$B$297]" office:value-type="float" office:value="26.300002" calcext:value-type="float">
            <text:p>26,300002</text:p>
          </table:table-cell>
          <table:table-cell table:formula="of:=([.C67]*[.$B$298])-([.C67]*[.$B$297])+[.$B$297]" office:value-type="float" office:value="26.151009" calcext:value-type="float">
            <text:p>26,151009</text:p>
          </table:table-cell>
          <table:table-cell table:formula="of:=([.D67]-[.E67])^2" office:value-type="float" office:value="0.0221989140489992" calcext:value-type="float">
            <text:p>0,0221989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21079" calcext:value-type="float">
            <text:p>0,421079</text:p>
          </table:table-cell>
          <table:table-cell table:formula="of:=([.B68]*[.$B$298])-([.B68]*[.$B$297])+[.$B$297]" office:value-type="float" office:value="25.900005" calcext:value-type="float">
            <text:p>25,900005</text:p>
          </table:table-cell>
          <table:table-cell table:formula="of:=([.C68]*[.$B$298])-([.C68]*[.$B$297])+[.$B$297]" office:value-type="float" office:value="25.974027" calcext:value-type="float">
            <text:p>25,974027</text:p>
          </table:table-cell>
          <table:table-cell table:formula="of:=([.D68]-[.E68])^2" office:value-type="float" office:value="0.00547925648399991" calcext:value-type="float">
            <text:p>0,00547925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0498" calcext:value-type="float">
            <text:p>0,450498</text:p>
          </table:table-cell>
          <table:table-cell table:formula="of:=([.B69]*[.$B$298])-([.B69]*[.$B$297])+[.$B$297]" office:value-type="float" office:value="25.900005" calcext:value-type="float">
            <text:p>25,900005</text:p>
          </table:table-cell>
          <table:table-cell table:formula="of:=([.C69]*[.$B$298])-([.C69]*[.$B$297])+[.$B$297]" office:value-type="float" office:value="26.356474" calcext:value-type="float">
            <text:p>26,356474</text:p>
          </table:table-cell>
          <table:table-cell table:formula="of:=([.D69]-[.E69])^2" office:value-type="float" office:value="0.208363947960999" calcext:value-type="float">
            <text:p>0,2083639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65407" calcext:value-type="float">
            <text:p>0,465407</text:p>
          </table:table-cell>
          <table:table-cell table:formula="of:=([.B70]*[.$B$298])-([.B70]*[.$B$297])+[.$B$297]" office:value-type="float" office:value="25.499995" calcext:value-type="float">
            <text:p>25,499995</text:p>
          </table:table-cell>
          <table:table-cell table:formula="of:=([.C70]*[.$B$298])-([.C70]*[.$B$297])+[.$B$297]" office:value-type="float" office:value="26.550291" calcext:value-type="float">
            <text:p>26,550291</text:p>
          </table:table-cell>
          <table:table-cell table:formula="of:=([.D70]-[.E70])^2" office:value-type="float" office:value="1.10312168761601" calcext:value-type="float">
            <text:p>1,10312168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59309" calcext:value-type="float">
            <text:p>0,459309</text:p>
          </table:table-cell>
          <table:table-cell table:formula="of:=([.B71]*[.$B$298])-([.B71]*[.$B$297])+[.$B$297]" office:value-type="float" office:value="25.099998" calcext:value-type="float">
            <text:p>25,099998</text:p>
          </table:table-cell>
          <table:table-cell table:formula="of:=([.C71]*[.$B$298])-([.C71]*[.$B$297])+[.$B$297]" office:value-type="float" office:value="26.471017" calcext:value-type="float">
            <text:p>26,471017</text:p>
          </table:table-cell>
          <table:table-cell table:formula="of:=([.D71]-[.E71])^2" office:value-type="float" office:value="1.879693098361" calcext:value-type="float">
            <text:p>1,87969309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18825" calcext:value-type="float">
            <text:p>0,418825</text:p>
          </table:table-cell>
          <table:table-cell table:formula="of:=([.B72]*[.$B$298])-([.B72]*[.$B$297])+[.$B$297]" office:value-type="float" office:value="24.799997" calcext:value-type="float">
            <text:p>24,799997</text:p>
          </table:table-cell>
          <table:table-cell table:formula="of:=([.C72]*[.$B$298])-([.C72]*[.$B$297])+[.$B$297]" office:value-type="float" office:value="25.944725" calcext:value-type="float">
            <text:p>25,944725</text:p>
          </table:table-cell>
          <table:table-cell table:formula="of:=([.D72]-[.E72])^2" office:value-type="float" office:value="1.310402193984" calcext:value-type="float">
            <text:p>1,3104021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07189" calcext:value-type="float">
            <text:p>0,407189</text:p>
          </table:table-cell>
          <table:table-cell table:formula="of:=([.B73]*[.$B$298])-([.B73]*[.$B$297])+[.$B$297]" office:value-type="float" office:value="24.799997" calcext:value-type="float">
            <text:p>24,799997</text:p>
          </table:table-cell>
          <table:table-cell table:formula="of:=([.C73]*[.$B$298])-([.C73]*[.$B$297])+[.$B$297]" office:value-type="float" office:value="25.793457" calcext:value-type="float">
            <text:p>25,793457</text:p>
          </table:table-cell>
          <table:table-cell table:formula="of:=([.D73]-[.E73])^2" office:value-type="float" office:value="0.986962771599998" calcext:value-type="float">
            <text:p>0,98696277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401486" calcext:value-type="float">
            <text:p>0,401486</text:p>
          </table:table-cell>
          <table:table-cell table:formula="of:=([.B74]*[.$B$298])-([.B74]*[.$B$297])+[.$B$297]" office:value-type="float" office:value="24.499996" calcext:value-type="float">
            <text:p>24,499996</text:p>
          </table:table-cell>
          <table:table-cell table:formula="of:=([.C74]*[.$B$298])-([.C74]*[.$B$297])+[.$B$297]" office:value-type="float" office:value="25.719318" calcext:value-type="float">
            <text:p>25,719318</text:p>
          </table:table-cell>
          <table:table-cell table:formula="of:=([.D74]-[.E74])^2" office:value-type="float" office:value="1.486746139684" calcext:value-type="float">
            <text:p>1,48674613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97426" calcext:value-type="float">
            <text:p>0,397426</text:p>
          </table:table-cell>
          <table:table-cell table:formula="of:=([.B75]*[.$B$298])-([.B75]*[.$B$297])+[.$B$297]" office:value-type="float" office:value="24.900006" calcext:value-type="float">
            <text:p>24,900006</text:p>
          </table:table-cell>
          <table:table-cell table:formula="of:=([.C75]*[.$B$298])-([.C75]*[.$B$297])+[.$B$297]" office:value-type="float" office:value="25.666538" calcext:value-type="float">
            <text:p>25,666538</text:p>
          </table:table-cell>
          <table:table-cell table:formula="of:=([.D75]-[.E75])^2" office:value-type="float" office:value="0.587571307024008" calcext:value-type="float">
            <text:p>0,5875713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11166" calcext:value-type="float">
            <text:p>0,411166</text:p>
          </table:table-cell>
          <table:table-cell table:formula="of:=([.B76]*[.$B$298])-([.B76]*[.$B$297])+[.$B$297]" office:value-type="float" office:value="25.300003" calcext:value-type="float">
            <text:p>25,300003</text:p>
          </table:table-cell>
          <table:table-cell table:formula="of:=([.C76]*[.$B$298])-([.C76]*[.$B$297])+[.$B$297]" office:value-type="float" office:value="25.845158" calcext:value-type="float">
            <text:p>25,845158</text:p>
          </table:table-cell>
          <table:table-cell table:formula="of:=([.D76]-[.E76])^2" office:value-type="float" office:value="0.297193974024997" calcext:value-type="float">
            <text:p>0,2971939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43963" calcext:value-type="float">
            <text:p>0,443963</text:p>
          </table:table-cell>
          <table:table-cell table:formula="of:=([.B77]*[.$B$298])-([.B77]*[.$B$297])+[.$B$297]" office:value-type="float" office:value="26.699999" calcext:value-type="float">
            <text:p>26,699999</text:p>
          </table:table-cell>
          <table:table-cell table:formula="of:=([.C77]*[.$B$298])-([.C77]*[.$B$297])+[.$B$297]" office:value-type="float" office:value="26.271519" calcext:value-type="float">
            <text:p>26,271519</text:p>
          </table:table-cell>
          <table:table-cell table:formula="of:=([.D77]-[.E77])^2" office:value-type="float" office:value="0.1835951104" calcext:value-type="float">
            <text:p>0,18359511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13277" calcext:value-type="float">
            <text:p>0,513277</text:p>
          </table:table-cell>
          <table:table-cell table:formula="of:=([.B78]*[.$B$298])-([.B78]*[.$B$297])+[.$B$297]" office:value-type="float" office:value="25.600004" calcext:value-type="float">
            <text:p>25,600004</text:p>
          </table:table-cell>
          <table:table-cell table:formula="of:=([.C78]*[.$B$298])-([.C78]*[.$B$297])+[.$B$297]" office:value-type="float" office:value="27.172601" calcext:value-type="float">
            <text:p>27,172601</text:p>
          </table:table-cell>
          <table:table-cell table:formula="of:=([.D78]-[.E78])^2" office:value-type="float" office:value="2.47306132440901" calcext:value-type="float">
            <text:p>2,473061324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94556" calcext:value-type="float">
            <text:p>0,494556</text:p>
          </table:table-cell>
          <table:table-cell table:formula="of:=([.B79]*[.$B$298])-([.B79]*[.$B$297])+[.$B$297]" office:value-type="float" office:value="24.600005" calcext:value-type="float">
            <text:p>24,600005</text:p>
          </table:table-cell>
          <table:table-cell table:formula="of:=([.C79]*[.$B$298])-([.C79]*[.$B$297])+[.$B$297]" office:value-type="float" office:value="26.929228" calcext:value-type="float">
            <text:p>26,929228</text:p>
          </table:table-cell>
          <table:table-cell table:formula="of:=([.D79]-[.E79])^2" office:value-type="float" office:value="5.42527978372901" calcext:value-type="float">
            <text:p>5,42527978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15218" calcext:value-type="float">
            <text:p>0,415218</text:p>
          </table:table-cell>
          <table:table-cell table:formula="of:=([.B80]*[.$B$298])-([.B80]*[.$B$297])+[.$B$297]" office:value-type="float" office:value="24.799997" calcext:value-type="float">
            <text:p>24,799997</text:p>
          </table:table-cell>
          <table:table-cell table:formula="of:=([.C80]*[.$B$298])-([.C80]*[.$B$297])+[.$B$297]" office:value-type="float" office:value="25.897834" calcext:value-type="float">
            <text:p>25,897834</text:p>
          </table:table-cell>
          <table:table-cell table:formula="of:=([.D80]-[.E80])^2" office:value-type="float" office:value="1.205246078569" calcext:value-type="float">
            <text:p>1,20524607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07686" calcext:value-type="float">
            <text:p>0,407686</text:p>
          </table:table-cell>
          <table:table-cell table:formula="of:=([.B81]*[.$B$298])-([.B81]*[.$B$297])+[.$B$297]" office:value-type="float" office:value="26.799995" calcext:value-type="float">
            <text:p>26,799995</text:p>
          </table:table-cell>
          <table:table-cell table:formula="of:=([.C81]*[.$B$298])-([.C81]*[.$B$297])+[.$B$297]" office:value-type="float" office:value="25.799918" calcext:value-type="float">
            <text:p>25,799918</text:p>
          </table:table-cell>
          <table:table-cell table:formula="of:=([.D81]-[.E81])^2" office:value-type="float" office:value="1.00015400592899" calcext:value-type="float">
            <text:p>1,00015400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.467199" calcext:value-type="float">
            <text:p>0,467199</text:p>
          </table:table-cell>
          <table:table-cell table:formula="of:=([.B82]*[.$B$298])-([.B82]*[.$B$297])+[.$B$297]" office:value-type="float" office:value="27" calcext:value-type="float">
            <text:p>27</text:p>
          </table:table-cell>
          <table:table-cell table:formula="of:=([.C82]*[.$B$298])-([.C82]*[.$B$297])+[.$B$297]" office:value-type="float" office:value="26.573587" calcext:value-type="float">
            <text:p>26,573587</text:p>
          </table:table-cell>
          <table:table-cell table:formula="of:=([.D82]-[.E82])^2" office:value-type="float" office:value="0.181828046569" calcext:value-type="float">
            <text:p>0,18182804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64081" calcext:value-type="float">
            <text:p>0,564081</text:p>
          </table:table-cell>
          <table:table-cell table:formula="of:=([.B83]*[.$B$298])-([.B83]*[.$B$297])+[.$B$297]" office:value-type="float" office:value="28.699997" calcext:value-type="float">
            <text:p>28,699997</text:p>
          </table:table-cell>
          <table:table-cell table:formula="of:=([.C83]*[.$B$298])-([.C83]*[.$B$297])+[.$B$297]" office:value-type="float" office:value="27.833053" calcext:value-type="float">
            <text:p>27,833053</text:p>
          </table:table-cell>
          <table:table-cell table:formula="of:=([.D83]-[.E83])^2" office:value-type="float" office:value="0.751591899136006" calcext:value-type="float">
            <text:p>0,75159189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636056" calcext:value-type="float">
            <text:p>0,636056</text:p>
          </table:table-cell>
          <table:table-cell table:formula="of:=([.B84]*[.$B$298])-([.B84]*[.$B$297])+[.$B$297]" office:value-type="float" office:value="28.800006" calcext:value-type="float">
            <text:p>28,800006</text:p>
          </table:table-cell>
          <table:table-cell table:formula="of:=([.C84]*[.$B$298])-([.C84]*[.$B$297])+[.$B$297]" office:value-type="float" office:value="28.768728" calcext:value-type="float">
            <text:p>28,768728</text:p>
          </table:table-cell>
          <table:table-cell table:formula="of:=([.D84]-[.E84])^2" office:value-type="float" office:value="0.000978313283999578" calcext:value-type="float">
            <text:p>0,00097831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699867" calcext:value-type="float">
            <text:p>0,699867</text:p>
          </table:table-cell>
          <table:table-cell table:formula="of:=([.B85]*[.$B$298])-([.B85]*[.$B$297])+[.$B$297]" office:value-type="float" office:value="27.799994" calcext:value-type="float">
            <text:p>27,799994</text:p>
          </table:table-cell>
          <table:table-cell table:formula="of:=([.C85]*[.$B$298])-([.C85]*[.$B$297])+[.$B$297]" office:value-type="float" office:value="29.598271" calcext:value-type="float">
            <text:p>29,598271</text:p>
          </table:table-cell>
          <table:table-cell table:formula="of:=([.D85]-[.E85])^2" office:value-type="float" office:value="3.233800168729" calcext:value-type="float">
            <text:p>3,23380016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85226" calcext:value-type="float">
            <text:p>0,585226</text:p>
          </table:table-cell>
          <table:table-cell table:formula="of:=([.B86]*[.$B$298])-([.B86]*[.$B$297])+[.$B$297]" office:value-type="float" office:value="28.099995" calcext:value-type="float">
            <text:p>28,099995</text:p>
          </table:table-cell>
          <table:table-cell table:formula="of:=([.C86]*[.$B$298])-([.C86]*[.$B$297])+[.$B$297]" office:value-type="float" office:value="28.107938" calcext:value-type="float">
            <text:p>28,107938</text:p>
          </table:table-cell>
          <table:table-cell table:formula="of:=([.D86]-[.E86])^2" office:value-type="float" office:value="0.0000630912490000711" calcext:value-type="float">
            <text:p>6,30912490000711E-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83713" calcext:value-type="float">
            <text:p>0,583713</text:p>
          </table:table-cell>
          <table:table-cell table:formula="of:=([.B87]*[.$B$298])-([.B87]*[.$B$297])+[.$B$297]" office:value-type="float" office:value="26.900004" calcext:value-type="float">
            <text:p>26,900004</text:p>
          </table:table-cell>
          <table:table-cell table:formula="of:=([.C87]*[.$B$298])-([.C87]*[.$B$297])+[.$B$297]" office:value-type="float" office:value="28.088269" calcext:value-type="float">
            <text:p>28,088269</text:p>
          </table:table-cell>
          <table:table-cell table:formula="of:=([.D87]-[.E87])^2" office:value-type="float" office:value="1.41197371022501" calcext:value-type="float">
            <text:p>1,41197371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02861" calcext:value-type="float">
            <text:p>0,502861</text:p>
          </table:table-cell>
          <table:table-cell table:formula="of:=([.B88]*[.$B$298])-([.B88]*[.$B$297])+[.$B$297]" office:value-type="float" office:value="26.200006" calcext:value-type="float">
            <text:p>26,200006</text:p>
          </table:table-cell>
          <table:table-cell table:formula="of:=([.C88]*[.$B$298])-([.C88]*[.$B$297])+[.$B$297]" office:value-type="float" office:value="27.037193" calcext:value-type="float">
            <text:p>27,037193</text:p>
          </table:table-cell>
          <table:table-cell table:formula="of:=([.D88]-[.E88])^2" office:value-type="float" office:value="0.700882072969" calcext:value-type="float">
            <text:p>0,70088207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55555" calcext:value-type="float">
            <text:p>0,455555</text:p>
          </table:table-cell>
          <table:table-cell table:formula="of:=([.B89]*[.$B$298])-([.B89]*[.$B$297])+[.$B$297]" office:value-type="float" office:value="25.300003" calcext:value-type="float">
            <text:p>25,300003</text:p>
          </table:table-cell>
          <table:table-cell table:formula="of:=([.C89]*[.$B$298])-([.C89]*[.$B$297])+[.$B$297]" office:value-type="float" office:value="26.422215" calcext:value-type="float">
            <text:p>26,422215</text:p>
          </table:table-cell>
          <table:table-cell table:formula="of:=([.D89]-[.E89])^2" office:value-type="float" office:value="1.259359772944" calcext:value-type="float">
            <text:p>1,25935977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9015" calcext:value-type="float">
            <text:p>0,429015</text:p>
          </table:table-cell>
          <table:table-cell table:formula="of:=([.B90]*[.$B$298])-([.B90]*[.$B$297])+[.$B$297]" office:value-type="float" office:value="25.399999" calcext:value-type="float">
            <text:p>25,399999</text:p>
          </table:table-cell>
          <table:table-cell table:formula="of:=([.C90]*[.$B$298])-([.C90]*[.$B$297])+[.$B$297]" office:value-type="float" office:value="26.077195" calcext:value-type="float">
            <text:p>26,077195</text:p>
          </table:table-cell>
          <table:table-cell table:formula="of:=([.D90]-[.E90])^2" office:value-type="float" office:value="0.458594422415998" calcext:value-type="float">
            <text:p>0,45859442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0562" calcext:value-type="float">
            <text:p>0,40562</text:p>
          </table:table-cell>
          <table:table-cell table:formula="of:=([.B91]*[.$B$298])-([.B91]*[.$B$297])+[.$B$297]" office:value-type="float" office:value="25.399999" calcext:value-type="float">
            <text:p>25,399999</text:p>
          </table:table-cell>
          <table:table-cell table:formula="of:=([.C91]*[.$B$298])-([.C91]*[.$B$297])+[.$B$297]" office:value-type="float" office:value="25.77306" calcext:value-type="float">
            <text:p>25,77306</text:p>
          </table:table-cell>
          <table:table-cell table:formula="of:=([.D91]-[.E91])^2" office:value-type="float" office:value="0.139174509721" calcext:value-type="float">
            <text:p>0,13917450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106" calcext:value-type="float">
            <text:p>0,42106</text:p>
          </table:table-cell>
          <table:table-cell table:formula="of:=([.B92]*[.$B$298])-([.B92]*[.$B$297])+[.$B$297]" office:value-type="float" office:value="25.399999" calcext:value-type="float">
            <text:p>25,399999</text:p>
          </table:table-cell>
          <table:table-cell table:formula="of:=([.C92]*[.$B$298])-([.C92]*[.$B$297])+[.$B$297]" office:value-type="float" office:value="25.97378" calcext:value-type="float">
            <text:p>25,97378</text:p>
          </table:table-cell>
          <table:table-cell table:formula="of:=([.D92]-[.E92])^2" office:value-type="float" office:value="0.329224635960996" calcext:value-type="float">
            <text:p>0,3292246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30665" calcext:value-type="float">
            <text:p>0,430665</text:p>
          </table:table-cell>
          <table:table-cell table:formula="of:=([.B93]*[.$B$298])-([.B93]*[.$B$297])+[.$B$297]" office:value-type="float" office:value="25.099998" calcext:value-type="float">
            <text:p>25,099998</text:p>
          </table:table-cell>
          <table:table-cell table:formula="of:=([.C93]*[.$B$298])-([.C93]*[.$B$297])+[.$B$297]" office:value-type="float" office:value="26.098645" calcext:value-type="float">
            <text:p>26,098645</text:p>
          </table:table-cell>
          <table:table-cell table:formula="of:=([.D93]-[.E93])^2" office:value-type="float" office:value="0.997295830608997" calcext:value-type="float">
            <text:p>0,99729583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33372" calcext:value-type="float">
            <text:p>0,433372</text:p>
          </table:table-cell>
          <table:table-cell table:formula="of:=([.B94]*[.$B$298])-([.B94]*[.$B$297])+[.$B$297]" office:value-type="float" office:value="24.799997" calcext:value-type="float">
            <text:p>24,799997</text:p>
          </table:table-cell>
          <table:table-cell table:formula="of:=([.C94]*[.$B$298])-([.C94]*[.$B$297])+[.$B$297]" office:value-type="float" office:value="26.133836" calcext:value-type="float">
            <text:p>26,133836</text:p>
          </table:table-cell>
          <table:table-cell table:formula="of:=([.D94]-[.E94])^2" office:value-type="float" office:value="1.77912647792099" calcext:value-type="float">
            <text:p>1,77912647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14019" calcext:value-type="float">
            <text:p>0,414019</text:p>
          </table:table-cell>
          <table:table-cell table:formula="of:=([.B95]*[.$B$298])-([.B95]*[.$B$297])+[.$B$297]" office:value-type="float" office:value="24.799997" calcext:value-type="float">
            <text:p>24,799997</text:p>
          </table:table-cell>
          <table:table-cell table:formula="of:=([.C95]*[.$B$298])-([.C95]*[.$B$297])+[.$B$297]" office:value-type="float" office:value="25.882247" calcext:value-type="float">
            <text:p>25,882247</text:p>
          </table:table-cell>
          <table:table-cell table:formula="of:=([.D95]-[.E95])^2" office:value-type="float" office:value="1.1712650625" calcext:value-type="float">
            <text:p>1,17126506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0.409018" calcext:value-type="float">
            <text:p>0,409018</text:p>
          </table:table-cell>
          <table:table-cell table:formula="of:=([.B96]*[.$B$298])-([.B96]*[.$B$297])+[.$B$297]" office:value-type="float" office:value="24.4" calcext:value-type="float">
            <text:p>24,4</text:p>
          </table:table-cell>
          <table:table-cell table:formula="of:=([.C96]*[.$B$298])-([.C96]*[.$B$297])+[.$B$297]" office:value-type="float" office:value="25.817234" calcext:value-type="float">
            <text:p>25,817234</text:p>
          </table:table-cell>
          <table:table-cell table:formula="of:=([.D96]-[.E96])^2" office:value-type="float" office:value="2.008552210756" calcext:value-type="float">
            <text:p>2,00855221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0.395401" calcext:value-type="float">
            <text:p>0,395401</text:p>
          </table:table-cell>
          <table:table-cell table:formula="of:=([.B97]*[.$B$298])-([.B97]*[.$B$297])+[.$B$297]" office:value-type="float" office:value="25.7" calcext:value-type="float">
            <text:p>25,7</text:p>
          </table:table-cell>
          <table:table-cell table:formula="of:=([.C97]*[.$B$298])-([.C97]*[.$B$297])+[.$B$297]" office:value-type="float" office:value="25.640213" calcext:value-type="float">
            <text:p>25,640213</text:p>
          </table:table-cell>
          <table:table-cell table:formula="of:=([.D97]-[.E97])^2" office:value-type="float" office:value="0.003574485369" calcext:value-type="float">
            <text:p>0,00357448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437885" calcext:value-type="float">
            <text:p>0,437885</text:p>
          </table:table-cell>
          <table:table-cell table:formula="of:=([.B98]*[.$B$298])-([.B98]*[.$B$297])+[.$B$297]" office:value-type="float" office:value="24.499996" calcext:value-type="float">
            <text:p>24,499996</text:p>
          </table:table-cell>
          <table:table-cell table:formula="of:=([.C98]*[.$B$298])-([.C98]*[.$B$297])+[.$B$297]" office:value-type="float" office:value="26.192505" calcext:value-type="float">
            <text:p>26,192505</text:p>
          </table:table-cell>
          <table:table-cell table:formula="of:=([.D98]-[.E98])^2" office:value-type="float" office:value="2.864586715081" calcext:value-type="float">
            <text:p>2,86458671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425886" calcext:value-type="float">
            <text:p>0,425886</text:p>
          </table:table-cell>
          <table:table-cell table:formula="of:=([.B99]*[.$B$298])-([.B99]*[.$B$297])+[.$B$297]" office:value-type="float" office:value="24.099999" calcext:value-type="float">
            <text:p>24,099999</text:p>
          </table:table-cell>
          <table:table-cell table:formula="of:=([.C99]*[.$B$298])-([.C99]*[.$B$297])+[.$B$297]" office:value-type="float" office:value="26.036518" calcext:value-type="float">
            <text:p>26,036518</text:p>
          </table:table-cell>
          <table:table-cell table:formula="of:=([.D99]-[.E99])^2" office:value-type="float" office:value="3.750105837361" calcext:value-type="float">
            <text:p>3,75010583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383645" calcext:value-type="float">
            <text:p>0,383645</text:p>
          </table:table-cell>
          <table:table-cell table:formula="of:=([.B100]*[.$B$298])-([.B100]*[.$B$297])+[.$B$297]" office:value-type="float" office:value="24.300004" calcext:value-type="float">
            <text:p>24,300004</text:p>
          </table:table-cell>
          <table:table-cell table:formula="of:=([.C100]*[.$B$298])-([.C100]*[.$B$297])+[.$B$297]" office:value-type="float" office:value="25.487385" calcext:value-type="float">
            <text:p>25,487385</text:p>
          </table:table-cell>
          <table:table-cell table:formula="of:=([.D100]-[.E100])^2" office:value-type="float" office:value="1.409873639161" calcext:value-type="float">
            <text:p>1,40987363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94196" calcext:value-type="float">
            <text:p>0,394196</text:p>
          </table:table-cell>
          <table:table-cell table:formula="of:=([.B101]*[.$B$298])-([.B101]*[.$B$297])+[.$B$297]" office:value-type="float" office:value="26.600003" calcext:value-type="float">
            <text:p>26,600003</text:p>
          </table:table-cell>
          <table:table-cell table:formula="of:=([.C101]*[.$B$298])-([.C101]*[.$B$297])+[.$B$297]" office:value-type="float" office:value="25.624548" calcext:value-type="float">
            <text:p>25,624548</text:p>
          </table:table-cell>
          <table:table-cell table:formula="of:=([.D101]-[.E101])^2" office:value-type="float" office:value="0.951512457025007" calcext:value-type="float">
            <text:p>0,9515124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7446" calcext:value-type="float">
            <text:p>0,467446</text:p>
          </table:table-cell>
          <table:table-cell table:formula="of:=([.B102]*[.$B$298])-([.B102]*[.$B$297])+[.$B$297]" office:value-type="float" office:value="25.799996" calcext:value-type="float">
            <text:p>25,799996</text:p>
          </table:table-cell>
          <table:table-cell table:formula="of:=([.C102]*[.$B$298])-([.C102]*[.$B$297])+[.$B$297]" office:value-type="float" office:value="26.576798" calcext:value-type="float">
            <text:p>26,576798</text:p>
          </table:table-cell>
          <table:table-cell table:formula="of:=([.D102]-[.E102])^2" office:value-type="float" office:value="0.603421347204" calcext:value-type="float">
            <text:p>0,603421347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51634" calcext:value-type="float">
            <text:p>0,51634</text:p>
          </table:table-cell>
          <table:table-cell table:formula="of:=([.B103]*[.$B$298])-([.B103]*[.$B$297])+[.$B$297]" office:value-type="float" office:value="24.799997" calcext:value-type="float">
            <text:p>24,799997</text:p>
          </table:table-cell>
          <table:table-cell table:formula="of:=([.C103]*[.$B$298])-([.C103]*[.$B$297])+[.$B$297]" office:value-type="float" office:value="27.21242" calcext:value-type="float">
            <text:p>27,21242</text:p>
          </table:table-cell>
          <table:table-cell table:formula="of:=([.D103]-[.E103])^2" office:value-type="float" office:value="5.819784730929" calcext:value-type="float">
            <text:p>5,81978473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24643" calcext:value-type="float">
            <text:p>0,424643</text:p>
          </table:table-cell>
          <table:table-cell table:formula="of:=([.B104]*[.$B$298])-([.B104]*[.$B$297])+[.$B$297]" office:value-type="float" office:value="27.300001" calcext:value-type="float">
            <text:p>27,300001</text:p>
          </table:table-cell>
          <table:table-cell table:formula="of:=([.C104]*[.$B$298])-([.C104]*[.$B$297])+[.$B$297]" office:value-type="float" office:value="26.020359" calcext:value-type="float">
            <text:p>26,020359</text:p>
          </table:table-cell>
          <table:table-cell table:formula="of:=([.D104]-[.E104])^2" office:value-type="float" office:value="1.63748364816401" calcext:value-type="float">
            <text:p>1,637483648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28331" calcext:value-type="float">
            <text:p>0,528331</text:p>
          </table:table-cell>
          <table:table-cell table:formula="of:=([.B105]*[.$B$298])-([.B105]*[.$B$297])+[.$B$297]" office:value-type="float" office:value="27.900003" calcext:value-type="float">
            <text:p>27,900003</text:p>
          </table:table-cell>
          <table:table-cell table:formula="of:=([.C105]*[.$B$298])-([.C105]*[.$B$297])+[.$B$297]" office:value-type="float" office:value="27.368303" calcext:value-type="float">
            <text:p>27,368303</text:p>
          </table:table-cell>
          <table:table-cell table:formula="of:=([.D105]-[.E105])^2" office:value-type="float" office:value="0.282704890000001" calcext:value-type="float">
            <text:p>0,2827048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599067" calcext:value-type="float">
            <text:p>0,599067</text:p>
          </table:table-cell>
          <table:table-cell table:formula="of:=([.B106]*[.$B$298])-([.B106]*[.$B$297])+[.$B$297]" office:value-type="float" office:value="28.399996" calcext:value-type="float">
            <text:p>28,399996</text:p>
          </table:table-cell>
          <table:table-cell table:formula="of:=([.C106]*[.$B$298])-([.C106]*[.$B$297])+[.$B$297]" office:value-type="float" office:value="28.287871" calcext:value-type="float">
            <text:p>28,287871</text:p>
          </table:table-cell>
          <table:table-cell table:formula="of:=([.D106]-[.E106])^2" office:value-type="float" office:value="0.0125720156249998" calcext:value-type="float">
            <text:p>0,012572015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20157" calcext:value-type="float">
            <text:p>0,620157</text:p>
          </table:table-cell>
          <table:table-cell table:formula="of:=([.B107]*[.$B$298])-([.B107]*[.$B$297])+[.$B$297]" office:value-type="float" office:value="28.999998" calcext:value-type="float">
            <text:p>28,999998</text:p>
          </table:table-cell>
          <table:table-cell table:formula="of:=([.C107]*[.$B$298])-([.C107]*[.$B$297])+[.$B$297]" office:value-type="float" office:value="28.562041" calcext:value-type="float">
            <text:p>28,562041</text:p>
          </table:table-cell>
          <table:table-cell table:formula="of:=([.D107]-[.E107])^2" office:value-type="float" office:value="0.191806333849001" calcext:value-type="float">
            <text:p>0,191806333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694325" calcext:value-type="float">
            <text:p>0,694325</text:p>
          </table:table-cell>
          <table:table-cell table:formula="of:=([.B108]*[.$B$298])-([.B108]*[.$B$297])+[.$B$297]" office:value-type="float" office:value="26.799995" calcext:value-type="float">
            <text:p>26,799995</text:p>
          </table:table-cell>
          <table:table-cell table:formula="of:=([.C108]*[.$B$298])-([.C108]*[.$B$297])+[.$B$297]" office:value-type="float" office:value="29.526225" calcext:value-type="float">
            <text:p>29,526225</text:p>
          </table:table-cell>
          <table:table-cell table:formula="of:=([.D108]-[.E108])^2" office:value-type="float" office:value="7.43233001289999" calcext:value-type="float">
            <text:p>7,43233001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24999" calcext:value-type="float">
            <text:p>0,524999</text:p>
          </table:table-cell>
          <table:table-cell table:formula="of:=([.B109]*[.$B$298])-([.B109]*[.$B$297])+[.$B$297]" office:value-type="float" office:value="27.099996" calcext:value-type="float">
            <text:p>27,099996</text:p>
          </table:table-cell>
          <table:table-cell table:formula="of:=([.C109]*[.$B$298])-([.C109]*[.$B$297])+[.$B$297]" office:value-type="float" office:value="27.324987" calcext:value-type="float">
            <text:p>27,324987</text:p>
          </table:table-cell>
          <table:table-cell table:formula="of:=([.D109]-[.E109])^2" office:value-type="float" office:value="0.0506209500809981" calcext:value-type="float">
            <text:p>0,050620950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0088" calcext:value-type="float">
            <text:p>0,50088</text:p>
          </table:table-cell>
          <table:table-cell table:formula="of:=([.B110]*[.$B$298])-([.B110]*[.$B$297])+[.$B$297]" office:value-type="float" office:value="26.600003" calcext:value-type="float">
            <text:p>26,600003</text:p>
          </table:table-cell>
          <table:table-cell table:formula="of:=([.C110]*[.$B$298])-([.C110]*[.$B$297])+[.$B$297]" office:value-type="float" office:value="27.01144" calcext:value-type="float">
            <text:p>27,01144</text:p>
          </table:table-cell>
          <table:table-cell table:formula="of:=([.D110]-[.E110])^2" office:value-type="float" office:value="0.169280404968999" calcext:value-type="float">
            <text:p>0,1692804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83727" calcext:value-type="float">
            <text:p>0,483727</text:p>
          </table:table-cell>
          <table:table-cell table:formula="of:=([.B111]*[.$B$298])-([.B111]*[.$B$297])+[.$B$297]" office:value-type="float" office:value="25.499995" calcext:value-type="float">
            <text:p>25,499995</text:p>
          </table:table-cell>
          <table:table-cell table:formula="of:=([.C111]*[.$B$298])-([.C111]*[.$B$297])+[.$B$297]" office:value-type="float" office:value="26.788451" calcext:value-type="float">
            <text:p>26,788451</text:p>
          </table:table-cell>
          <table:table-cell table:formula="of:=([.D111]-[.E111])^2" office:value-type="float" office:value="1.66011886393601" calcext:value-type="float">
            <text:p>1,66011886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8015" calcext:value-type="float">
            <text:p>0,418015</text:p>
          </table:table-cell>
          <table:table-cell table:formula="of:=([.B112]*[.$B$298])-([.B112]*[.$B$297])+[.$B$297]" office:value-type="float" office:value="24.900006" calcext:value-type="float">
            <text:p>24,900006</text:p>
          </table:table-cell>
          <table:table-cell table:formula="of:=([.C112]*[.$B$298])-([.C112]*[.$B$297])+[.$B$297]" office:value-type="float" office:value="25.934195" calcext:value-type="float">
            <text:p>25,934195</text:p>
          </table:table-cell>
          <table:table-cell table:formula="of:=([.D112]-[.E112])^2" office:value-type="float" office:value="1.06954688772101" calcext:value-type="float">
            <text:p>1,06954688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09344" calcext:value-type="float">
            <text:p>0,409344</text:p>
          </table:table-cell>
          <table:table-cell table:formula="of:=([.B113]*[.$B$298])-([.B113]*[.$B$297])+[.$B$297]" office:value-type="float" office:value="26.799995" calcext:value-type="float">
            <text:p>26,799995</text:p>
          </table:table-cell>
          <table:table-cell table:formula="of:=([.C113]*[.$B$298])-([.C113]*[.$B$297])+[.$B$297]" office:value-type="float" office:value="25.821472" calcext:value-type="float">
            <text:p>25,821472</text:p>
          </table:table-cell>
          <table:table-cell table:formula="of:=([.D113]-[.E113])^2" office:value-type="float" office:value="0.957507261528998" calcext:value-type="float">
            <text:p>0,95750726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57495" calcext:value-type="float">
            <text:p>0,457495</text:p>
          </table:table-cell>
          <table:table-cell table:formula="of:=([.B114]*[.$B$298])-([.B114]*[.$B$297])+[.$B$297]" office:value-type="float" office:value="26.300002" calcext:value-type="float">
            <text:p>26,300002</text:p>
          </table:table-cell>
          <table:table-cell table:formula="of:=([.C114]*[.$B$298])-([.C114]*[.$B$297])+[.$B$297]" office:value-type="float" office:value="26.447435" calcext:value-type="float">
            <text:p>26,447435</text:p>
          </table:table-cell>
          <table:table-cell table:formula="of:=([.D114]-[.E114])^2" office:value-type="float" office:value="0.0217364894889998" calcext:value-type="float">
            <text:p>0,021736489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97703" calcext:value-type="float">
            <text:p>0,497703</text:p>
          </table:table-cell>
          <table:table-cell table:formula="of:=([.B115]*[.$B$298])-([.B115]*[.$B$297])+[.$B$297]" office:value-type="float" office:value="26.000001" calcext:value-type="float">
            <text:p>26,000001</text:p>
          </table:table-cell>
          <table:table-cell table:formula="of:=([.C115]*[.$B$298])-([.C115]*[.$B$297])+[.$B$297]" office:value-type="float" office:value="26.970139" calcext:value-type="float">
            <text:p>26,970139</text:p>
          </table:table-cell>
          <table:table-cell table:formula="of:=([.D115]-[.E115])^2" office:value-type="float" office:value="0.941167739043997" calcext:value-type="float">
            <text:p>0,94116773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9681" calcext:value-type="float">
            <text:p>0,469681</text:p>
          </table:table-cell>
          <table:table-cell table:formula="of:=([.B116]*[.$B$298])-([.B116]*[.$B$297])+[.$B$297]" office:value-type="float" office:value="26.200006" calcext:value-type="float">
            <text:p>26,200006</text:p>
          </table:table-cell>
          <table:table-cell table:formula="of:=([.C116]*[.$B$298])-([.C116]*[.$B$297])+[.$B$297]" office:value-type="float" office:value="26.605853" calcext:value-type="float">
            <text:p>26,605853</text:p>
          </table:table-cell>
          <table:table-cell table:formula="of:=([.D116]-[.E116])^2" office:value-type="float" office:value="0.164711787408998" calcext:value-type="float">
            <text:p>0,164711787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98744" calcext:value-type="float">
            <text:p>0,498744</text:p>
          </table:table-cell>
          <table:table-cell table:formula="of:=([.B117]*[.$B$298])-([.B117]*[.$B$297])+[.$B$297]" office:value-type="float" office:value="26.799995" calcext:value-type="float">
            <text:p>26,799995</text:p>
          </table:table-cell>
          <table:table-cell table:formula="of:=([.C117]*[.$B$298])-([.C117]*[.$B$297])+[.$B$297]" office:value-type="float" office:value="26.983672" calcext:value-type="float">
            <text:p>26,983672</text:p>
          </table:table-cell>
          <table:table-cell table:formula="of:=([.D117]-[.E117])^2" office:value-type="float" office:value="0.0337372403289998" calcext:value-type="float">
            <text:p>0,033737240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97982" calcext:value-type="float">
            <text:p>0,497982</text:p>
          </table:table-cell>
          <table:table-cell table:formula="of:=([.B118]*[.$B$298])-([.B118]*[.$B$297])+[.$B$297]" office:value-type="float" office:value="26.000001" calcext:value-type="float">
            <text:p>26,000001</text:p>
          </table:table-cell>
          <table:table-cell table:formula="of:=([.C118]*[.$B$298])-([.C118]*[.$B$297])+[.$B$297]" office:value-type="float" office:value="26.973766" calcext:value-type="float">
            <text:p>26,973766</text:p>
          </table:table-cell>
          <table:table-cell table:formula="of:=([.D118]-[.E118])^2" office:value-type="float" office:value="0.948218275224993" calcext:value-type="float">
            <text:p>0,948218275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81423" calcext:value-type="float">
            <text:p>0,481423</text:p>
          </table:table-cell>
          <table:table-cell table:formula="of:=([.B119]*[.$B$298])-([.B119]*[.$B$297])+[.$B$297]" office:value-type="float" office:value="26.200006" calcext:value-type="float">
            <text:p>26,200006</text:p>
          </table:table-cell>
          <table:table-cell table:formula="of:=([.C119]*[.$B$298])-([.C119]*[.$B$297])+[.$B$297]" office:value-type="float" office:value="26.758499" calcext:value-type="float">
            <text:p>26,758499</text:p>
          </table:table-cell>
          <table:table-cell table:formula="of:=([.D119]-[.E119])^2" office:value-type="float" office:value="0.311914431048998" calcext:value-type="float">
            <text:p>0,31191443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74688" calcext:value-type="float">
            <text:p>0,474688</text:p>
          </table:table-cell>
          <table:table-cell table:formula="of:=([.B120]*[.$B$298])-([.B120]*[.$B$297])+[.$B$297]" office:value-type="float" office:value="25.499995" calcext:value-type="float">
            <text:p>25,499995</text:p>
          </table:table-cell>
          <table:table-cell table:formula="of:=([.C120]*[.$B$298])-([.C120]*[.$B$297])+[.$B$297]" office:value-type="float" office:value="26.670944" calcext:value-type="float">
            <text:p>26,670944</text:p>
          </table:table-cell>
          <table:table-cell table:formula="of:=([.D120]-[.E120])^2" office:value-type="float" office:value="1.371121560601" calcext:value-type="float">
            <text:p>1,37112156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50397" calcext:value-type="float">
            <text:p>0,450397</text:p>
          </table:table-cell>
          <table:table-cell table:formula="of:=([.B121]*[.$B$298])-([.B121]*[.$B$297])+[.$B$297]" office:value-type="float" office:value="25.300003" calcext:value-type="float">
            <text:p>25,300003</text:p>
          </table:table-cell>
          <table:table-cell table:formula="of:=([.C121]*[.$B$298])-([.C121]*[.$B$297])+[.$B$297]" office:value-type="float" office:value="26.355161" calcext:value-type="float">
            <text:p>26,355161</text:p>
          </table:table-cell>
          <table:table-cell table:formula="of:=([.D121]-[.E121])^2" office:value-type="float" office:value="1.113358404964" calcext:value-type="float">
            <text:p>1,1133584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18094" calcext:value-type="float">
            <text:p>0,418094</text:p>
          </table:table-cell>
          <table:table-cell table:formula="of:=([.B122]*[.$B$298])-([.B122]*[.$B$297])+[.$B$297]" office:value-type="float" office:value="25.000002" calcext:value-type="float">
            <text:p>25,000002</text:p>
          </table:table-cell>
          <table:table-cell table:formula="of:=([.C122]*[.$B$298])-([.C122]*[.$B$297])+[.$B$297]" office:value-type="float" office:value="25.935222" calcext:value-type="float">
            <text:p>25,935222</text:p>
          </table:table-cell>
          <table:table-cell table:formula="of:=([.D122]-[.E122])^2" office:value-type="float" office:value="0.874636448400002" calcext:value-type="float">
            <text:p>0,874636448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17333" calcext:value-type="float">
            <text:p>0,417333</text:p>
          </table:table-cell>
          <table:table-cell table:formula="of:=([.B123]*[.$B$298])-([.B123]*[.$B$297])+[.$B$297]" office:value-type="float" office:value="25.199994" calcext:value-type="float">
            <text:p>25,199994</text:p>
          </table:table-cell>
          <table:table-cell table:formula="of:=([.C123]*[.$B$298])-([.C123]*[.$B$297])+[.$B$297]" office:value-type="float" office:value="25.925329" calcext:value-type="float">
            <text:p>25,925329</text:p>
          </table:table-cell>
          <table:table-cell table:formula="of:=([.D123]-[.E123])^2" office:value-type="float" office:value="0.526110862225002" calcext:value-type="float">
            <text:p>0,52611086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14753" calcext:value-type="float">
            <text:p>0,414753</text:p>
          </table:table-cell>
          <table:table-cell table:formula="of:=([.B124]*[.$B$298])-([.B124]*[.$B$297])+[.$B$297]" office:value-type="float" office:value="24.600005" calcext:value-type="float">
            <text:p>24,600005</text:p>
          </table:table-cell>
          <table:table-cell table:formula="of:=([.C124]*[.$B$298])-([.C124]*[.$B$297])+[.$B$297]" office:value-type="float" office:value="25.891789" calcext:value-type="float">
            <text:p>25,891789</text:p>
          </table:table-cell>
          <table:table-cell table:formula="of:=([.D124]-[.E124])^2" office:value-type="float" office:value="1.668705902656" calcext:value-type="float">
            <text:p>1,668705902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08096" calcext:value-type="float">
            <text:p>0,408096</text:p>
          </table:table-cell>
          <table:table-cell table:formula="of:=([.B125]*[.$B$298])-([.B125]*[.$B$297])+[.$B$297]" office:value-type="float" office:value="26.699999" calcext:value-type="float">
            <text:p>26,699999</text:p>
          </table:table-cell>
          <table:table-cell table:formula="of:=([.C125]*[.$B$298])-([.C125]*[.$B$297])+[.$B$297]" office:value-type="float" office:value="25.805248" calcext:value-type="float">
            <text:p>25,805248</text:p>
          </table:table-cell>
          <table:table-cell table:formula="of:=([.D125]-[.E125])^2" office:value-type="float" office:value="0.800579352000999" calcext:value-type="float">
            <text:p>0,80057935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476832" calcext:value-type="float">
            <text:p>0,476832</text:p>
          </table:table-cell>
          <table:table-cell table:formula="of:=([.B126]*[.$B$298])-([.B126]*[.$B$297])+[.$B$297]" office:value-type="float" office:value="28.800006" calcext:value-type="float">
            <text:p>28,800006</text:p>
          </table:table-cell>
          <table:table-cell table:formula="of:=([.C126]*[.$B$298])-([.C126]*[.$B$297])+[.$B$297]" office:value-type="float" office:value="26.698816" calcext:value-type="float">
            <text:p>26,698816</text:p>
          </table:table-cell>
          <table:table-cell table:formula="of:=([.D126]-[.E126])^2" office:value-type="float" office:value="4.41499941609998" calcext:value-type="float">
            <text:p>4,41499941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69231" calcext:value-type="float">
            <text:p>0,669231</text:p>
          </table:table-cell>
          <table:table-cell office:value-type="float" office:value="0.684701" calcext:value-type="float">
            <text:p>0,684701</text:p>
          </table:table-cell>
          <table:table-cell table:formula="of:=([.B127]*[.$B$298])-([.B127]*[.$B$297])+[.$B$297]" office:value-type="float" office:value="29.200003" calcext:value-type="float">
            <text:p>29,200003</text:p>
          </table:table-cell>
          <table:table-cell table:formula="of:=([.C127]*[.$B$298])-([.C127]*[.$B$297])+[.$B$297]" office:value-type="float" office:value="29.401113" calcext:value-type="float">
            <text:p>29,401113</text:p>
          </table:table-cell>
          <table:table-cell table:formula="of:=([.D127]-[.E127])^2" office:value-type="float" office:value="0.0404452320999985" calcext:value-type="float">
            <text:p>0,040445232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714346" calcext:value-type="float">
            <text:p>0,714346</text:p>
          </table:table-cell>
          <table:table-cell table:formula="of:=([.B128]*[.$B$298])-([.B128]*[.$B$297])+[.$B$297]" office:value-type="float" office:value="30.399994" calcext:value-type="float">
            <text:p>30,399994</text:p>
          </table:table-cell>
          <table:table-cell table:formula="of:=([.C128]*[.$B$298])-([.C128]*[.$B$297])+[.$B$297]" office:value-type="float" office:value="29.786498" calcext:value-type="float">
            <text:p>29,786498</text:p>
          </table:table-cell>
          <table:table-cell table:formula="of:=([.D128]-[.E128])^2" office:value-type="float" office:value="0.376377342016002" calcext:value-type="float">
            <text:p>0,3763773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72383" calcext:value-type="float">
            <text:p>0,772383</text:p>
          </table:table-cell>
          <table:table-cell table:formula="of:=([.B129]*[.$B$298])-([.B129]*[.$B$297])+[.$B$297]" office:value-type="float" office:value="30.999996" calcext:value-type="float">
            <text:p>30,999996</text:p>
          </table:table-cell>
          <table:table-cell table:formula="of:=([.C129]*[.$B$298])-([.C129]*[.$B$297])+[.$B$297]" office:value-type="float" office:value="30.540979" calcext:value-type="float">
            <text:p>30,540979</text:p>
          </table:table-cell>
          <table:table-cell table:formula="of:=([.D129]-[.E129])^2" office:value-type="float" office:value="0.210696606288999" calcext:value-type="float">
            <text:p>0,210696606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99384" calcext:value-type="float">
            <text:p>0,799384</text:p>
          </table:table-cell>
          <table:table-cell table:formula="of:=([.B130]*[.$B$298])-([.B130]*[.$B$297])+[.$B$297]" office:value-type="float" office:value="30.500003" calcext:value-type="float">
            <text:p>30,500003</text:p>
          </table:table-cell>
          <table:table-cell table:formula="of:=([.C130]*[.$B$298])-([.C130]*[.$B$297])+[.$B$297]" office:value-type="float" office:value="30.891992" calcext:value-type="float">
            <text:p>30,891992</text:p>
          </table:table-cell>
          <table:table-cell table:formula="of:=([.D130]-[.E130])^2" office:value-type="float" office:value="0.153655376121002" calcext:value-type="float">
            <text:p>0,15365537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,8</text:p>
          </table:table-cell>
          <table:table-cell office:value-type="float" office:value="0.716559" calcext:value-type="float">
            <text:p>0,716559</text:p>
          </table:table-cell>
          <table:table-cell table:formula="of:=([.B131]*[.$B$298])-([.B131]*[.$B$297])+[.$B$297]" office:value-type="float" office:value="30.9" calcext:value-type="float">
            <text:p>30,9</text:p>
          </table:table-cell>
          <table:table-cell table:formula="of:=([.C131]*[.$B$298])-([.C131]*[.$B$297])+[.$B$297]" office:value-type="float" office:value="29.815267" calcext:value-type="float">
            <text:p>29,815267</text:p>
          </table:table-cell>
          <table:table-cell table:formula="of:=([.D131]-[.E131])^2" office:value-type="float" office:value="1.176645681289" calcext:value-type="float">
            <text:p>1,176645681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16433" calcext:value-type="float">
            <text:p>0,716433</text:p>
          </table:table-cell>
          <table:table-cell table:formula="of:=([.B132]*[.$B$298])-([.B132]*[.$B$297])+[.$B$297]" office:value-type="float" office:value="31.500002" calcext:value-type="float">
            <text:p>31,500002</text:p>
          </table:table-cell>
          <table:table-cell table:formula="of:=([.C132]*[.$B$298])-([.C132]*[.$B$297])+[.$B$297]" office:value-type="float" office:value="29.813629" calcext:value-type="float">
            <text:p>29,813629</text:p>
          </table:table-cell>
          <table:table-cell table:formula="of:=([.D132]-[.E132])^2" office:value-type="float" office:value="2.84385389512901" calcext:value-type="float">
            <text:p>2,843853895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06109" calcext:value-type="float">
            <text:p>0,706109</text:p>
          </table:table-cell>
          <table:table-cell table:formula="of:=([.B133]*[.$B$298])-([.B133]*[.$B$297])+[.$B$297]" office:value-type="float" office:value="30.500003" calcext:value-type="float">
            <text:p>30,500003</text:p>
          </table:table-cell>
          <table:table-cell table:formula="of:=([.C133]*[.$B$298])-([.C133]*[.$B$297])+[.$B$297]" office:value-type="float" office:value="29.679417" calcext:value-type="float">
            <text:p>29,679417</text:p>
          </table:table-cell>
          <table:table-cell table:formula="of:=([.D133]-[.E133])^2" office:value-type="float" office:value="0.673361383395998" calcext:value-type="float">
            <text:p>0,67336138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652288" calcext:value-type="float">
            <text:p>0,652288</text:p>
          </table:table-cell>
          <table:table-cell table:formula="of:=([.B134]*[.$B$298])-([.B134]*[.$B$297])+[.$B$297]" office:value-type="float" office:value="29.800005" calcext:value-type="float">
            <text:p>29,800005</text:p>
          </table:table-cell>
          <table:table-cell table:formula="of:=([.C134]*[.$B$298])-([.C134]*[.$B$297])+[.$B$297]" office:value-type="float" office:value="28.979744" calcext:value-type="float">
            <text:p>28,979744</text:p>
          </table:table-cell>
          <table:table-cell table:formula="of:=([.D134]-[.E134])^2" office:value-type="float" office:value="0.672828108120992" calcext:value-type="float">
            <text:p>0,672828108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34198" calcext:value-type="float">
            <text:p>0,634198</text:p>
          </table:table-cell>
          <table:table-cell table:formula="of:=([.B135]*[.$B$298])-([.B135]*[.$B$297])+[.$B$297]" office:value-type="float" office:value="28.099995" calcext:value-type="float">
            <text:p>28,099995</text:p>
          </table:table-cell>
          <table:table-cell table:formula="of:=([.C135]*[.$B$298])-([.C135]*[.$B$297])+[.$B$297]" office:value-type="float" office:value="28.744574" calcext:value-type="float">
            <text:p>28,744574</text:p>
          </table:table-cell>
          <table:table-cell table:formula="of:=([.D135]-[.E135])^2" office:value-type="float" office:value="0.415482087241" calcext:value-type="float">
            <text:p>0,415482087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0.55923" calcext:value-type="float">
            <text:p>0,55923</text:p>
          </table:table-cell>
          <table:table-cell table:formula="of:=([.B136]*[.$B$298])-([.B136]*[.$B$297])+[.$B$297]" office:value-type="float" office:value="27" calcext:value-type="float">
            <text:p>27</text:p>
          </table:table-cell>
          <table:table-cell table:formula="of:=([.C136]*[.$B$298])-([.C136]*[.$B$297])+[.$B$297]" office:value-type="float" office:value="27.76999" calcext:value-type="float">
            <text:p>27,76999</text:p>
          </table:table-cell>
          <table:table-cell table:formula="of:=([.D136]-[.E136])^2" office:value-type="float" office:value="0.5928846001" calcext:value-type="float">
            <text:p>0,59288460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506614" calcext:value-type="float">
            <text:p>0,506614</text:p>
          </table:table-cell>
          <table:table-cell table:formula="of:=([.B137]*[.$B$298])-([.B137]*[.$B$297])+[.$B$297]" office:value-type="float" office:value="29.099994" calcext:value-type="float">
            <text:p>29,099994</text:p>
          </table:table-cell>
          <table:table-cell table:formula="of:=([.C137]*[.$B$298])-([.C137]*[.$B$297])+[.$B$297]" office:value-type="float" office:value="27.085982" calcext:value-type="float">
            <text:p>27,085982</text:p>
          </table:table-cell>
          <table:table-cell table:formula="of:=([.D137]-[.E137])^2" office:value-type="float" office:value="4.05624433614402" calcext:value-type="float">
            <text:p>4,056244336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42009" calcext:value-type="float">
            <text:p>0,542009</text:p>
          </table:table-cell>
          <table:table-cell table:formula="of:=([.B138]*[.$B$298])-([.B138]*[.$B$297])+[.$B$297]" office:value-type="float" office:value="26.499994" calcext:value-type="float">
            <text:p>26,499994</text:p>
          </table:table-cell>
          <table:table-cell table:formula="of:=([.C138]*[.$B$298])-([.C138]*[.$B$297])+[.$B$297]" office:value-type="float" office:value="27.546117" calcext:value-type="float">
            <text:p>27,546117</text:p>
          </table:table-cell>
          <table:table-cell table:formula="of:=([.D138]-[.E138])^2" office:value-type="float" office:value="1.094373331129" calcext:value-type="float">
            <text:p>1,094373331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2938" calcext:value-type="float">
            <text:p>0,462938</text:p>
          </table:table-cell>
          <table:table-cell table:formula="of:=([.B139]*[.$B$298])-([.B139]*[.$B$297])+[.$B$297]" office:value-type="float" office:value="26.300002" calcext:value-type="float">
            <text:p>26,300002</text:p>
          </table:table-cell>
          <table:table-cell table:formula="of:=([.C139]*[.$B$298])-([.C139]*[.$B$297])+[.$B$297]" office:value-type="float" office:value="26.518194" calcext:value-type="float">
            <text:p>26,518194</text:p>
          </table:table-cell>
          <table:table-cell table:formula="of:=([.D139]-[.E139])^2" office:value-type="float" office:value="0.0476077488640008" calcext:value-type="float">
            <text:p>0,04760774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447486" calcext:value-type="float">
            <text:p>0,447486</text:p>
          </table:table-cell>
          <table:table-cell table:formula="of:=([.B140]*[.$B$298])-([.B140]*[.$B$297])+[.$B$297]" office:value-type="float" office:value="30.100006" calcext:value-type="float">
            <text:p>30,100006</text:p>
          </table:table-cell>
          <table:table-cell table:formula="of:=([.C140]*[.$B$298])-([.C140]*[.$B$297])+[.$B$297]" office:value-type="float" office:value="26.317318" calcext:value-type="float">
            <text:p>26,317318</text:p>
          </table:table-cell>
          <table:table-cell table:formula="of:=([.D140]-[.E140])^2" office:value-type="float" office:value="14.308728505344" calcext:value-type="float">
            <text:p>14,308728505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635941" calcext:value-type="float">
            <text:p>0,635941</text:p>
          </table:table-cell>
          <table:table-cell table:formula="of:=([.B141]*[.$B$298])-([.B141]*[.$B$297])+[.$B$297]" office:value-type="float" office:value="26.300002" calcext:value-type="float">
            <text:p>26,300002</text:p>
          </table:table-cell>
          <table:table-cell table:formula="of:=([.C141]*[.$B$298])-([.C141]*[.$B$297])+[.$B$297]" office:value-type="float" office:value="28.767233" calcext:value-type="float">
            <text:p>28,767233</text:p>
          </table:table-cell>
          <table:table-cell table:formula="of:=([.D141]-[.E141])^2" office:value-type="float" office:value="6.08722880736099" calcext:value-type="float">
            <text:p>6,087228807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50568" calcext:value-type="float">
            <text:p>0,450568</text:p>
          </table:table-cell>
          <table:table-cell table:formula="of:=([.B142]*[.$B$298])-([.B142]*[.$B$297])+[.$B$297]" office:value-type="float" office:value="26.300002" calcext:value-type="float">
            <text:p>26,300002</text:p>
          </table:table-cell>
          <table:table-cell table:formula="of:=([.C142]*[.$B$298])-([.C142]*[.$B$297])+[.$B$297]" office:value-type="float" office:value="26.357384" calcext:value-type="float">
            <text:p>26,357384</text:p>
          </table:table-cell>
          <table:table-cell table:formula="of:=([.D142]-[.E142])^2" office:value-type="float" office:value="0.00329269392400006" calcext:value-type="float">
            <text:p>0,003292693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38168" calcext:value-type="float">
            <text:p>0,438168</text:p>
          </table:table-cell>
          <table:table-cell table:formula="of:=([.B143]*[.$B$298])-([.B143]*[.$B$297])+[.$B$297]" office:value-type="float" office:value="25.900005" calcext:value-type="float">
            <text:p>25,900005</text:p>
          </table:table-cell>
          <table:table-cell table:formula="of:=([.C143]*[.$B$298])-([.C143]*[.$B$297])+[.$B$297]" office:value-type="float" office:value="26.196184" calcext:value-type="float">
            <text:p>26,196184</text:p>
          </table:table-cell>
          <table:table-cell table:formula="of:=([.D143]-[.E143])^2" office:value-type="float" office:value="0.0877220000410013" calcext:value-type="float">
            <text:p>0,08772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47624" calcext:value-type="float">
            <text:p>0,47624</text:p>
          </table:table-cell>
          <table:table-cell table:formula="of:=([.B144]*[.$B$298])-([.B144]*[.$B$297])+[.$B$297]" office:value-type="float" office:value="31.100005" calcext:value-type="float">
            <text:p>31,100005</text:p>
          </table:table-cell>
          <table:table-cell table:formula="of:=([.C144]*[.$B$298])-([.C144]*[.$B$297])+[.$B$297]" office:value-type="float" office:value="26.69112" calcext:value-type="float">
            <text:p>26,69112</text:p>
          </table:table-cell>
          <table:table-cell table:formula="of:=([.D144]-[.E144])^2" office:value-type="float" office:value="19.438266943225" calcext:value-type="float">
            <text:p>19,438266943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603206" calcext:value-type="float">
            <text:p>0,603206</text:p>
          </table:table-cell>
          <table:table-cell table:formula="of:=([.B145]*[.$B$298])-([.B145]*[.$B$297])+[.$B$297]" office:value-type="float" office:value="25.600004" calcext:value-type="float">
            <text:p>25,600004</text:p>
          </table:table-cell>
          <table:table-cell table:formula="of:=([.C145]*[.$B$298])-([.C145]*[.$B$297])+[.$B$297]" office:value-type="float" office:value="28.341678" calcext:value-type="float">
            <text:p>28,341678</text:p>
          </table:table-cell>
          <table:table-cell table:formula="of:=([.D145]-[.E145])^2" office:value-type="float" office:value="7.51677632227602" calcext:value-type="float">
            <text:p>7,51677632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428774" calcext:value-type="float">
            <text:p>0,428774</text:p>
          </table:table-cell>
          <table:table-cell table:formula="of:=([.B146]*[.$B$298])-([.B146]*[.$B$297])+[.$B$297]" office:value-type="float" office:value="28.500005" calcext:value-type="float">
            <text:p>28,500005</text:p>
          </table:table-cell>
          <table:table-cell table:formula="of:=([.C146]*[.$B$298])-([.C146]*[.$B$297])+[.$B$297]" office:value-type="float" office:value="26.074062" calcext:value-type="float">
            <text:p>26,074062</text:p>
          </table:table-cell>
          <table:table-cell table:formula="of:=([.D146]-[.E146])^2" office:value-type="float" office:value="5.88519943924902" calcext:value-type="float">
            <text:p>5,885199439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53203" calcext:value-type="float">
            <text:p>0,453203</text:p>
          </table:table-cell>
          <table:table-cell table:formula="of:=([.B147]*[.$B$298])-([.B147]*[.$B$297])+[.$B$297]" office:value-type="float" office:value="25.600004" calcext:value-type="float">
            <text:p>25,600004</text:p>
          </table:table-cell>
          <table:table-cell table:formula="of:=([.C147]*[.$B$298])-([.C147]*[.$B$297])+[.$B$297]" office:value-type="float" office:value="26.391639" calcext:value-type="float">
            <text:p>26,391639</text:p>
          </table:table-cell>
          <table:table-cell table:formula="of:=([.D147]-[.E147])^2" office:value-type="float" office:value="0.626685973224999" calcext:value-type="float">
            <text:p>0,626685973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59272" calcext:value-type="float">
            <text:p>0,459272</text:p>
          </table:table-cell>
          <table:table-cell table:formula="of:=([.B148]*[.$B$298])-([.B148]*[.$B$297])+[.$B$297]" office:value-type="float" office:value="25.300003" calcext:value-type="float">
            <text:p>25,300003</text:p>
          </table:table-cell>
          <table:table-cell table:formula="of:=([.C148]*[.$B$298])-([.C148]*[.$B$297])+[.$B$297]" office:value-type="float" office:value="26.470536" calcext:value-type="float">
            <text:p>26,470536</text:p>
          </table:table-cell>
          <table:table-cell table:formula="of:=([.D148]-[.E148])^2" office:value-type="float" office:value="1.370147504089" calcext:value-type="float">
            <text:p>1,37014750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356716" calcext:value-type="float">
            <text:p>0,356716</text:p>
          </table:table-cell>
          <table:table-cell table:formula="of:=([.B149]*[.$B$298])-([.B149]*[.$B$297])+[.$B$297]" office:value-type="float" office:value="30.800004" calcext:value-type="float">
            <text:p>30,800004</text:p>
          </table:table-cell>
          <table:table-cell table:formula="of:=([.C149]*[.$B$298])-([.C149]*[.$B$297])+[.$B$297]" office:value-type="float" office:value="25.137308" calcext:value-type="float">
            <text:p>25,137308</text:p>
          </table:table-cell>
          <table:table-cell table:formula="of:=([.D149]-[.E149])^2" office:value-type="float" office:value="32.066125988416" calcext:value-type="float">
            <text:p>32,066125988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677982" calcext:value-type="float">
            <text:p>0,677982</text:p>
          </table:table-cell>
          <table:table-cell table:formula="of:=([.B150]*[.$B$298])-([.B150]*[.$B$297])+[.$B$297]" office:value-type="float" office:value="25.399999" calcext:value-type="float">
            <text:p>25,399999</text:p>
          </table:table-cell>
          <table:table-cell table:formula="of:=([.C150]*[.$B$298])-([.C150]*[.$B$297])+[.$B$297]" office:value-type="float" office:value="29.313766" calcext:value-type="float">
            <text:p>29,313766</text:p>
          </table:table-cell>
          <table:table-cell table:formula="of:=([.D150]-[.E150])^2" office:value-type="float" office:value="15.317572130289" calcext:value-type="float">
            <text:p>15,31757213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381969" calcext:value-type="float">
            <text:p>0,381969</text:p>
          </table:table-cell>
          <table:table-cell table:formula="of:=([.B151]*[.$B$298])-([.B151]*[.$B$297])+[.$B$297]" office:value-type="float" office:value="30.999996" calcext:value-type="float">
            <text:p>30,999996</text:p>
          </table:table-cell>
          <table:table-cell table:formula="of:=([.C151]*[.$B$298])-([.C151]*[.$B$297])+[.$B$297]" office:value-type="float" office:value="25.465597" calcext:value-type="float">
            <text:p>25,465597</text:p>
          </table:table-cell>
          <table:table-cell table:formula="of:=([.D151]-[.E151])^2" office:value-type="float" office:value="30.629572291201" calcext:value-type="float">
            <text:p>30,62957229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535976" calcext:value-type="float">
            <text:p>0,535976</text:p>
          </table:table-cell>
          <table:table-cell table:formula="of:=([.B152]*[.$B$298])-([.B152]*[.$B$297])+[.$B$297]" office:value-type="float" office:value="25.499995" calcext:value-type="float">
            <text:p>25,499995</text:p>
          </table:table-cell>
          <table:table-cell table:formula="of:=([.C152]*[.$B$298])-([.C152]*[.$B$297])+[.$B$297]" office:value-type="float" office:value="27.467688" calcext:value-type="float">
            <text:p>27,467688</text:p>
          </table:table-cell>
          <table:table-cell table:formula="of:=([.D152]-[.E152])^2" office:value-type="float" office:value="3.87181574224902" calcext:value-type="float">
            <text:p>3,871815742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838462" calcext:value-type="float">
            <text:p>0,838462</text:p>
          </table:table-cell>
          <table:table-cell office:value-type="float" office:value="0.36215" calcext:value-type="float">
            <text:p>0,36215</text:p>
          </table:table-cell>
          <table:table-cell table:formula="of:=([.B153]*[.$B$298])-([.B153]*[.$B$297])+[.$B$297]" office:value-type="float" office:value="31.400006" calcext:value-type="float">
            <text:p>31,400006</text:p>
          </table:table-cell>
          <table:table-cell table:formula="of:=([.C153]*[.$B$298])-([.C153]*[.$B$297])+[.$B$297]" office:value-type="float" office:value="25.20795" calcext:value-type="float">
            <text:p>25,20795</text:p>
          </table:table-cell>
          <table:table-cell table:formula="of:=([.D153]-[.E153])^2" office:value-type="float" office:value="38.341557507136" calcext:value-type="float">
            <text:p>38,341557507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458403" calcext:value-type="float">
            <text:p>0,458403</text:p>
          </table:table-cell>
          <table:table-cell table:formula="of:=([.B154]*[.$B$298])-([.B154]*[.$B$297])+[.$B$297]" office:value-type="float" office:value="27.600002" calcext:value-type="float">
            <text:p>27,600002</text:p>
          </table:table-cell>
          <table:table-cell table:formula="of:=([.C154]*[.$B$298])-([.C154]*[.$B$297])+[.$B$297]" office:value-type="float" office:value="26.459239" calcext:value-type="float">
            <text:p>26,459239</text:p>
          </table:table-cell>
          <table:table-cell table:formula="of:=([.D154]-[.E154])^2" office:value-type="float" office:value="1.30134022216899" calcext:value-type="float">
            <text:p>1,301340222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8973" calcext:value-type="float">
            <text:p>0,48973</text:p>
          </table:table-cell>
          <table:table-cell table:formula="of:=([.B155]*[.$B$298])-([.B155]*[.$B$297])+[.$B$297]" office:value-type="float" office:value="26.699999" calcext:value-type="float">
            <text:p>26,699999</text:p>
          </table:table-cell>
          <table:table-cell table:formula="of:=([.C155]*[.$B$298])-([.C155]*[.$B$297])+[.$B$297]" office:value-type="float" office:value="26.86649" calcext:value-type="float">
            <text:p>26,86649</text:p>
          </table:table-cell>
          <table:table-cell table:formula="of:=([.D155]-[.E155])^2" office:value-type="float" office:value="0.0277192530810002" calcext:value-type="float">
            <text:p>0,027719253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86464" calcext:value-type="float">
            <text:p>0,386464</text:p>
          </table:table-cell>
          <table:table-cell table:formula="of:=([.B156]*[.$B$298])-([.B156]*[.$B$297])+[.$B$297]" office:value-type="float" office:value="26.600003" calcext:value-type="float">
            <text:p>26,600003</text:p>
          </table:table-cell>
          <table:table-cell table:formula="of:=([.C156]*[.$B$298])-([.C156]*[.$B$297])+[.$B$297]" office:value-type="float" office:value="25.524032" calcext:value-type="float">
            <text:p>25,524032</text:p>
          </table:table-cell>
          <table:table-cell table:formula="of:=([.D156]-[.E156])^2" office:value-type="float" office:value="1.15771359284101" calcext:value-type="float">
            <text:p>1,157713592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523495" calcext:value-type="float">
            <text:p>0,523495</text:p>
          </table:table-cell>
          <table:table-cell table:formula="of:=([.B157]*[.$B$298])-([.B157]*[.$B$297])+[.$B$297]" office:value-type="float" office:value="30.800004" calcext:value-type="float">
            <text:p>30,800004</text:p>
          </table:table-cell>
          <table:table-cell table:formula="of:=([.C157]*[.$B$298])-([.C157]*[.$B$297])+[.$B$297]" office:value-type="float" office:value="27.305435" calcext:value-type="float">
            <text:p>27,305435</text:p>
          </table:table-cell>
          <table:table-cell table:formula="of:=([.D157]-[.E157])^2" office:value-type="float" office:value="12.212012495761" calcext:value-type="float">
            <text:p>12,212012495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" calcext:value-type="float">
            <text:p>0,7</text:p>
          </table:table-cell>
          <table:table-cell office:value-type="float" office:value="0.567153" calcext:value-type="float">
            <text:p>0,567153</text:p>
          </table:table-cell>
          <table:table-cell table:formula="of:=([.B158]*[.$B$298])-([.B158]*[.$B$297])+[.$B$297]" office:value-type="float" office:value="29.6" calcext:value-type="float">
            <text:p>29,6</text:p>
          </table:table-cell>
          <table:table-cell table:formula="of:=([.C158]*[.$B$298])-([.C158]*[.$B$297])+[.$B$297]" office:value-type="float" office:value="27.872989" calcext:value-type="float">
            <text:p>27,872989</text:p>
          </table:table-cell>
          <table:table-cell table:formula="of:=([.D158]-[.E158])^2" office:value-type="float" office:value="2.982566994121" calcext:value-type="float">
            <text:p>2,982566994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716903" calcext:value-type="float">
            <text:p>0,716903</text:p>
          </table:table-cell>
          <table:table-cell table:formula="of:=([.B159]*[.$B$298])-([.B159]*[.$B$297])+[.$B$297]" office:value-type="float" office:value="27.900003" calcext:value-type="float">
            <text:p>27,900003</text:p>
          </table:table-cell>
          <table:table-cell table:formula="of:=([.C159]*[.$B$298])-([.C159]*[.$B$297])+[.$B$297]" office:value-type="float" office:value="29.819739" calcext:value-type="float">
            <text:p>29,819739</text:p>
          </table:table-cell>
          <table:table-cell table:formula="of:=([.D159]-[.E159])^2" office:value-type="float" office:value="3.685386309696" calcext:value-type="float">
            <text:p>3,685386309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" calcext:value-type="float">
            <text:p>0,5</text:p>
          </table:table-cell>
          <table:table-cell office:value-type="float" office:value="0.549605" calcext:value-type="float">
            <text:p>0,549605</text:p>
          </table:table-cell>
          <table:table-cell table:formula="of:=([.B160]*[.$B$298])-([.B160]*[.$B$297])+[.$B$297]" office:value-type="float" office:value="27" calcext:value-type="float">
            <text:p>27</text:p>
          </table:table-cell>
          <table:table-cell table:formula="of:=([.C160]*[.$B$298])-([.C160]*[.$B$297])+[.$B$297]" office:value-type="float" office:value="27.644865" calcext:value-type="float">
            <text:p>27,644865</text:p>
          </table:table-cell>
          <table:table-cell table:formula="of:=([.D160]-[.E160])^2" office:value-type="float" office:value="0.415850868224999" calcext:value-type="float">
            <text:p>0,415850868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44876" calcext:value-type="float">
            <text:p>0,544876</text:p>
          </table:table-cell>
          <table:table-cell table:formula="of:=([.B161]*[.$B$298])-([.B161]*[.$B$297])+[.$B$297]" office:value-type="float" office:value="26.600003" calcext:value-type="float">
            <text:p>26,600003</text:p>
          </table:table-cell>
          <table:table-cell table:formula="of:=([.C161]*[.$B$298])-([.C161]*[.$B$297])+[.$B$297]" office:value-type="float" office:value="27.583388" calcext:value-type="float">
            <text:p>27,583388</text:p>
          </table:table-cell>
          <table:table-cell table:formula="of:=([.D161]-[.E161])^2" office:value-type="float" office:value="0.967046058224997" calcext:value-type="float">
            <text:p>0,967046058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73454" calcext:value-type="float">
            <text:p>0,473454</text:p>
          </table:table-cell>
          <table:table-cell table:formula="of:=([.B162]*[.$B$298])-([.B162]*[.$B$297])+[.$B$297]" office:value-type="float" office:value="26.699999" calcext:value-type="float">
            <text:p>26,699999</text:p>
          </table:table-cell>
          <table:table-cell table:formula="of:=([.C162]*[.$B$298])-([.C162]*[.$B$297])+[.$B$297]" office:value-type="float" office:value="26.654902" calcext:value-type="float">
            <text:p>26,654902</text:p>
          </table:table-cell>
          <table:table-cell table:formula="of:=([.D162]-[.E162])^2" office:value-type="float" office:value="0.00203373940899985" calcext:value-type="float">
            <text:p>0,002033739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58246" calcext:value-type="float">
            <text:p>0,458246</text:p>
          </table:table-cell>
          <table:table-cell table:formula="of:=([.B163]*[.$B$298])-([.B163]*[.$B$297])+[.$B$297]" office:value-type="float" office:value="26.399998" calcext:value-type="float">
            <text:p>26,399998</text:p>
          </table:table-cell>
          <table:table-cell table:formula="of:=([.C163]*[.$B$298])-([.C163]*[.$B$297])+[.$B$297]" office:value-type="float" office:value="26.457198" calcext:value-type="float">
            <text:p>26,457198</text:p>
          </table:table-cell>
          <table:table-cell table:formula="of:=([.D163]-[.E163])^2" office:value-type="float" office:value="0.00327183999999979" calcext:value-type="float">
            <text:p>0,0032718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9695" calcext:value-type="float">
            <text:p>0,469695</text:p>
          </table:table-cell>
          <table:table-cell table:formula="of:=([.B164]*[.$B$298])-([.B164]*[.$B$297])+[.$B$297]" office:value-type="float" office:value="26.300002" calcext:value-type="float">
            <text:p>26,300002</text:p>
          </table:table-cell>
          <table:table-cell table:formula="of:=([.C164]*[.$B$298])-([.C164]*[.$B$297])+[.$B$297]" office:value-type="float" office:value="26.606035" calcext:value-type="float">
            <text:p>26,606035</text:p>
          </table:table-cell>
          <table:table-cell table:formula="of:=([.D164]-[.E164])^2" office:value-type="float" office:value="0.0936561970889996" calcext:value-type="float">
            <text:p>0,093656197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73638" calcext:value-type="float">
            <text:p>0,473638</text:p>
          </table:table-cell>
          <table:table-cell table:formula="of:=([.B165]*[.$B$298])-([.B165]*[.$B$297])+[.$B$297]" office:value-type="float" office:value="26.699999" calcext:value-type="float">
            <text:p>26,699999</text:p>
          </table:table-cell>
          <table:table-cell table:formula="of:=([.C165]*[.$B$298])-([.C165]*[.$B$297])+[.$B$297]" office:value-type="float" office:value="26.657294" calcext:value-type="float">
            <text:p>26,657294</text:p>
          </table:table-cell>
          <table:table-cell table:formula="of:=([.D165]-[.E165])^2" office:value-type="float" office:value="0.00182371702499983" calcext:value-type="float">
            <text:p>0,00182371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9775" calcext:value-type="float">
            <text:p>0,49775</text:p>
          </table:table-cell>
          <table:table-cell table:formula="of:=([.B166]*[.$B$298])-([.B166]*[.$B$297])+[.$B$297]" office:value-type="float" office:value="26.399998" calcext:value-type="float">
            <text:p>26,399998</text:p>
          </table:table-cell>
          <table:table-cell table:formula="of:=([.C166]*[.$B$298])-([.C166]*[.$B$297])+[.$B$297]" office:value-type="float" office:value="26.97075" calcext:value-type="float">
            <text:p>26,97075</text:p>
          </table:table-cell>
          <table:table-cell table:formula="of:=([.D166]-[.E166])^2" office:value-type="float" office:value="0.325757845504003" calcext:value-type="float">
            <text:p>0,325757845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91352" calcext:value-type="float">
            <text:p>0,491352</text:p>
          </table:table-cell>
          <table:table-cell table:formula="of:=([.B167]*[.$B$298])-([.B167]*[.$B$297])+[.$B$297]" office:value-type="float" office:value="26.000001" calcext:value-type="float">
            <text:p>26,000001</text:p>
          </table:table-cell>
          <table:table-cell table:formula="of:=([.C167]*[.$B$298])-([.C167]*[.$B$297])+[.$B$297]" office:value-type="float" office:value="26.887576" calcext:value-type="float">
            <text:p>26,887576</text:p>
          </table:table-cell>
          <table:table-cell table:formula="of:=([.D167]-[.E167])^2" office:value-type="float" office:value="0.787789380624997" calcext:value-type="float">
            <text:p>0,78778938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9697" calcext:value-type="float">
            <text:p>0,469697</text:p>
          </table:table-cell>
          <table:table-cell table:formula="of:=([.B168]*[.$B$298])-([.B168]*[.$B$297])+[.$B$297]" office:value-type="float" office:value="25.799996" calcext:value-type="float">
            <text:p>25,799996</text:p>
          </table:table-cell>
          <table:table-cell table:formula="of:=([.C168]*[.$B$298])-([.C168]*[.$B$297])+[.$B$297]" office:value-type="float" office:value="26.606061" calcext:value-type="float">
            <text:p>26,606061</text:p>
          </table:table-cell>
          <table:table-cell table:formula="of:=([.D168]-[.E168])^2" office:value-type="float" office:value="0.649740784225" calcext:value-type="float">
            <text:p>0,649740784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56872" calcext:value-type="float">
            <text:p>0,456872</text:p>
          </table:table-cell>
          <table:table-cell table:formula="of:=([.B169]*[.$B$298])-([.B169]*[.$B$297])+[.$B$297]" office:value-type="float" office:value="25.300003" calcext:value-type="float">
            <text:p>25,300003</text:p>
          </table:table-cell>
          <table:table-cell table:formula="of:=([.C169]*[.$B$298])-([.C169]*[.$B$297])+[.$B$297]" office:value-type="float" office:value="26.439336" calcext:value-type="float">
            <text:p>26,439336</text:p>
          </table:table-cell>
          <table:table-cell table:formula="of:=([.D169]-[.E169])^2" office:value-type="float" office:value="1.29807968488899" calcext:value-type="float">
            <text:p>1,298079684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27223" calcext:value-type="float">
            <text:p>0,427223</text:p>
          </table:table-cell>
          <table:table-cell table:formula="of:=([.B170]*[.$B$298])-([.B170]*[.$B$297])+[.$B$297]" office:value-type="float" office:value="25.300003" calcext:value-type="float">
            <text:p>25,300003</text:p>
          </table:table-cell>
          <table:table-cell table:formula="of:=([.C170]*[.$B$298])-([.C170]*[.$B$297])+[.$B$297]" office:value-type="float" office:value="26.053899" calcext:value-type="float">
            <text:p>26,053899</text:p>
          </table:table-cell>
          <table:table-cell table:formula="of:=([.D170]-[.E170])^2" office:value-type="float" office:value="0.568359178816001" calcext:value-type="float">
            <text:p>0,56835917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21244" calcext:value-type="float">
            <text:p>0,421244</text:p>
          </table:table-cell>
          <table:table-cell table:formula="of:=([.B171]*[.$B$298])-([.B171]*[.$B$297])+[.$B$297]" office:value-type="float" office:value="25.099998" calcext:value-type="float">
            <text:p>25,099998</text:p>
          </table:table-cell>
          <table:table-cell table:formula="of:=([.C171]*[.$B$298])-([.C171]*[.$B$297])+[.$B$297]" office:value-type="float" office:value="25.976172" calcext:value-type="float">
            <text:p>25,976172</text:p>
          </table:table-cell>
          <table:table-cell table:formula="of:=([.D171]-[.E171])^2" office:value-type="float" office:value="0.767680878275998" calcext:value-type="float">
            <text:p>0,767680878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" calcext:value-type="float">
            <text:p>0,4</text:p>
          </table:table-cell>
          <table:table-cell office:value-type="float" office:value="0.421038" calcext:value-type="float">
            <text:p>0,421038</text:p>
          </table:table-cell>
          <table:table-cell table:formula="of:=([.B172]*[.$B$298])-([.B172]*[.$B$297])+[.$B$297]" office:value-type="float" office:value="25.7" calcext:value-type="float">
            <text:p>25,7</text:p>
          </table:table-cell>
          <table:table-cell table:formula="of:=([.C172]*[.$B$298])-([.C172]*[.$B$297])+[.$B$297]" office:value-type="float" office:value="25.973494" calcext:value-type="float">
            <text:p>25,973494</text:p>
          </table:table-cell>
          <table:table-cell table:formula="of:=([.D172]-[.E172])^2" office:value-type="float" office:value="0.0747989680360017" calcext:value-type="float">
            <text:p>0,07479896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42674" calcext:value-type="float">
            <text:p>0,442674</text:p>
          </table:table-cell>
          <table:table-cell table:formula="of:=([.B173]*[.$B$298])-([.B173]*[.$B$297])+[.$B$297]" office:value-type="float" office:value="27.300001" calcext:value-type="float">
            <text:p>27,300001</text:p>
          </table:table-cell>
          <table:table-cell table:formula="of:=([.C173]*[.$B$298])-([.C173]*[.$B$297])+[.$B$297]" office:value-type="float" office:value="26.254762" calcext:value-type="float">
            <text:p>26,254762</text:p>
          </table:table-cell>
          <table:table-cell table:formula="of:=([.D173]-[.E173])^2" office:value-type="float" office:value="1.092524567121" calcext:value-type="float">
            <text:p>1,092524567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47161" calcext:value-type="float">
            <text:p>0,547161</text:p>
          </table:table-cell>
          <table:table-cell table:formula="of:=([.B174]*[.$B$298])-([.B174]*[.$B$297])+[.$B$297]" office:value-type="float" office:value="28.699997" calcext:value-type="float">
            <text:p>28,699997</text:p>
          </table:table-cell>
          <table:table-cell table:formula="of:=([.C174]*[.$B$298])-([.C174]*[.$B$297])+[.$B$297]" office:value-type="float" office:value="27.613093" calcext:value-type="float">
            <text:p>27,613093</text:p>
          </table:table-cell>
          <table:table-cell table:formula="of:=([.D174]-[.E174])^2" office:value-type="float" office:value="1.18136030521601" calcext:value-type="float">
            <text:p>1,18136030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672787" calcext:value-type="float">
            <text:p>0,672787</text:p>
          </table:table-cell>
          <table:table-cell table:formula="of:=([.B175]*[.$B$298])-([.B175]*[.$B$297])+[.$B$297]" office:value-type="float" office:value="29.900001" calcext:value-type="float">
            <text:p>29,900001</text:p>
          </table:table-cell>
          <table:table-cell table:formula="of:=([.C175]*[.$B$298])-([.C175]*[.$B$297])+[.$B$297]" office:value-type="float" office:value="29.246231" calcext:value-type="float">
            <text:p>29,246231</text:p>
          </table:table-cell>
          <table:table-cell table:formula="of:=([.D175]-[.E175])^2" office:value-type="float" office:value="0.427415212899993" calcext:value-type="float">
            <text:p>0,427415212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756739" calcext:value-type="float">
            <text:p>0,756739</text:p>
          </table:table-cell>
          <table:table-cell table:formula="of:=([.B176]*[.$B$298])-([.B176]*[.$B$297])+[.$B$297]" office:value-type="float" office:value="31.699994" calcext:value-type="float">
            <text:p>31,699994</text:p>
          </table:table-cell>
          <table:table-cell table:formula="of:=([.C176]*[.$B$298])-([.C176]*[.$B$297])+[.$B$297]" office:value-type="float" office:value="30.337607" calcext:value-type="float">
            <text:p>30,337607</text:p>
          </table:table-cell>
          <table:table-cell table:formula="of:=([.D176]-[.E176])^2" office:value-type="float" office:value="1.856098337769" calcext:value-type="float">
            <text:p>1,85609833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873631" calcext:value-type="float">
            <text:p>0,873631</text:p>
          </table:table-cell>
          <table:table-cell table:formula="of:=([.B177]*[.$B$298])-([.B177]*[.$B$297])+[.$B$297]" office:value-type="float" office:value="31.699994" calcext:value-type="float">
            <text:p>31,699994</text:p>
          </table:table-cell>
          <table:table-cell table:formula="of:=([.C177]*[.$B$298])-([.C177]*[.$B$297])+[.$B$297]" office:value-type="float" office:value="31.857203" calcext:value-type="float">
            <text:p>31,857203</text:p>
          </table:table-cell>
          <table:table-cell table:formula="of:=([.D177]-[.E177])^2" office:value-type="float" office:value="0.0247146696810005" calcext:value-type="float">
            <text:p>0,024714669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35971" calcext:value-type="float">
            <text:p>0,835971</text:p>
          </table:table-cell>
          <table:table-cell table:formula="of:=([.B178]*[.$B$298])-([.B178]*[.$B$297])+[.$B$297]" office:value-type="float" office:value="31.800003" calcext:value-type="float">
            <text:p>31,800003</text:p>
          </table:table-cell>
          <table:table-cell table:formula="of:=([.C178]*[.$B$298])-([.C178]*[.$B$297])+[.$B$297]" office:value-type="float" office:value="31.367623" calcext:value-type="float">
            <text:p>31,367623</text:p>
          </table:table-cell>
          <table:table-cell table:formula="of:=([.D178]-[.E178])^2" office:value-type="float" office:value="0.186952464400002" calcext:value-type="float">
            <text:p>0,186952464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95551" calcext:value-type="float">
            <text:p>0,795551</text:p>
          </table:table-cell>
          <table:table-cell table:formula="of:=([.B179]*[.$B$298])-([.B179]*[.$B$297])+[.$B$297]" office:value-type="float" office:value="31.500002" calcext:value-type="float">
            <text:p>31,500002</text:p>
          </table:table-cell>
          <table:table-cell table:formula="of:=([.C179]*[.$B$298])-([.C179]*[.$B$297])+[.$B$297]" office:value-type="float" office:value="30.842163" calcext:value-type="float">
            <text:p>30,842163</text:p>
          </table:table-cell>
          <table:table-cell table:formula="of:=([.D179]-[.E179])^2" office:value-type="float" office:value="0.432752149920999" calcext:value-type="float">
            <text:p>0,432752149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20352" calcext:value-type="float">
            <text:p>0,720352</text:p>
          </table:table-cell>
          <table:table-cell table:formula="of:=([.B180]*[.$B$298])-([.B180]*[.$B$297])+[.$B$297]" office:value-type="float" office:value="31.800003" calcext:value-type="float">
            <text:p>31,800003</text:p>
          </table:table-cell>
          <table:table-cell table:formula="of:=([.C180]*[.$B$298])-([.C180]*[.$B$297])+[.$B$297]" office:value-type="float" office:value="29.864576" calcext:value-type="float">
            <text:p>29,864576</text:p>
          </table:table-cell>
          <table:table-cell table:formula="of:=([.D180]-[.E180])^2" office:value-type="float" office:value="3.745877672329" calcext:value-type="float">
            <text:p>3,74587767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696385" calcext:value-type="float">
            <text:p>0,696385</text:p>
          </table:table-cell>
          <table:table-cell table:formula="of:=([.B181]*[.$B$298])-([.B181]*[.$B$297])+[.$B$297]" office:value-type="float" office:value="30.699995" calcext:value-type="float">
            <text:p>30,699995</text:p>
          </table:table-cell>
          <table:table-cell table:formula="of:=([.C181]*[.$B$298])-([.C181]*[.$B$297])+[.$B$297]" office:value-type="float" office:value="29.553005" calcext:value-type="float">
            <text:p>29,553005</text:p>
          </table:table-cell>
          <table:table-cell table:formula="of:=([.D181]-[.E181])^2" office:value-type="float" office:value="1.3155860601" calcext:value-type="float">
            <text:p>1,315586060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42333" calcext:value-type="float">
            <text:p>0,642333</text:p>
          </table:table-cell>
          <table:table-cell table:formula="of:=([.B182]*[.$B$298])-([.B182]*[.$B$297])+[.$B$297]" office:value-type="float" office:value="30.100006" calcext:value-type="float">
            <text:p>30,100006</text:p>
          </table:table-cell>
          <table:table-cell table:formula="of:=([.C182]*[.$B$298])-([.C182]*[.$B$297])+[.$B$297]" office:value-type="float" office:value="28.850329" calcext:value-type="float">
            <text:p>28,850329</text:p>
          </table:table-cell>
          <table:table-cell table:formula="of:=([.D182]-[.E182])^2" office:value-type="float" office:value="1.561692604329" calcext:value-type="float">
            <text:p>1,561692604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26569" calcext:value-type="float">
            <text:p>0,626569</text:p>
          </table:table-cell>
          <table:table-cell table:formula="of:=([.B183]*[.$B$298])-([.B183]*[.$B$297])+[.$B$297]" office:value-type="float" office:value="28.099995" calcext:value-type="float">
            <text:p>28,099995</text:p>
          </table:table-cell>
          <table:table-cell table:formula="of:=([.C183]*[.$B$298])-([.C183]*[.$B$297])+[.$B$297]" office:value-type="float" office:value="28.645397" calcext:value-type="float">
            <text:p>28,645397</text:p>
          </table:table-cell>
          <table:table-cell table:formula="of:=([.D183]-[.E183])^2" office:value-type="float" office:value="0.297463341603995" calcext:value-type="float">
            <text:p>0,297463341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58515" calcext:value-type="float">
            <text:p>0,558515</text:p>
          </table:table-cell>
          <table:table-cell table:formula="of:=([.B184]*[.$B$298])-([.B184]*[.$B$297])+[.$B$297]" office:value-type="float" office:value="27.099996" calcext:value-type="float">
            <text:p>27,099996</text:p>
          </table:table-cell>
          <table:table-cell table:formula="of:=([.C184]*[.$B$298])-([.C184]*[.$B$297])+[.$B$297]" office:value-type="float" office:value="27.760695" calcext:value-type="float">
            <text:p>27,760695</text:p>
          </table:table-cell>
          <table:table-cell table:formula="of:=([.D184]-[.E184])^2" office:value-type="float" office:value="0.436523168600992" calcext:value-type="float">
            <text:p>0,436523168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11808" calcext:value-type="float">
            <text:p>0,511808</text:p>
          </table:table-cell>
          <table:table-cell table:formula="of:=([.B185]*[.$B$298])-([.B185]*[.$B$297])+[.$B$297]" office:value-type="float" office:value="26.799995" calcext:value-type="float">
            <text:p>26,799995</text:p>
          </table:table-cell>
          <table:table-cell table:formula="of:=([.C185]*[.$B$298])-([.C185]*[.$B$297])+[.$B$297]" office:value-type="float" office:value="27.153504" calcext:value-type="float">
            <text:p>27,153504</text:p>
          </table:table-cell>
          <table:table-cell table:formula="of:=([.D185]-[.E185])^2" office:value-type="float" office:value="0.124968613080999" calcext:value-type="float">
            <text:p>0,124968613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87889" calcext:value-type="float">
            <text:p>0,487889</text:p>
          </table:table-cell>
          <table:table-cell table:formula="of:=([.B186]*[.$B$298])-([.B186]*[.$B$297])+[.$B$297]" office:value-type="float" office:value="26.099997" calcext:value-type="float">
            <text:p>26,099997</text:p>
          </table:table-cell>
          <table:table-cell table:formula="of:=([.C186]*[.$B$298])-([.C186]*[.$B$297])+[.$B$297]" office:value-type="float" office:value="26.842557" calcext:value-type="float">
            <text:p>26,842557</text:p>
          </table:table-cell>
          <table:table-cell table:formula="of:=([.D186]-[.E186])^2" office:value-type="float" office:value="0.551395353599996" calcext:value-type="float">
            <text:p>0,551395353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40348" calcext:value-type="float">
            <text:p>0,440348</text:p>
          </table:table-cell>
          <table:table-cell table:formula="of:=([.B187]*[.$B$298])-([.B187]*[.$B$297])+[.$B$297]" office:value-type="float" office:value="26.399998" calcext:value-type="float">
            <text:p>26,399998</text:p>
          </table:table-cell>
          <table:table-cell table:formula="of:=([.C187]*[.$B$298])-([.C187]*[.$B$297])+[.$B$297]" office:value-type="float" office:value="26.224524" calcext:value-type="float">
            <text:p>26,224524</text:p>
          </table:table-cell>
          <table:table-cell table:formula="of:=([.D187]-[.E187])^2" office:value-type="float" office:value="0.0307911246759992" calcext:value-type="float">
            <text:p>0,030791124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54431" calcext:value-type="float">
            <text:p>0,454431</text:p>
          </table:table-cell>
          <table:table-cell table:formula="of:=([.B188]*[.$B$298])-([.B188]*[.$B$297])+[.$B$297]" office:value-type="float" office:value="26.499994" calcext:value-type="float">
            <text:p>26,499994</text:p>
          </table:table-cell>
          <table:table-cell table:formula="of:=([.C188]*[.$B$298])-([.C188]*[.$B$297])+[.$B$297]" office:value-type="float" office:value="26.407603" calcext:value-type="float">
            <text:p>26,407603</text:p>
          </table:table-cell>
          <table:table-cell table:formula="of:=([.D188]-[.E188])^2" office:value-type="float" office:value="0.00853609688099986" calcext:value-type="float">
            <text:p>0,008536096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82644" calcext:value-type="float">
            <text:p>0,482644</text:p>
          </table:table-cell>
          <table:table-cell table:formula="of:=([.B189]*[.$B$298])-([.B189]*[.$B$297])+[.$B$297]" office:value-type="float" office:value="26.099997" calcext:value-type="float">
            <text:p>26,099997</text:p>
          </table:table-cell>
          <table:table-cell table:formula="of:=([.C189]*[.$B$298])-([.C189]*[.$B$297])+[.$B$297]" office:value-type="float" office:value="26.774372" calcext:value-type="float">
            <text:p>26,774372</text:p>
          </table:table-cell>
          <table:table-cell table:formula="of:=([.D189]-[.E189])^2" office:value-type="float" office:value="0.454781640624997" calcext:value-type="float">
            <text:p>0,45478164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0704" calcext:value-type="float">
            <text:p>0,470704</text:p>
          </table:table-cell>
          <table:table-cell table:formula="of:=([.B190]*[.$B$298])-([.B190]*[.$B$297])+[.$B$297]" office:value-type="float" office:value="26.000001" calcext:value-type="float">
            <text:p>26,000001</text:p>
          </table:table-cell>
          <table:table-cell table:formula="of:=([.C190]*[.$B$298])-([.C190]*[.$B$297])+[.$B$297]" office:value-type="float" office:value="26.619152" calcext:value-type="float">
            <text:p>26,619152</text:p>
          </table:table-cell>
          <table:table-cell table:formula="of:=([.D190]-[.E190])^2" office:value-type="float" office:value="0.383347960800998" calcext:value-type="float">
            <text:p>0,38334796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69599" calcext:value-type="float">
            <text:p>0,469599</text:p>
          </table:table-cell>
          <table:table-cell table:formula="of:=([.B191]*[.$B$298])-([.B191]*[.$B$297])+[.$B$297]" office:value-type="float" office:value="25.600004" calcext:value-type="float">
            <text:p>25,600004</text:p>
          </table:table-cell>
          <table:table-cell table:formula="of:=([.C191]*[.$B$298])-([.C191]*[.$B$297])+[.$B$297]" office:value-type="float" office:value="26.604787" calcext:value-type="float">
            <text:p>26,604787</text:p>
          </table:table-cell>
          <table:table-cell table:formula="of:=([.D191]-[.E191])^2" office:value-type="float" office:value="1.00958887708901" calcext:value-type="float">
            <text:p>1,009588877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47439" calcext:value-type="float">
            <text:p>0,447439</text:p>
          </table:table-cell>
          <table:table-cell table:formula="of:=([.B192]*[.$B$298])-([.B192]*[.$B$297])+[.$B$297]" office:value-type="float" office:value="25.799996" calcext:value-type="float">
            <text:p>25,799996</text:p>
          </table:table-cell>
          <table:table-cell table:formula="of:=([.C192]*[.$B$298])-([.C192]*[.$B$297])+[.$B$297]" office:value-type="float" office:value="26.316707" calcext:value-type="float">
            <text:p>26,316707</text:p>
          </table:table-cell>
          <table:table-cell table:formula="of:=([.D192]-[.E192])^2" office:value-type="float" office:value="0.266990257521001" calcext:value-type="float">
            <text:p>0,266990257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44933" calcext:value-type="float">
            <text:p>0,444933</text:p>
          </table:table-cell>
          <table:table-cell table:formula="of:=([.B193]*[.$B$298])-([.B193]*[.$B$297])+[.$B$297]" office:value-type="float" office:value="25.799996" calcext:value-type="float">
            <text:p>25,799996</text:p>
          </table:table-cell>
          <table:table-cell table:formula="of:=([.C193]*[.$B$298])-([.C193]*[.$B$297])+[.$B$297]" office:value-type="float" office:value="26.284129" calcext:value-type="float">
            <text:p>26,284129</text:p>
          </table:table-cell>
          <table:table-cell table:formula="of:=([.D193]-[.E193])^2" office:value-type="float" office:value="0.234384761689" calcext:value-type="float">
            <text:p>0,234384761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57986" calcext:value-type="float">
            <text:p>0,457986</text:p>
          </table:table-cell>
          <table:table-cell table:formula="of:=([.B194]*[.$B$298])-([.B194]*[.$B$297])+[.$B$297]" office:value-type="float" office:value="25.499995" calcext:value-type="float">
            <text:p>25,499995</text:p>
          </table:table-cell>
          <table:table-cell table:formula="of:=([.C194]*[.$B$298])-([.C194]*[.$B$297])+[.$B$297]" office:value-type="float" office:value="26.453818" calcext:value-type="float">
            <text:p>26,453818</text:p>
          </table:table-cell>
          <table:table-cell table:formula="of:=([.D194]-[.E194])^2" office:value-type="float" office:value="0.909778315329007" calcext:value-type="float">
            <text:p>0,90977831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45231" calcext:value-type="float">
            <text:p>0,445231</text:p>
          </table:table-cell>
          <table:table-cell table:formula="of:=([.B195]*[.$B$298])-([.B195]*[.$B$297])+[.$B$297]" office:value-type="float" office:value="25.099998" calcext:value-type="float">
            <text:p>25,099998</text:p>
          </table:table-cell>
          <table:table-cell table:formula="of:=([.C195]*[.$B$298])-([.C195]*[.$B$297])+[.$B$297]" office:value-type="float" office:value="26.288003" calcext:value-type="float">
            <text:p>26,288003</text:p>
          </table:table-cell>
          <table:table-cell table:formula="of:=([.D195]-[.E195])^2" office:value-type="float" office:value="1.411355880025" calcext:value-type="float">
            <text:p>1,411355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29525" calcext:value-type="float">
            <text:p>0,429525</text:p>
          </table:table-cell>
          <table:table-cell table:formula="of:=([.B196]*[.$B$298])-([.B196]*[.$B$297])+[.$B$297]" office:value-type="float" office:value="25.099998" calcext:value-type="float">
            <text:p>25,099998</text:p>
          </table:table-cell>
          <table:table-cell table:formula="of:=([.C196]*[.$B$298])-([.C196]*[.$B$297])+[.$B$297]" office:value-type="float" office:value="26.083825" calcext:value-type="float">
            <text:p>26,083825</text:p>
          </table:table-cell>
          <table:table-cell table:formula="of:=([.D196]-[.E196])^2" office:value-type="float" office:value="0.967915565929003" calcext:value-type="float">
            <text:p>0,967915565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19361" calcext:value-type="float">
            <text:p>0,419361</text:p>
          </table:table-cell>
          <table:table-cell table:formula="of:=([.B197]*[.$B$298])-([.B197]*[.$B$297])+[.$B$297]" office:value-type="float" office:value="26.499994" calcext:value-type="float">
            <text:p>26,499994</text:p>
          </table:table-cell>
          <table:table-cell table:formula="of:=([.C197]*[.$B$298])-([.C197]*[.$B$297])+[.$B$297]" office:value-type="float" office:value="25.951693" calcext:value-type="float">
            <text:p>25,951693</text:p>
          </table:table-cell>
          <table:table-cell table:formula="of:=([.D197]-[.E197])^2" office:value-type="float" office:value="0.300633986601002" calcext:value-type="float">
            <text:p>0,300633986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78386" calcext:value-type="float">
            <text:p>0,478386</text:p>
          </table:table-cell>
          <table:table-cell table:formula="of:=([.B198]*[.$B$298])-([.B198]*[.$B$297])+[.$B$297]" office:value-type="float" office:value="27.099996" calcext:value-type="float">
            <text:p>27,099996</text:p>
          </table:table-cell>
          <table:table-cell table:formula="of:=([.C198]*[.$B$298])-([.C198]*[.$B$297])+[.$B$297]" office:value-type="float" office:value="26.719018" calcext:value-type="float">
            <text:p>26,719018</text:p>
          </table:table-cell>
          <table:table-cell table:formula="of:=([.D198]-[.E198])^2" office:value-type="float" office:value="0.145144236484005" calcext:value-type="float">
            <text:p>0,145144236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558441" calcext:value-type="float">
            <text:p>0,558441</text:p>
          </table:table-cell>
          <table:table-cell table:formula="of:=([.B199]*[.$B$298])-([.B199]*[.$B$297])+[.$B$297]" office:value-type="float" office:value="29.399995" calcext:value-type="float">
            <text:p>29,399995</text:p>
          </table:table-cell>
          <table:table-cell table:formula="of:=([.C199]*[.$B$298])-([.C199]*[.$B$297])+[.$B$297]" office:value-type="float" office:value="27.759733" calcext:value-type="float">
            <text:p>27,759733</text:p>
          </table:table-cell>
          <table:table-cell table:formula="of:=([.D199]-[.E199])^2" office:value-type="float" office:value="2.69045942864401" calcext:value-type="float">
            <text:p>2,690459428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68999" calcext:value-type="float">
            <text:p>0,68999</text:p>
          </table:table-cell>
          <table:table-cell table:formula="of:=([.B200]*[.$B$298])-([.B200]*[.$B$297])+[.$B$297]" office:value-type="float" office:value="30.699995" calcext:value-type="float">
            <text:p>30,699995</text:p>
          </table:table-cell>
          <table:table-cell table:formula="of:=([.C200]*[.$B$298])-([.C200]*[.$B$297])+[.$B$297]" office:value-type="float" office:value="29.46987" calcext:value-type="float">
            <text:p>29,46987</text:p>
          </table:table-cell>
          <table:table-cell table:formula="of:=([.D200]-[.E200])^2" office:value-type="float" office:value="1.51320751562499" calcext:value-type="float">
            <text:p>1,51320751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836446" calcext:value-type="float">
            <text:p>0,836446</text:p>
          </table:table-cell>
          <table:table-cell table:formula="of:=([.B201]*[.$B$298])-([.B201]*[.$B$297])+[.$B$297]" office:value-type="float" office:value="31.100005" calcext:value-type="float">
            <text:p>31,100005</text:p>
          </table:table-cell>
          <table:table-cell table:formula="of:=([.C201]*[.$B$298])-([.C201]*[.$B$297])+[.$B$297]" office:value-type="float" office:value="31.373798" calcext:value-type="float">
            <text:p>31,373798</text:p>
          </table:table-cell>
          <table:table-cell table:formula="of:=([.D201]-[.E201])^2" office:value-type="float" office:value="0.0749626068489988" calcext:value-type="float">
            <text:p>0,07496260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15879" calcext:value-type="float">
            <text:p>0,815879</text:p>
          </table:table-cell>
          <table:table-cell table:formula="of:=([.B202]*[.$B$298])-([.B202]*[.$B$297])+[.$B$297]" office:value-type="float" office:value="31.800003" calcext:value-type="float">
            <text:p>31,800003</text:p>
          </table:table-cell>
          <table:table-cell table:formula="of:=([.C202]*[.$B$298])-([.C202]*[.$B$297])+[.$B$297]" office:value-type="float" office:value="31.106427" calcext:value-type="float">
            <text:p>31,106427</text:p>
          </table:table-cell>
          <table:table-cell table:formula="of:=([.D202]-[.E202])^2" office:value-type="float" office:value="0.481047667776" calcext:value-type="float">
            <text:p>0,481047667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35184" calcext:value-type="float">
            <text:p>0,835184</text:p>
          </table:table-cell>
          <table:table-cell table:formula="of:=([.B203]*[.$B$298])-([.B203]*[.$B$297])+[.$B$297]" office:value-type="float" office:value="31.800003" calcext:value-type="float">
            <text:p>31,800003</text:p>
          </table:table-cell>
          <table:table-cell table:formula="of:=([.C203]*[.$B$298])-([.C203]*[.$B$297])+[.$B$297]" office:value-type="float" office:value="31.357392" calcext:value-type="float">
            <text:p>31,357392</text:p>
          </table:table-cell>
          <table:table-cell table:formula="of:=([.D203]-[.E203])^2" office:value-type="float" office:value="0.195904497320999" calcext:value-type="float">
            <text:p>0,195904497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6092" calcext:value-type="float">
            <text:p>0,76092</text:p>
          </table:table-cell>
          <table:table-cell table:formula="of:=([.B204]*[.$B$298])-([.B204]*[.$B$297])+[.$B$297]" office:value-type="float" office:value="31.599998" calcext:value-type="float">
            <text:p>31,599998</text:p>
          </table:table-cell>
          <table:table-cell table:formula="of:=([.C204]*[.$B$298])-([.C204]*[.$B$297])+[.$B$297]" office:value-type="float" office:value="30.39196" calcext:value-type="float">
            <text:p>30,39196</text:p>
          </table:table-cell>
          <table:table-cell table:formula="of:=([.D204]-[.E204])^2" office:value-type="float" office:value="1.45935580944399" calcext:value-type="float">
            <text:p>1,459355809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17949" calcext:value-type="float">
            <text:p>0,717949</text:p>
          </table:table-cell>
          <table:table-cell table:formula="of:=([.B205]*[.$B$298])-([.B205]*[.$B$297])+[.$B$297]" office:value-type="float" office:value="31.100005" calcext:value-type="float">
            <text:p>31,100005</text:p>
          </table:table-cell>
          <table:table-cell table:formula="of:=([.C205]*[.$B$298])-([.C205]*[.$B$297])+[.$B$297]" office:value-type="float" office:value="29.833337" calcext:value-type="float">
            <text:p>29,833337</text:p>
          </table:table-cell>
          <table:table-cell table:formula="of:=([.D205]-[.E205])^2" office:value-type="float" office:value="1.604447822224" calcext:value-type="float">
            <text:p>1,604447822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76699" calcext:value-type="float">
            <text:p>0,676699</text:p>
          </table:table-cell>
          <table:table-cell table:formula="of:=([.B206]*[.$B$298])-([.B206]*[.$B$297])+[.$B$297]" office:value-type="float" office:value="30.100006" calcext:value-type="float">
            <text:p>30,100006</text:p>
          </table:table-cell>
          <table:table-cell table:formula="of:=([.C206]*[.$B$298])-([.C206]*[.$B$297])+[.$B$297]" office:value-type="float" office:value="29.297087" calcext:value-type="float">
            <text:p>29,297087</text:p>
          </table:table-cell>
          <table:table-cell table:formula="of:=([.D206]-[.E206])^2" office:value-type="float" office:value="0.644678920561004" calcext:value-type="float">
            <text:p>0,64467892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23823" calcext:value-type="float">
            <text:p>0,623823</text:p>
          </table:table-cell>
          <table:table-cell table:formula="of:=([.B207]*[.$B$298])-([.B207]*[.$B$297])+[.$B$297]" office:value-type="float" office:value="27.999999" calcext:value-type="float">
            <text:p>27,999999</text:p>
          </table:table-cell>
          <table:table-cell table:formula="of:=([.C207]*[.$B$298])-([.C207]*[.$B$297])+[.$B$297]" office:value-type="float" office:value="28.609699" calcext:value-type="float">
            <text:p>28,609699</text:p>
          </table:table-cell>
          <table:table-cell table:formula="of:=([.D207]-[.E207])^2" office:value-type="float" office:value="0.371734089999996" calcext:value-type="float">
            <text:p>0,3717340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" calcext:value-type="float">
            <text:p>0,5</text:p>
          </table:table-cell>
          <table:table-cell office:value-type="float" office:value="0.555087" calcext:value-type="float">
            <text:p>0,555087</text:p>
          </table:table-cell>
          <table:table-cell table:formula="of:=([.B208]*[.$B$298])-([.B208]*[.$B$297])+[.$B$297]" office:value-type="float" office:value="27" calcext:value-type="float">
            <text:p>27</text:p>
          </table:table-cell>
          <table:table-cell table:formula="of:=([.C208]*[.$B$298])-([.C208]*[.$B$297])+[.$B$297]" office:value-type="float" office:value="27.716131" calcext:value-type="float">
            <text:p>27,716131</text:p>
          </table:table-cell>
          <table:table-cell table:formula="of:=([.D208]-[.E208])^2" office:value-type="float" office:value="0.512843609161001" calcext:value-type="float">
            <text:p>0,512843609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517525" calcext:value-type="float">
            <text:p>0,517525</text:p>
          </table:table-cell>
          <table:table-cell table:formula="of:=([.B209]*[.$B$298])-([.B209]*[.$B$297])+[.$B$297]" office:value-type="float" office:value="26.099997" calcext:value-type="float">
            <text:p>26,099997</text:p>
          </table:table-cell>
          <table:table-cell table:formula="of:=([.C209]*[.$B$298])-([.C209]*[.$B$297])+[.$B$297]" office:value-type="float" office:value="27.227825" calcext:value-type="float">
            <text:p>27,227825</text:p>
          </table:table-cell>
          <table:table-cell table:formula="of:=([.D209]-[.E209])^2" office:value-type="float" office:value="1.27199599758399" calcext:value-type="float">
            <text:p>1,271995997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73182" calcext:value-type="float">
            <text:p>0,473182</text:p>
          </table:table-cell>
          <table:table-cell table:formula="of:=([.B210]*[.$B$298])-([.B210]*[.$B$297])+[.$B$297]" office:value-type="float" office:value="26.200006" calcext:value-type="float">
            <text:p>26,200006</text:p>
          </table:table-cell>
          <table:table-cell table:formula="of:=([.C210]*[.$B$298])-([.C210]*[.$B$297])+[.$B$297]" office:value-type="float" office:value="26.651366" calcext:value-type="float">
            <text:p>26,651366</text:p>
          </table:table-cell>
          <table:table-cell table:formula="of:=([.D210]-[.E210])^2" office:value-type="float" office:value="0.203725849599998" calcext:value-type="float">
            <text:p>0,203725849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32504" calcext:value-type="float">
            <text:p>0,432504</text:p>
          </table:table-cell>
          <table:table-cell table:formula="of:=([.B211]*[.$B$298])-([.B211]*[.$B$297])+[.$B$297]" office:value-type="float" office:value="26.300002" calcext:value-type="float">
            <text:p>26,300002</text:p>
          </table:table-cell>
          <table:table-cell table:formula="of:=([.C211]*[.$B$298])-([.C211]*[.$B$297])+[.$B$297]" office:value-type="float" office:value="26.122552" calcext:value-type="float">
            <text:p>26,122552</text:p>
          </table:table-cell>
          <table:table-cell table:formula="of:=([.D211]-[.E211])^2" office:value-type="float" office:value="0.0314885025000001" calcext:value-type="float">
            <text:p>0,03148850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4941" calcext:value-type="float">
            <text:p>0,454941</text:p>
          </table:table-cell>
          <table:table-cell table:formula="of:=([.B212]*[.$B$298])-([.B212]*[.$B$297])+[.$B$297]" office:value-type="float" office:value="26.099997" calcext:value-type="float">
            <text:p>26,099997</text:p>
          </table:table-cell>
          <table:table-cell table:formula="of:=([.C212]*[.$B$298])-([.C212]*[.$B$297])+[.$B$297]" office:value-type="float" office:value="26.414233" calcext:value-type="float">
            <text:p>26,414233</text:p>
          </table:table-cell>
          <table:table-cell table:formula="of:=([.D212]-[.E212])^2" office:value-type="float" office:value="0.0987442636960007" calcext:value-type="float">
            <text:p>0,098744263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63925" calcext:value-type="float">
            <text:p>0,463925</text:p>
          </table:table-cell>
          <table:table-cell table:formula="of:=([.B213]*[.$B$298])-([.B213]*[.$B$297])+[.$B$297]" office:value-type="float" office:value="26.099997" calcext:value-type="float">
            <text:p>26,099997</text:p>
          </table:table-cell>
          <table:table-cell table:formula="of:=([.C213]*[.$B$298])-([.C213]*[.$B$297])+[.$B$297]" office:value-type="float" office:value="26.531025" calcext:value-type="float">
            <text:p>26,531025</text:p>
          </table:table-cell>
          <table:table-cell table:formula="of:=([.D213]-[.E213])^2" office:value-type="float" office:value="0.185785136783998" calcext:value-type="float">
            <text:p>0,185785136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" calcext:value-type="float">
            <text:p>0,4</text:p>
          </table:table-cell>
          <table:table-cell office:value-type="float" office:value="0.474663" calcext:value-type="float">
            <text:p>0,474663</text:p>
          </table:table-cell>
          <table:table-cell table:formula="of:=([.B214]*[.$B$298])-([.B214]*[.$B$297])+[.$B$297]" office:value-type="float" office:value="25.7" calcext:value-type="float">
            <text:p>25,7</text:p>
          </table:table-cell>
          <table:table-cell table:formula="of:=([.C214]*[.$B$298])-([.C214]*[.$B$297])+[.$B$297]" office:value-type="float" office:value="26.670619" calcext:value-type="float">
            <text:p>26,670619</text:p>
          </table:table-cell>
          <table:table-cell table:formula="of:=([.D214]-[.E214])^2" office:value-type="float" office:value="0.942101243161005" calcext:value-type="float">
            <text:p>0,942101243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56541" calcext:value-type="float">
            <text:p>0,456541</text:p>
          </table:table-cell>
          <table:table-cell table:formula="of:=([.B215]*[.$B$298])-([.B215]*[.$B$297])+[.$B$297]" office:value-type="float" office:value="26.000001" calcext:value-type="float">
            <text:p>26,000001</text:p>
          </table:table-cell>
          <table:table-cell table:formula="of:=([.C215]*[.$B$298])-([.C215]*[.$B$297])+[.$B$297]" office:value-type="float" office:value="26.435033" calcext:value-type="float">
            <text:p>26,435033</text:p>
          </table:table-cell>
          <table:table-cell table:formula="of:=([.D215]-[.E215])^2" office:value-type="float" office:value="0.189252841024" calcext:value-type="float">
            <text:p>0,18925284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" calcext:value-type="float">
            <text:p>0,4</text:p>
          </table:table-cell>
          <table:table-cell office:value-type="float" office:value="0.4583" calcext:value-type="float">
            <text:p>0,4583</text:p>
          </table:table-cell>
          <table:table-cell table:formula="of:=([.B216]*[.$B$298])-([.B216]*[.$B$297])+[.$B$297]" office:value-type="float" office:value="25.7" calcext:value-type="float">
            <text:p>25,7</text:p>
          </table:table-cell>
          <table:table-cell table:formula="of:=([.C216]*[.$B$298])-([.C216]*[.$B$297])+[.$B$297]" office:value-type="float" office:value="26.4579" calcext:value-type="float">
            <text:p>26,4579</text:p>
          </table:table-cell>
          <table:table-cell table:formula="of:=([.D216]-[.E216])^2" office:value-type="float" office:value="0.574412410000004" calcext:value-type="float">
            <text:p>0,5744124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57505" calcext:value-type="float">
            <text:p>0,457505</text:p>
          </table:table-cell>
          <table:table-cell table:formula="of:=([.B217]*[.$B$298])-([.B217]*[.$B$297])+[.$B$297]" office:value-type="float" office:value="25.600004" calcext:value-type="float">
            <text:p>25,600004</text:p>
          </table:table-cell>
          <table:table-cell table:formula="of:=([.C217]*[.$B$298])-([.C217]*[.$B$297])+[.$B$297]" office:value-type="float" office:value="26.447565" calcext:value-type="float">
            <text:p>26,447565</text:p>
          </table:table-cell>
          <table:table-cell table:formula="of:=([.D217]-[.E217])^2" office:value-type="float" office:value="0.718359648720998" calcext:value-type="float">
            <text:p>0,718359648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44601" calcext:value-type="float">
            <text:p>0,444601</text:p>
          </table:table-cell>
          <table:table-cell table:formula="of:=([.B218]*[.$B$298])-([.B218]*[.$B$297])+[.$B$297]" office:value-type="float" office:value="25.199994" calcext:value-type="float">
            <text:p>25,199994</text:p>
          </table:table-cell>
          <table:table-cell table:formula="of:=([.C218]*[.$B$298])-([.C218]*[.$B$297])+[.$B$297]" office:value-type="float" office:value="26.279813" calcext:value-type="float">
            <text:p>26,279813</text:p>
          </table:table-cell>
          <table:table-cell table:formula="of:=([.D218]-[.E218])^2" office:value-type="float" office:value="1.166009072761" calcext:value-type="float">
            <text:p>1,166009072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34687" calcext:value-type="float">
            <text:p>0,434687</text:p>
          </table:table-cell>
          <table:table-cell table:formula="of:=([.B219]*[.$B$298])-([.B219]*[.$B$297])+[.$B$297]" office:value-type="float" office:value="24.900006" calcext:value-type="float">
            <text:p>24,900006</text:p>
          </table:table-cell>
          <table:table-cell table:formula="of:=([.C219]*[.$B$298])-([.C219]*[.$B$297])+[.$B$297]" office:value-type="float" office:value="26.150931" calcext:value-type="float">
            <text:p>26,150931</text:p>
          </table:table-cell>
          <table:table-cell table:formula="of:=([.D219]-[.E219])^2" office:value-type="float" office:value="1.56481335562501" calcext:value-type="float">
            <text:p>1,564813355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10518" calcext:value-type="float">
            <text:p>0,410518</text:p>
          </table:table-cell>
          <table:table-cell table:formula="of:=([.B220]*[.$B$298])-([.B220]*[.$B$297])+[.$B$297]" office:value-type="float" office:value="25.000002" calcext:value-type="float">
            <text:p>25,000002</text:p>
          </table:table-cell>
          <table:table-cell table:formula="of:=([.C220]*[.$B$298])-([.C220]*[.$B$297])+[.$B$297]" office:value-type="float" office:value="25.836734" calcext:value-type="float">
            <text:p>25,836734</text:p>
          </table:table-cell>
          <table:table-cell table:formula="of:=([.D220]-[.E220])^2" office:value-type="float" office:value="0.700120439824002" calcext:value-type="float">
            <text:p>0,700120439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13646" calcext:value-type="float">
            <text:p>0,413646</text:p>
          </table:table-cell>
          <table:table-cell table:formula="of:=([.B221]*[.$B$298])-([.B221]*[.$B$297])+[.$B$297]" office:value-type="float" office:value="26.200006" calcext:value-type="float">
            <text:p>26,200006</text:p>
          </table:table-cell>
          <table:table-cell table:formula="of:=([.C221]*[.$B$298])-([.C221]*[.$B$297])+[.$B$297]" office:value-type="float" office:value="25.877398" calcext:value-type="float">
            <text:p>25,877398</text:p>
          </table:table-cell>
          <table:table-cell table:formula="of:=([.D221]-[.E221])^2" office:value-type="float" office:value="0.104075921664002" calcext:value-type="float">
            <text:p>0,104075921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467609" calcext:value-type="float">
            <text:p>0,467609</text:p>
          </table:table-cell>
          <table:table-cell table:formula="of:=([.B222]*[.$B$298])-([.B222]*[.$B$297])+[.$B$297]" office:value-type="float" office:value="28.099995" calcext:value-type="float">
            <text:p>28,099995</text:p>
          </table:table-cell>
          <table:table-cell table:formula="of:=([.C222]*[.$B$298])-([.C222]*[.$B$297])+[.$B$297]" office:value-type="float" office:value="26.578917" calcext:value-type="float">
            <text:p>26,578917</text:p>
          </table:table-cell>
          <table:table-cell table:formula="of:=([.D222]-[.E222])^2" office:value-type="float" office:value="2.31367828208401" calcext:value-type="float">
            <text:p>2,31367828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12817" calcext:value-type="float">
            <text:p>0,612817</text:p>
          </table:table-cell>
          <table:table-cell table:formula="of:=([.B223]*[.$B$298])-([.B223]*[.$B$297])+[.$B$297]" office:value-type="float" office:value="30.100006" calcext:value-type="float">
            <text:p>30,100006</text:p>
          </table:table-cell>
          <table:table-cell table:formula="of:=([.C223]*[.$B$298])-([.C223]*[.$B$297])+[.$B$297]" office:value-type="float" office:value="28.466621" calcext:value-type="float">
            <text:p>28,466621</text:p>
          </table:table-cell>
          <table:table-cell table:formula="of:=([.D223]-[.E223])^2" office:value-type="float" office:value="2.66794655822501" calcext:value-type="float">
            <text:p>2,667946558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779717" calcext:value-type="float">
            <text:p>0,779717</text:p>
          </table:table-cell>
          <table:table-cell table:formula="of:=([.B224]*[.$B$298])-([.B224]*[.$B$297])+[.$B$297]" office:value-type="float" office:value="28.999998" calcext:value-type="float">
            <text:p>28,999998</text:p>
          </table:table-cell>
          <table:table-cell table:formula="of:=([.C224]*[.$B$298])-([.C224]*[.$B$297])+[.$B$297]" office:value-type="float" office:value="30.636321" calcext:value-type="float">
            <text:p>30,636321</text:p>
          </table:table-cell>
          <table:table-cell table:formula="of:=([.D224]-[.E224])^2" office:value-type="float" office:value="2.67755296032901" calcext:value-type="float">
            <text:p>2,677552960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23077" calcext:value-type="float">
            <text:p>0,823077</text:p>
          </table:table-cell>
          <table:table-cell office:value-type="float" office:value="0.695337" calcext:value-type="float">
            <text:p>0,695337</text:p>
          </table:table-cell>
          <table:table-cell table:formula="of:=([.B225]*[.$B$298])-([.B225]*[.$B$297])+[.$B$297]" office:value-type="float" office:value="31.200001" calcext:value-type="float">
            <text:p>31,200001</text:p>
          </table:table-cell>
          <table:table-cell table:formula="of:=([.C225]*[.$B$298])-([.C225]*[.$B$297])+[.$B$297]" office:value-type="float" office:value="29.539381" calcext:value-type="float">
            <text:p>29,539381</text:p>
          </table:table-cell>
          <table:table-cell table:formula="of:=([.D225]-[.E225])^2" office:value-type="float" office:value="2.7576587844" calcext:value-type="float">
            <text:p>2,757658784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9121" calcext:value-type="float">
            <text:p>0,79121</text:p>
          </table:table-cell>
          <table:table-cell table:formula="of:=([.B226]*[.$B$298])-([.B226]*[.$B$297])+[.$B$297]" office:value-type="float" office:value="31.100005" calcext:value-type="float">
            <text:p>31,100005</text:p>
          </table:table-cell>
          <table:table-cell table:formula="of:=([.C226]*[.$B$298])-([.C226]*[.$B$297])+[.$B$297]" office:value-type="float" office:value="30.78573" calcext:value-type="float">
            <text:p>30,78573</text:p>
          </table:table-cell>
          <table:table-cell table:formula="of:=([.D226]-[.E226])^2" office:value-type="float" office:value="0.0987687756249991" calcext:value-type="float">
            <text:p>0,098768775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44637" calcext:value-type="float">
            <text:p>0,744637</text:p>
          </table:table-cell>
          <table:table-cell table:formula="of:=([.B227]*[.$B$298])-([.B227]*[.$B$297])+[.$B$297]" office:value-type="float" office:value="31.800003" calcext:value-type="float">
            <text:p>31,800003</text:p>
          </table:table-cell>
          <table:table-cell table:formula="of:=([.C227]*[.$B$298])-([.C227]*[.$B$297])+[.$B$297]" office:value-type="float" office:value="30.180281" calcext:value-type="float">
            <text:p>30,180281</text:p>
          </table:table-cell>
          <table:table-cell table:formula="of:=([.D227]-[.E227])^2" office:value-type="float" office:value="2.623499357284" calcext:value-type="float">
            <text:p>2,623499357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" calcext:value-type="float">
            <text:p>0,8</text:p>
          </table:table-cell>
          <table:table-cell office:value-type="float" office:value="0.769952" calcext:value-type="float">
            <text:p>0,769952</text:p>
          </table:table-cell>
          <table:table-cell table:formula="of:=([.B228]*[.$B$298])-([.B228]*[.$B$297])+[.$B$297]" office:value-type="float" office:value="30.9" calcext:value-type="float">
            <text:p>30,9</text:p>
          </table:table-cell>
          <table:table-cell table:formula="of:=([.C228]*[.$B$298])-([.C228]*[.$B$297])+[.$B$297]" office:value-type="float" office:value="30.509376" calcext:value-type="float">
            <text:p>30,509376</text:p>
          </table:table-cell>
          <table:table-cell table:formula="of:=([.D228]-[.E228])^2" office:value-type="float" office:value="0.152587109376002" calcext:value-type="float">
            <text:p>0,152587109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706849" calcext:value-type="float">
            <text:p>0,706849</text:p>
          </table:table-cell>
          <table:table-cell table:formula="of:=([.B229]*[.$B$298])-([.B229]*[.$B$297])+[.$B$297]" office:value-type="float" office:value="31.299997" calcext:value-type="float">
            <text:p>31,299997</text:p>
          </table:table-cell>
          <table:table-cell table:formula="of:=([.C229]*[.$B$298])-([.C229]*[.$B$297])+[.$B$297]" office:value-type="float" office:value="29.689037" calcext:value-type="float">
            <text:p>29,689037</text:p>
          </table:table-cell>
          <table:table-cell table:formula="of:=([.D229]-[.E229])^2" office:value-type="float" office:value="2.5951921216" calcext:value-type="float">
            <text:p>2,595192121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89957" calcext:value-type="float">
            <text:p>0,689957</text:p>
          </table:table-cell>
          <table:table-cell table:formula="of:=([.B230]*[.$B$298])-([.B230]*[.$B$297])+[.$B$297]" office:value-type="float" office:value="30.100006" calcext:value-type="float">
            <text:p>30,100006</text:p>
          </table:table-cell>
          <table:table-cell table:formula="of:=([.C230]*[.$B$298])-([.C230]*[.$B$297])+[.$B$297]" office:value-type="float" office:value="29.469441" calcext:value-type="float">
            <text:p>29,469441</text:p>
          </table:table-cell>
          <table:table-cell table:formula="of:=([.D230]-[.E230])^2" office:value-type="float" office:value="0.397612219225005" calcext:value-type="float">
            <text:p>0,39761221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624129" calcext:value-type="float">
            <text:p>0,624129</text:p>
          </table:table-cell>
          <table:table-cell table:formula="of:=([.B231]*[.$B$298])-([.B231]*[.$B$297])+[.$B$297]" office:value-type="float" office:value="27.900003" calcext:value-type="float">
            <text:p>27,900003</text:p>
          </table:table-cell>
          <table:table-cell table:formula="of:=([.C231]*[.$B$298])-([.C231]*[.$B$297])+[.$B$297]" office:value-type="float" office:value="28.613677" calcext:value-type="float">
            <text:p>28,613677</text:p>
          </table:table-cell>
          <table:table-cell table:formula="of:=([.D231]-[.E231])^2" office:value-type="float" office:value="0.509330578276007" calcext:value-type="float">
            <text:p>0,509330578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45327" calcext:value-type="float">
            <text:p>0,545327</text:p>
          </table:table-cell>
          <table:table-cell table:formula="of:=([.B232]*[.$B$298])-([.B232]*[.$B$297])+[.$B$297]" office:value-type="float" office:value="26.699999" calcext:value-type="float">
            <text:p>26,699999</text:p>
          </table:table-cell>
          <table:table-cell table:formula="of:=([.C232]*[.$B$298])-([.C232]*[.$B$297])+[.$B$297]" office:value-type="float" office:value="27.589251" calcext:value-type="float">
            <text:p>27,589251</text:p>
          </table:table-cell>
          <table:table-cell table:formula="of:=([.D232]-[.E232])^2" office:value-type="float" office:value="0.790769119504005" calcext:value-type="float">
            <text:p>0,790769119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515814" calcext:value-type="float">
            <text:p>0,515814</text:p>
          </table:table-cell>
          <table:table-cell table:formula="of:=([.B233]*[.$B$298])-([.B233]*[.$B$297])+[.$B$297]" office:value-type="float" office:value="27.200005" calcext:value-type="float">
            <text:p>27,200005</text:p>
          </table:table-cell>
          <table:table-cell table:formula="of:=([.C233]*[.$B$298])-([.C233]*[.$B$297])+[.$B$297]" office:value-type="float" office:value="27.205582" calcext:value-type="float">
            <text:p>27,205582</text:p>
          </table:table-cell>
          <table:table-cell table:formula="of:=([.D233]-[.E233])^2" office:value-type="float" office:value="0.0000311029290000266" calcext:value-type="float">
            <text:p>3,11029290000266E-0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489176" calcext:value-type="float">
            <text:p>0,489176</text:p>
          </table:table-cell>
          <table:table-cell table:formula="of:=([.B234]*[.$B$298])-([.B234]*[.$B$297])+[.$B$297]" office:value-type="float" office:value="26.900004" calcext:value-type="float">
            <text:p>26,900004</text:p>
          </table:table-cell>
          <table:table-cell table:formula="of:=([.C234]*[.$B$298])-([.C234]*[.$B$297])+[.$B$297]" office:value-type="float" office:value="26.859288" calcext:value-type="float">
            <text:p>26,859288</text:p>
          </table:table-cell>
          <table:table-cell table:formula="of:=([.D234]-[.E234])^2" office:value-type="float" office:value="0.00165779265599969" calcext:value-type="float">
            <text:p>0,001657792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635" calcext:value-type="float">
            <text:p>0,46635</text:p>
          </table:table-cell>
          <table:table-cell table:formula="of:=([.B235]*[.$B$298])-([.B235]*[.$B$297])+[.$B$297]" office:value-type="float" office:value="26.000001" calcext:value-type="float">
            <text:p>26,000001</text:p>
          </table:table-cell>
          <table:table-cell table:formula="of:=([.C235]*[.$B$298])-([.C235]*[.$B$297])+[.$B$297]" office:value-type="float" office:value="26.56255" calcext:value-type="float">
            <text:p>26,56255</text:p>
          </table:table-cell>
          <table:table-cell table:formula="of:=([.D235]-[.E235])^2" office:value-type="float" office:value="0.316461377401001" calcext:value-type="float">
            <text:p>0,316461377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54863" calcext:value-type="float">
            <text:p>0,454863</text:p>
          </table:table-cell>
          <table:table-cell table:formula="of:=([.B236]*[.$B$298])-([.B236]*[.$B$297])+[.$B$297]" office:value-type="float" office:value="26.000001" calcext:value-type="float">
            <text:p>26,000001</text:p>
          </table:table-cell>
          <table:table-cell table:formula="of:=([.C236]*[.$B$298])-([.C236]*[.$B$297])+[.$B$297]" office:value-type="float" office:value="26.413219" calcext:value-type="float">
            <text:p>26,413219</text:p>
          </table:table-cell>
          <table:table-cell table:formula="of:=([.D236]-[.E236])^2" office:value-type="float" office:value="0.170749115523997" calcext:value-type="float">
            <text:p>0,17074911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8778" calcext:value-type="float">
            <text:p>0,458778</text:p>
          </table:table-cell>
          <table:table-cell table:formula="of:=([.B237]*[.$B$298])-([.B237]*[.$B$297])+[.$B$297]" office:value-type="float" office:value="26.099997" calcext:value-type="float">
            <text:p>26,099997</text:p>
          </table:table-cell>
          <table:table-cell table:formula="of:=([.C237]*[.$B$298])-([.C237]*[.$B$297])+[.$B$297]" office:value-type="float" office:value="26.464114" calcext:value-type="float">
            <text:p>26,464114</text:p>
          </table:table-cell>
          <table:table-cell table:formula="of:=([.D237]-[.E237])^2" office:value-type="float" office:value="0.132581189689" calcext:value-type="float">
            <text:p>0,132581189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55842" calcext:value-type="float">
            <text:p>0,455842</text:p>
          </table:table-cell>
          <table:table-cell table:formula="of:=([.B238]*[.$B$298])-([.B238]*[.$B$297])+[.$B$297]" office:value-type="float" office:value="25.799996" calcext:value-type="float">
            <text:p>25,799996</text:p>
          </table:table-cell>
          <table:table-cell table:formula="of:=([.C238]*[.$B$298])-([.C238]*[.$B$297])+[.$B$297]" office:value-type="float" office:value="26.425946" calcext:value-type="float">
            <text:p>26,425946</text:p>
          </table:table-cell>
          <table:table-cell table:formula="of:=([.D238]-[.E238])^2" office:value-type="float" office:value="0.391813402499999" calcext:value-type="float">
            <text:p>0,391813402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4914" calcext:value-type="float">
            <text:p>0,44914</text:p>
          </table:table-cell>
          <table:table-cell table:formula="of:=([.B239]*[.$B$298])-([.B239]*[.$B$297])+[.$B$297]" office:value-type="float" office:value="26.699999" calcext:value-type="float">
            <text:p>26,699999</text:p>
          </table:table-cell>
          <table:table-cell table:formula="of:=([.C239]*[.$B$298])-([.C239]*[.$B$297])+[.$B$297]" office:value-type="float" office:value="26.33882" calcext:value-type="float">
            <text:p>26,33882</text:p>
          </table:table-cell>
          <table:table-cell table:formula="of:=([.D239]-[.E239])^2" office:value-type="float" office:value="0.130450270041" calcext:value-type="float">
            <text:p>0,1304502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96729" calcext:value-type="float">
            <text:p>0,496729</text:p>
          </table:table-cell>
          <table:table-cell table:formula="of:=([.B240]*[.$B$298])-([.B240]*[.$B$297])+[.$B$297]" office:value-type="float" office:value="25.300003" calcext:value-type="float">
            <text:p>25,300003</text:p>
          </table:table-cell>
          <table:table-cell table:formula="of:=([.C240]*[.$B$298])-([.C240]*[.$B$297])+[.$B$297]" office:value-type="float" office:value="26.957477" calcext:value-type="float">
            <text:p>26,957477</text:p>
          </table:table-cell>
          <table:table-cell table:formula="of:=([.D240]-[.E240])^2" office:value-type="float" office:value="2.74722006067599" calcext:value-type="float">
            <text:p>2,747220060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52188" calcext:value-type="float">
            <text:p>0,452188</text:p>
          </table:table-cell>
          <table:table-cell table:formula="of:=([.B241]*[.$B$298])-([.B241]*[.$B$297])+[.$B$297]" office:value-type="float" office:value="25.300003" calcext:value-type="float">
            <text:p>25,300003</text:p>
          </table:table-cell>
          <table:table-cell table:formula="of:=([.C241]*[.$B$298])-([.C241]*[.$B$297])+[.$B$297]" office:value-type="float" office:value="26.378444" calcext:value-type="float">
            <text:p>26,378444</text:p>
          </table:table-cell>
          <table:table-cell table:formula="of:=([.D241]-[.E241])^2" office:value-type="float" office:value="1.163034990481" calcext:value-type="float">
            <text:p>1,163034990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2028" calcext:value-type="float">
            <text:p>0,42028</text:p>
          </table:table-cell>
          <table:table-cell table:formula="of:=([.B242]*[.$B$298])-([.B242]*[.$B$297])+[.$B$297]" office:value-type="float" office:value="25.199994" calcext:value-type="float">
            <text:p>25,199994</text:p>
          </table:table-cell>
          <table:table-cell table:formula="of:=([.C242]*[.$B$298])-([.C242]*[.$B$297])+[.$B$297]" office:value-type="float" office:value="25.96364" calcext:value-type="float">
            <text:p>25,96364</text:p>
          </table:table-cell>
          <table:table-cell table:formula="of:=([.D242]-[.E242])^2" office:value-type="float" office:value="0.583155213316007" calcext:value-type="float">
            <text:p>0,583155213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28722" calcext:value-type="float">
            <text:p>0,428722</text:p>
          </table:table-cell>
          <table:table-cell table:formula="of:=([.B243]*[.$B$298])-([.B243]*[.$B$297])+[.$B$297]" office:value-type="float" office:value="24.700001" calcext:value-type="float">
            <text:p>24,700001</text:p>
          </table:table-cell>
          <table:table-cell table:formula="of:=([.C243]*[.$B$298])-([.C243]*[.$B$297])+[.$B$297]" office:value-type="float" office:value="26.073386" calcext:value-type="float">
            <text:p>26,073386</text:p>
          </table:table-cell>
          <table:table-cell table:formula="of:=([.D243]-[.E243])^2" office:value-type="float" office:value="1.886186358225" calcext:value-type="float">
            <text:p>1,886186358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93141" calcext:value-type="float">
            <text:p>0,393141</text:p>
          </table:table-cell>
          <table:table-cell table:formula="of:=([.B244]*[.$B$298])-([.B244]*[.$B$297])+[.$B$297]" office:value-type="float" office:value="24.700001" calcext:value-type="float">
            <text:p>24,700001</text:p>
          </table:table-cell>
          <table:table-cell table:formula="of:=([.C244]*[.$B$298])-([.C244]*[.$B$297])+[.$B$297]" office:value-type="float" office:value="25.610833" calcext:value-type="float">
            <text:p>25,610833</text:p>
          </table:table-cell>
          <table:table-cell table:formula="of:=([.D244]-[.E244])^2" office:value-type="float" office:value="0.829614932223998" calcext:value-type="float">
            <text:p>0,829614932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04391" calcext:value-type="float">
            <text:p>0,404391</text:p>
          </table:table-cell>
          <table:table-cell table:formula="of:=([.B245]*[.$B$298])-([.B245]*[.$B$297])+[.$B$297]" office:value-type="float" office:value="25.199994" calcext:value-type="float">
            <text:p>25,199994</text:p>
          </table:table-cell>
          <table:table-cell table:formula="of:=([.C245]*[.$B$298])-([.C245]*[.$B$297])+[.$B$297]" office:value-type="float" office:value="25.757083" calcext:value-type="float">
            <text:p>25,757083</text:p>
          </table:table-cell>
          <table:table-cell table:formula="of:=([.D245]-[.E245])^2" office:value-type="float" office:value="0.310348153921005" calcext:value-type="float">
            <text:p>0,310348153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24943" calcext:value-type="float">
            <text:p>0,424943</text:p>
          </table:table-cell>
          <table:table-cell table:formula="of:=([.B246]*[.$B$298])-([.B246]*[.$B$297])+[.$B$297]" office:value-type="float" office:value="26.699999" calcext:value-type="float">
            <text:p>26,699999</text:p>
          </table:table-cell>
          <table:table-cell table:formula="of:=([.C246]*[.$B$298])-([.C246]*[.$B$297])+[.$B$297]" office:value-type="float" office:value="26.024259" calcext:value-type="float">
            <text:p>26,024259</text:p>
          </table:table-cell>
          <table:table-cell table:formula="of:=([.D246]-[.E246])^2" office:value-type="float" office:value="0.456624547599997" calcext:value-type="float">
            <text:p>0,456624547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506591" calcext:value-type="float">
            <text:p>0,506591</text:p>
          </table:table-cell>
          <table:table-cell table:formula="of:=([.B247]*[.$B$298])-([.B247]*[.$B$297])+[.$B$297]" office:value-type="float" office:value="28.800006" calcext:value-type="float">
            <text:p>28,800006</text:p>
          </table:table-cell>
          <table:table-cell table:formula="of:=([.C247]*[.$B$298])-([.C247]*[.$B$297])+[.$B$297]" office:value-type="float" office:value="27.085683" calcext:value-type="float">
            <text:p>27,085683</text:p>
          </table:table-cell>
          <table:table-cell table:formula="of:=([.D247]-[.E247])^2" office:value-type="float" office:value="2.93890334832898" calcext:value-type="float">
            <text:p>2,938903348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676874" calcext:value-type="float">
            <text:p>0,676874</text:p>
          </table:table-cell>
          <table:table-cell table:formula="of:=([.B248]*[.$B$298])-([.B248]*[.$B$297])+[.$B$297]" office:value-type="float" office:value="30.399994" calcext:value-type="float">
            <text:p>30,399994</text:p>
          </table:table-cell>
          <table:table-cell table:formula="of:=([.C248]*[.$B$298])-([.C248]*[.$B$297])+[.$B$297]" office:value-type="float" office:value="29.299362" calcext:value-type="float">
            <text:p>29,299362</text:p>
          </table:table-cell>
          <table:table-cell table:formula="of:=([.D248]-[.E248])^2" office:value-type="float" office:value="1.21139079942399" calcext:value-type="float">
            <text:p>1,211390799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806909" calcext:value-type="float">
            <text:p>0,806909</text:p>
          </table:table-cell>
          <table:table-cell table:formula="of:=([.B249]*[.$B$298])-([.B249]*[.$B$297])+[.$B$297]" office:value-type="float" office:value="30.800004" calcext:value-type="float">
            <text:p>30,800004</text:p>
          </table:table-cell>
          <table:table-cell table:formula="of:=([.C249]*[.$B$298])-([.C249]*[.$B$297])+[.$B$297]" office:value-type="float" office:value="30.989817" calcext:value-type="float">
            <text:p>30,989817</text:p>
          </table:table-cell>
          <table:table-cell table:formula="of:=([.D249]-[.E249])^2" office:value-type="float" office:value="0.036028974968999" calcext:value-type="float">
            <text:p>0,03602897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53846" calcext:value-type="float">
            <text:p>0,753846</text:p>
          </table:table-cell>
          <table:table-cell office:value-type="float" office:value="0.810826" calcext:value-type="float">
            <text:p>0,810826</text:p>
          </table:table-cell>
          <table:table-cell table:formula="of:=([.B250]*[.$B$298])-([.B250]*[.$B$297])+[.$B$297]" office:value-type="float" office:value="30.299998" calcext:value-type="float">
            <text:p>30,299998</text:p>
          </table:table-cell>
          <table:table-cell table:formula="of:=([.C250]*[.$B$298])-([.C250]*[.$B$297])+[.$B$297]" office:value-type="float" office:value="31.040738" calcext:value-type="float">
            <text:p>31,040738</text:p>
          </table:table-cell>
          <table:table-cell table:formula="of:=([.D250]-[.E250])^2" office:value-type="float" office:value="0.548695747599998" calcext:value-type="float">
            <text:p>0,54869574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76923" calcext:value-type="float">
            <text:p>0,776923</text:p>
          </table:table-cell>
          <table:table-cell office:value-type="float" office:value="0.744305" calcext:value-type="float">
            <text:p>0,744305</text:p>
          </table:table-cell>
          <table:table-cell table:formula="of:=([.B251]*[.$B$298])-([.B251]*[.$B$297])+[.$B$297]" office:value-type="float" office:value="30.599999" calcext:value-type="float">
            <text:p>30,599999</text:p>
          </table:table-cell>
          <table:table-cell table:formula="of:=([.C251]*[.$B$298])-([.C251]*[.$B$297])+[.$B$297]" office:value-type="float" office:value="30.175965" calcext:value-type="float">
            <text:p>30,175965</text:p>
          </table:table-cell>
          <table:table-cell table:formula="of:=([.D251]-[.E251])^2" office:value-type="float" office:value="0.179804833155999" calcext:value-type="float">
            <text:p>0,179804833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06795" calcext:value-type="float">
            <text:p>0,706795</text:p>
          </table:table-cell>
          <table:table-cell table:formula="of:=([.B252]*[.$B$298])-([.B252]*[.$B$297])+[.$B$297]" office:value-type="float" office:value="30.999996" calcext:value-type="float">
            <text:p>30,999996</text:p>
          </table:table-cell>
          <table:table-cell table:formula="of:=([.C252]*[.$B$298])-([.C252]*[.$B$297])+[.$B$297]" office:value-type="float" office:value="29.688335" calcext:value-type="float">
            <text:p>29,688335</text:p>
          </table:table-cell>
          <table:table-cell table:formula="of:=([.D252]-[.E252])^2" office:value-type="float" office:value="1.720454578921" calcext:value-type="float">
            <text:p>1,720454578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681064" calcext:value-type="float">
            <text:p>0,681064</text:p>
          </table:table-cell>
          <table:table-cell table:formula="of:=([.B253]*[.$B$298])-([.B253]*[.$B$297])+[.$B$297]" office:value-type="float" office:value="30.800004" calcext:value-type="float">
            <text:p>30,800004</text:p>
          </table:table-cell>
          <table:table-cell table:formula="of:=([.C253]*[.$B$298])-([.C253]*[.$B$297])+[.$B$297]" office:value-type="float" office:value="29.353832" calcext:value-type="float">
            <text:p>29,353832</text:p>
          </table:table-cell>
          <table:table-cell table:formula="of:=([.D253]-[.E253])^2" office:value-type="float" office:value="2.09141345358401" calcext:value-type="float">
            <text:p>2,091413453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71873" calcext:value-type="float">
            <text:p>0,671873</text:p>
          </table:table-cell>
          <table:table-cell table:formula="of:=([.B254]*[.$B$298])-([.B254]*[.$B$297])+[.$B$297]" office:value-type="float" office:value="30.500003" calcext:value-type="float">
            <text:p>30,500003</text:p>
          </table:table-cell>
          <table:table-cell table:formula="of:=([.C254]*[.$B$298])-([.C254]*[.$B$297])+[.$B$297]" office:value-type="float" office:value="29.234349" calcext:value-type="float">
            <text:p>29,234349</text:p>
          </table:table-cell>
          <table:table-cell table:formula="of:=([.D254]-[.E254])^2" office:value-type="float" office:value="1.60188004771599" calcext:value-type="float">
            <text:p>1,601880047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669054" calcext:value-type="float">
            <text:p>0,669054</text:p>
          </table:table-cell>
          <table:table-cell table:formula="of:=([.B255]*[.$B$298])-([.B255]*[.$B$297])+[.$B$297]" office:value-type="float" office:value="29.999997" calcext:value-type="float">
            <text:p>29,999997</text:p>
          </table:table-cell>
          <table:table-cell table:formula="of:=([.C255]*[.$B$298])-([.C255]*[.$B$297])+[.$B$297]" office:value-type="float" office:value="29.197702" calcext:value-type="float">
            <text:p>29,197702</text:p>
          </table:table-cell>
          <table:table-cell table:formula="of:=([.D255]-[.E255])^2" office:value-type="float" office:value="0.643677267025001" calcext:value-type="float">
            <text:p>0,6436772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34433" calcext:value-type="float">
            <text:p>0,634433</text:p>
          </table:table-cell>
          <table:table-cell table:formula="of:=([.B256]*[.$B$298])-([.B256]*[.$B$297])+[.$B$297]" office:value-type="float" office:value="28.099995" calcext:value-type="float">
            <text:p>28,099995</text:p>
          </table:table-cell>
          <table:table-cell table:formula="of:=([.C256]*[.$B$298])-([.C256]*[.$B$297])+[.$B$297]" office:value-type="float" office:value="28.747629" calcext:value-type="float">
            <text:p>28,747629</text:p>
          </table:table-cell>
          <table:table-cell table:formula="of:=([.D256]-[.E256])^2" office:value-type="float" office:value="0.419429797955995" calcext:value-type="float">
            <text:p>0,4194297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51909" calcext:value-type="float">
            <text:p>0,551909</text:p>
          </table:table-cell>
          <table:table-cell table:formula="of:=([.B257]*[.$B$298])-([.B257]*[.$B$297])+[.$B$297]" office:value-type="float" office:value="25.600004" calcext:value-type="float">
            <text:p>25,600004</text:p>
          </table:table-cell>
          <table:table-cell table:formula="of:=([.C257]*[.$B$298])-([.C257]*[.$B$297])+[.$B$297]" office:value-type="float" office:value="27.674817" calcext:value-type="float">
            <text:p>27,674817</text:p>
          </table:table-cell>
          <table:table-cell table:formula="of:=([.D257]-[.E257])^2" office:value-type="float" office:value="4.304848984969" calcext:value-type="float">
            <text:p>4,30484898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78609" calcext:value-type="float">
            <text:p>0,478609</text:p>
          </table:table-cell>
          <table:table-cell table:formula="of:=([.B258]*[.$B$298])-([.B258]*[.$B$297])+[.$B$297]" office:value-type="float" office:value="25.799996" calcext:value-type="float">
            <text:p>25,799996</text:p>
          </table:table-cell>
          <table:table-cell table:formula="of:=([.C258]*[.$B$298])-([.C258]*[.$B$297])+[.$B$297]" office:value-type="float" office:value="26.721917" calcext:value-type="float">
            <text:p>26,721917</text:p>
          </table:table-cell>
          <table:table-cell table:formula="of:=([.D258]-[.E258])^2" office:value-type="float" office:value="0.849938330241002" calcext:value-type="float">
            <text:p>0,849938330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50431" calcext:value-type="float">
            <text:p>0,450431</text:p>
          </table:table-cell>
          <table:table-cell table:formula="of:=([.B259]*[.$B$298])-([.B259]*[.$B$297])+[.$B$297]" office:value-type="float" office:value="27.699998" calcext:value-type="float">
            <text:p>27,699998</text:p>
          </table:table-cell>
          <table:table-cell table:formula="of:=([.C259]*[.$B$298])-([.C259]*[.$B$297])+[.$B$297]" office:value-type="float" office:value="26.355603" calcext:value-type="float">
            <text:p>26,355603</text:p>
          </table:table-cell>
          <table:table-cell table:formula="of:=([.D259]-[.E259])^2" office:value-type="float" office:value="1.80739791602501" calcext:value-type="float">
            <text:p>1,80739791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470772" calcext:value-type="float">
            <text:p>0,470772</text:p>
          </table:table-cell>
          <table:table-cell table:formula="of:=([.B260]*[.$B$298])-([.B260]*[.$B$297])+[.$B$297]" office:value-type="float" office:value="29.099994" calcext:value-type="float">
            <text:p>29,099994</text:p>
          </table:table-cell>
          <table:table-cell table:formula="of:=([.C260]*[.$B$298])-([.C260]*[.$B$297])+[.$B$297]" office:value-type="float" office:value="26.620036" calcext:value-type="float">
            <text:p>26,620036</text:p>
          </table:table-cell>
          <table:table-cell table:formula="of:=([.D260]-[.E260])^2" office:value-type="float" office:value="6.15019168176402" calcext:value-type="float">
            <text:p>6,15019168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638659" calcext:value-type="float">
            <text:p>0,638659</text:p>
          </table:table-cell>
          <table:table-cell table:formula="of:=([.B261]*[.$B$298])-([.B261]*[.$B$297])+[.$B$297]" office:value-type="float" office:value="31.100005" calcext:value-type="float">
            <text:p>31,100005</text:p>
          </table:table-cell>
          <table:table-cell table:formula="of:=([.C261]*[.$B$298])-([.C261]*[.$B$297])+[.$B$297]" office:value-type="float" office:value="28.802567" calcext:value-type="float">
            <text:p>28,802567</text:p>
          </table:table-cell>
          <table:table-cell table:formula="of:=([.D261]-[.E261])^2" office:value-type="float" office:value="5.27822136384402" calcext:value-type="float">
            <text:p>5,278221363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830891" calcext:value-type="float">
            <text:p>0,830891</text:p>
          </table:table-cell>
          <table:table-cell table:formula="of:=([.B262]*[.$B$298])-([.B262]*[.$B$297])+[.$B$297]" office:value-type="float" office:value="29.099994" calcext:value-type="float">
            <text:p>29,099994</text:p>
          </table:table-cell>
          <table:table-cell table:formula="of:=([.C262]*[.$B$298])-([.C262]*[.$B$297])+[.$B$297]" office:value-type="float" office:value="31.301583" calcext:value-type="float">
            <text:p>31,301583</text:p>
          </table:table-cell>
          <table:table-cell table:formula="of:=([.D262]-[.E262])^2" office:value-type="float" office:value="4.84699412492098" calcext:value-type="float">
            <text:p>4,846994124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681764" calcext:value-type="float">
            <text:p>0,681764</text:p>
          </table:table-cell>
          <table:table-cell table:formula="of:=([.B263]*[.$B$298])-([.B263]*[.$B$297])+[.$B$297]" office:value-type="float" office:value="29.299999" calcext:value-type="float">
            <text:p>29,299999</text:p>
          </table:table-cell>
          <table:table-cell table:formula="of:=([.C263]*[.$B$298])-([.C263]*[.$B$297])+[.$B$297]" office:value-type="float" office:value="29.362932" calcext:value-type="float">
            <text:p>29,362932</text:p>
          </table:table-cell>
          <table:table-cell table:formula="of:=([.D263]-[.E263])^2" office:value-type="float" office:value="0.00396056248899968" calcext:value-type="float">
            <text:p>0,003960562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48128" calcext:value-type="float">
            <text:p>0,648128</text:p>
          </table:table-cell>
          <table:table-cell table:formula="of:=([.B264]*[.$B$298])-([.B264]*[.$B$297])+[.$B$297]" office:value-type="float" office:value="29.500004" calcext:value-type="float">
            <text:p>29,500004</text:p>
          </table:table-cell>
          <table:table-cell table:formula="of:=([.C264]*[.$B$298])-([.C264]*[.$B$297])+[.$B$297]" office:value-type="float" office:value="28.925664" calcext:value-type="float">
            <text:p>28,925664</text:p>
          </table:table-cell>
          <table:table-cell table:formula="of:=([.D264]-[.E264])^2" office:value-type="float" office:value="0.329866435599999" calcext:value-type="float">
            <text:p>0,329866435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" calcext:value-type="float">
            <text:p>0,9</text:p>
          </table:table-cell>
          <table:table-cell office:value-type="float" office:value="0.620816" calcext:value-type="float">
            <text:p>0,620816</text:p>
          </table:table-cell>
          <table:table-cell table:formula="of:=([.B265]*[.$B$298])-([.B265]*[.$B$297])+[.$B$297]" office:value-type="float" office:value="32.2" calcext:value-type="float">
            <text:p>32,2</text:p>
          </table:table-cell>
          <table:table-cell table:formula="of:=([.C265]*[.$B$298])-([.C265]*[.$B$297])+[.$B$297]" office:value-type="float" office:value="28.570608" calcext:value-type="float">
            <text:p>28,570608</text:p>
          </table:table-cell>
          <table:table-cell table:formula="of:=([.D265]-[.E265])^2" office:value-type="float" office:value="13.172486289664" calcext:value-type="float">
            <text:p>13,17248628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15385" calcext:value-type="float">
            <text:p>0,915385</text:p>
          </table:table-cell>
          <table:table-cell office:value-type="float" office:value="0.717905" calcext:value-type="float">
            <text:p>0,717905</text:p>
          </table:table-cell>
          <table:table-cell table:formula="of:=([.B266]*[.$B$298])-([.B266]*[.$B$297])+[.$B$297]" office:value-type="float" office:value="32.400005" calcext:value-type="float">
            <text:p>32,400005</text:p>
          </table:table-cell>
          <table:table-cell table:formula="of:=([.C266]*[.$B$298])-([.C266]*[.$B$297])+[.$B$297]" office:value-type="float" office:value="29.832765" calcext:value-type="float">
            <text:p>29,832765</text:p>
          </table:table-cell>
          <table:table-cell table:formula="of:=([.D266]-[.E266])^2" office:value-type="float" office:value="6.59072121760001" calcext:value-type="float">
            <text:p>6,590721217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824714" calcext:value-type="float">
            <text:p>0,824714</text:p>
          </table:table-cell>
          <table:table-cell table:formula="of:=([.B267]*[.$B$298])-([.B267]*[.$B$297])+[.$B$297]" office:value-type="float" office:value="31.500002" calcext:value-type="float">
            <text:p>31,500002</text:p>
          </table:table-cell>
          <table:table-cell table:formula="of:=([.C267]*[.$B$298])-([.C267]*[.$B$297])+[.$B$297]" office:value-type="float" office:value="31.221282" calcext:value-type="float">
            <text:p>31,221282</text:p>
          </table:table-cell>
          <table:table-cell table:formula="of:=([.D267]-[.E267])^2" office:value-type="float" office:value="0.0776848384000019" calcext:value-type="float">
            <text:p>0,077684838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764104" calcext:value-type="float">
            <text:p>0,764104</text:p>
          </table:table-cell>
          <table:table-cell table:formula="of:=([.B268]*[.$B$298])-([.B268]*[.$B$297])+[.$B$297]" office:value-type="float" office:value="29.699996" calcext:value-type="float">
            <text:p>29,699996</text:p>
          </table:table-cell>
          <table:table-cell table:formula="of:=([.C268]*[.$B$298])-([.C268]*[.$B$297])+[.$B$297]" office:value-type="float" office:value="30.433352" calcext:value-type="float">
            <text:p>30,433352</text:p>
          </table:table-cell>
          <table:table-cell table:formula="of:=([.D268]-[.E268])^2" office:value-type="float" office:value="0.537811022736001" calcext:value-type="float">
            <text:p>0,537811022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41687" calcext:value-type="float">
            <text:p>0,641687</text:p>
          </table:table-cell>
          <table:table-cell table:formula="of:=([.B269]*[.$B$298])-([.B269]*[.$B$297])+[.$B$297]" office:value-type="float" office:value="28.399996" calcext:value-type="float">
            <text:p>28,399996</text:p>
          </table:table-cell>
          <table:table-cell table:formula="of:=([.C269]*[.$B$298])-([.C269]*[.$B$297])+[.$B$297]" office:value-type="float" office:value="28.841931" calcext:value-type="float">
            <text:p>28,841931</text:p>
          </table:table-cell>
          <table:table-cell table:formula="of:=([.D269]-[.E269])^2" office:value-type="float" office:value="0.195306544225001" calcext:value-type="float">
            <text:p>0,195306544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78627" calcext:value-type="float">
            <text:p>0,578627</text:p>
          </table:table-cell>
          <table:table-cell table:formula="of:=([.B270]*[.$B$298])-([.B270]*[.$B$297])+[.$B$297]" office:value-type="float" office:value="27.699998" calcext:value-type="float">
            <text:p>27,699998</text:p>
          </table:table-cell>
          <table:table-cell table:formula="of:=([.C270]*[.$B$298])-([.C270]*[.$B$297])+[.$B$297]" office:value-type="float" office:value="28.022151" calcext:value-type="float">
            <text:p>28,022151</text:p>
          </table:table-cell>
          <table:table-cell table:formula="of:=([.D270]-[.E270])^2" office:value-type="float" office:value="0.103782555409" calcext:value-type="float">
            <text:p>0,103782555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538734" calcext:value-type="float">
            <text:p>0,538734</text:p>
          </table:table-cell>
          <table:table-cell table:formula="of:=([.B271]*[.$B$298])-([.B271]*[.$B$297])+[.$B$297]" office:value-type="float" office:value="27.500006" calcext:value-type="float">
            <text:p>27,500006</text:p>
          </table:table-cell>
          <table:table-cell table:formula="of:=([.C271]*[.$B$298])-([.C271]*[.$B$297])+[.$B$297]" office:value-type="float" office:value="27.503542" calcext:value-type="float">
            <text:p>27,503542</text:p>
          </table:table-cell>
          <table:table-cell table:formula="of:=([.D271]-[.E271])^2" office:value-type="float" office:value="0.000012503296000003" calcext:value-type="float">
            <text:p>1,2503296000003E-0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98691" calcext:value-type="float">
            <text:p>0,498691</text:p>
          </table:table-cell>
          <table:table-cell table:formula="of:=([.B272]*[.$B$298])-([.B272]*[.$B$297])+[.$B$297]" office:value-type="float" office:value="26.699999" calcext:value-type="float">
            <text:p>26,699999</text:p>
          </table:table-cell>
          <table:table-cell table:formula="of:=([.C272]*[.$B$298])-([.C272]*[.$B$297])+[.$B$297]" office:value-type="float" office:value="26.982983" calcext:value-type="float">
            <text:p>26,982983</text:p>
          </table:table-cell>
          <table:table-cell table:formula="of:=([.D272]-[.E272])^2" office:value-type="float" office:value="0.0800799442560015" calcext:value-type="float">
            <text:p>0,080079944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74441" calcext:value-type="float">
            <text:p>0,474441</text:p>
          </table:table-cell>
          <table:table-cell table:formula="of:=([.B273]*[.$B$298])-([.B273]*[.$B$297])+[.$B$297]" office:value-type="float" office:value="27.200005" calcext:value-type="float">
            <text:p>27,200005</text:p>
          </table:table-cell>
          <table:table-cell table:formula="of:=([.C273]*[.$B$298])-([.C273]*[.$B$297])+[.$B$297]" office:value-type="float" office:value="26.667733" calcext:value-type="float">
            <text:p>26,667733</text:p>
          </table:table-cell>
          <table:table-cell table:formula="of:=([.D273]-[.E273])^2" office:value-type="float" office:value="0.283313481983999" calcext:value-type="float">
            <text:p>0,28331348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94258" calcext:value-type="float">
            <text:p>0,494258</text:p>
          </table:table-cell>
          <table:table-cell table:formula="of:=([.B274]*[.$B$298])-([.B274]*[.$B$297])+[.$B$297]" office:value-type="float" office:value="26.600003" calcext:value-type="float">
            <text:p>26,600003</text:p>
          </table:table-cell>
          <table:table-cell table:formula="of:=([.C274]*[.$B$298])-([.C274]*[.$B$297])+[.$B$297]" office:value-type="float" office:value="26.925354" calcext:value-type="float">
            <text:p>26,925354</text:p>
          </table:table-cell>
          <table:table-cell table:formula="of:=([.D274]-[.E274])^2" office:value-type="float" office:value="0.105853273200999" calcext:value-type="float">
            <text:p>0,105853273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90623" calcext:value-type="float">
            <text:p>0,490623</text:p>
          </table:table-cell>
          <table:table-cell table:formula="of:=([.B275]*[.$B$298])-([.B275]*[.$B$297])+[.$B$297]" office:value-type="float" office:value="26.499994" calcext:value-type="float">
            <text:p>26,499994</text:p>
          </table:table-cell>
          <table:table-cell table:formula="of:=([.C275]*[.$B$298])-([.C275]*[.$B$297])+[.$B$297]" office:value-type="float" office:value="26.878099" calcext:value-type="float">
            <text:p>26,878099</text:p>
          </table:table-cell>
          <table:table-cell table:formula="of:=([.D275]-[.E275])^2" office:value-type="float" office:value="0.142963391024998" calcext:value-type="float">
            <text:p>0,14296339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76224" calcext:value-type="float">
            <text:p>0,476224</text:p>
          </table:table-cell>
          <table:table-cell table:formula="of:=([.B276]*[.$B$298])-([.B276]*[.$B$297])+[.$B$297]" office:value-type="float" office:value="26.399998" calcext:value-type="float">
            <text:p>26,399998</text:p>
          </table:table-cell>
          <table:table-cell table:formula="of:=([.C276]*[.$B$298])-([.C276]*[.$B$297])+[.$B$297]" office:value-type="float" office:value="26.690912" calcext:value-type="float">
            <text:p>26,690912</text:p>
          </table:table-cell>
          <table:table-cell table:formula="of:=([.D276]-[.E276])^2" office:value-type="float" office:value="0.0846309553959984" calcext:value-type="float">
            <text:p>0,084630955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86479" calcext:value-type="float">
            <text:p>0,486479</text:p>
          </table:table-cell>
          <table:table-cell table:formula="of:=([.B277]*[.$B$298])-([.B277]*[.$B$297])+[.$B$297]" office:value-type="float" office:value="26.499994" calcext:value-type="float">
            <text:p>26,499994</text:p>
          </table:table-cell>
          <table:table-cell table:formula="of:=([.C277]*[.$B$298])-([.C277]*[.$B$297])+[.$B$297]" office:value-type="float" office:value="26.824227" calcext:value-type="float">
            <text:p>26,824227</text:p>
          </table:table-cell>
          <table:table-cell table:formula="of:=([.D277]-[.E277])^2" office:value-type="float" office:value="0.105127038289" calcext:value-type="float">
            <text:p>0,105127038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79622" calcext:value-type="float">
            <text:p>0,479622</text:p>
          </table:table-cell>
          <table:table-cell table:formula="of:=([.B278]*[.$B$298])-([.B278]*[.$B$297])+[.$B$297]" office:value-type="float" office:value="26.300002" calcext:value-type="float">
            <text:p>26,300002</text:p>
          </table:table-cell>
          <table:table-cell table:formula="of:=([.C278]*[.$B$298])-([.C278]*[.$B$297])+[.$B$297]" office:value-type="float" office:value="26.735086" calcext:value-type="float">
            <text:p>26,735086</text:p>
          </table:table-cell>
          <table:table-cell table:formula="of:=([.D278]-[.E278])^2" office:value-type="float" office:value="0.189298087056" calcext:value-type="float">
            <text:p>0,189298087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83859" calcext:value-type="float">
            <text:p>0,483859</text:p>
          </table:table-cell>
          <table:table-cell table:formula="of:=([.B279]*[.$B$298])-([.B279]*[.$B$297])+[.$B$297]" office:value-type="float" office:value="25.900005" calcext:value-type="float">
            <text:p>25,900005</text:p>
          </table:table-cell>
          <table:table-cell table:formula="of:=([.C279]*[.$B$298])-([.C279]*[.$B$297])+[.$B$297]" office:value-type="float" office:value="26.790167" calcext:value-type="float">
            <text:p>26,790167</text:p>
          </table:table-cell>
          <table:table-cell table:formula="of:=([.D279]-[.E279])^2" office:value-type="float" office:value="0.792388386243994" calcext:value-type="float">
            <text:p>0,792388386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62919" calcext:value-type="float">
            <text:p>0,462919</text:p>
          </table:table-cell>
          <table:table-cell table:formula="of:=([.B280]*[.$B$298])-([.B280]*[.$B$297])+[.$B$297]" office:value-type="float" office:value="25.900005" calcext:value-type="float">
            <text:p>25,900005</text:p>
          </table:table-cell>
          <table:table-cell table:formula="of:=([.C280]*[.$B$298])-([.C280]*[.$B$297])+[.$B$297]" office:value-type="float" office:value="26.517947" calcext:value-type="float">
            <text:p>26,517947</text:p>
          </table:table-cell>
          <table:table-cell table:formula="of:=([.D280]-[.E280])^2" office:value-type="float" office:value="0.381852315363999" calcext:value-type="float">
            <text:p>0,381852315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5715" calcext:value-type="float">
            <text:p>0,45715</text:p>
          </table:table-cell>
          <table:table-cell table:formula="of:=([.B281]*[.$B$298])-([.B281]*[.$B$297])+[.$B$297]" office:value-type="float" office:value="27.200005" calcext:value-type="float">
            <text:p>27,200005</text:p>
          </table:table-cell>
          <table:table-cell table:formula="of:=([.C281]*[.$B$298])-([.C281]*[.$B$297])+[.$B$297]" office:value-type="float" office:value="26.44295" calcext:value-type="float">
            <text:p>26,44295</text:p>
          </table:table-cell>
          <table:table-cell table:formula="of:=([.D281]-[.E281])^2" office:value-type="float" office:value="0.573132273024996" calcext:value-type="float">
            <text:p>0,57313227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14855" calcext:value-type="float">
            <text:p>0,514855</text:p>
          </table:table-cell>
          <table:table-cell table:formula="of:=([.B282]*[.$B$298])-([.B282]*[.$B$297])+[.$B$297]" office:value-type="float" office:value="26.900004" calcext:value-type="float">
            <text:p>26,900004</text:p>
          </table:table-cell>
          <table:table-cell table:formula="of:=([.C282]*[.$B$298])-([.C282]*[.$B$297])+[.$B$297]" office:value-type="float" office:value="27.193115" calcext:value-type="float">
            <text:p>27,193115</text:p>
          </table:table-cell>
          <table:table-cell table:formula="of:=([.D282]-[.E282])^2" office:value-type="float" office:value="0.0859140583210019" calcext:value-type="float">
            <text:p>0,085914058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3887" calcext:value-type="float">
            <text:p>0,53887</text:p>
          </table:table-cell>
          <table:table-cell table:formula="of:=([.B283]*[.$B$298])-([.B283]*[.$B$297])+[.$B$297]" office:value-type="float" office:value="26.600003" calcext:value-type="float">
            <text:p>26,600003</text:p>
          </table:table-cell>
          <table:table-cell table:formula="of:=([.C283]*[.$B$298])-([.C283]*[.$B$297])+[.$B$297]" office:value-type="float" office:value="27.50531" calcext:value-type="float">
            <text:p>27,50531</text:p>
          </table:table-cell>
          <table:table-cell table:formula="of:=([.D283]-[.E283])^2" office:value-type="float" office:value="0.819580764249001" calcext:value-type="float">
            <text:p>0,819580764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10031" calcext:value-type="float">
            <text:p>0,510031</text:p>
          </table:table-cell>
          <table:table-cell table:formula="of:=([.B284]*[.$B$298])-([.B284]*[.$B$297])+[.$B$297]" office:value-type="float" office:value="26.200006" calcext:value-type="float">
            <text:p>26,200006</text:p>
          </table:table-cell>
          <table:table-cell table:formula="of:=([.C284]*[.$B$298])-([.C284]*[.$B$297])+[.$B$297]" office:value-type="float" office:value="27.130403" calcext:value-type="float">
            <text:p>27,130403</text:p>
          </table:table-cell>
          <table:table-cell table:formula="of:=([.D284]-[.E284])^2" office:value-type="float" office:value="0.865638577608999" calcext:value-type="float">
            <text:p>0,865638577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92099" calcext:value-type="float">
            <text:p>0,492099</text:p>
          </table:table-cell>
          <table:table-cell table:formula="of:=([.B285]*[.$B$298])-([.B285]*[.$B$297])+[.$B$297]" office:value-type="float" office:value="25.799996" calcext:value-type="float">
            <text:p>25,799996</text:p>
          </table:table-cell>
          <table:table-cell table:formula="of:=([.C285]*[.$B$298])-([.C285]*[.$B$297])+[.$B$297]" office:value-type="float" office:value="26.897287" calcext:value-type="float">
            <text:p>26,897287</text:p>
          </table:table-cell>
          <table:table-cell table:formula="of:=([.D285]-[.E285])^2" office:value-type="float" office:value="1.204047538681" calcext:value-type="float">
            <text:p>1,204047538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47007" calcext:value-type="float">
            <text:p>0,447007</text:p>
          </table:table-cell>
          <table:table-cell table:formula="of:=([.B286]*[.$B$298])-([.B286]*[.$B$297])+[.$B$297]" office:value-type="float" office:value="25.199994" calcext:value-type="float">
            <text:p>25,199994</text:p>
          </table:table-cell>
          <table:table-cell table:formula="of:=([.C286]*[.$B$298])-([.C286]*[.$B$297])+[.$B$297]" office:value-type="float" office:value="26.311091" calcext:value-type="float">
            <text:p>26,311091</text:p>
          </table:table-cell>
          <table:table-cell table:formula="of:=([.D286]-[.E286])^2" office:value-type="float" office:value="1.23453654340901" calcext:value-type="float">
            <text:p>1,234536543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21067" calcext:value-type="float">
            <text:p>0,421067</text:p>
          </table:table-cell>
          <table:table-cell table:formula="of:=([.B287]*[.$B$298])-([.B287]*[.$B$297])+[.$B$297]" office:value-type="float" office:value="24.900006" calcext:value-type="float">
            <text:p>24,900006</text:p>
          </table:table-cell>
          <table:table-cell table:formula="of:=([.C287]*[.$B$298])-([.C287]*[.$B$297])+[.$B$297]" office:value-type="float" office:value="25.973871" calcext:value-type="float">
            <text:p>25,973871</text:p>
          </table:table-cell>
          <table:table-cell table:formula="of:=([.D287]-[.E287])^2" office:value-type="float" office:value="1.153186038225" calcext:value-type="float">
            <text:p>1,153186038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3082" calcext:value-type="float">
            <text:p>0,403082</text:p>
          </table:table-cell>
          <table:table-cell table:formula="of:=([.B288]*[.$B$298])-([.B288]*[.$B$297])+[.$B$297]" office:value-type="float" office:value="25.099998" calcext:value-type="float">
            <text:p>25,099998</text:p>
          </table:table-cell>
          <table:table-cell table:formula="of:=([.C288]*[.$B$298])-([.C288]*[.$B$297])+[.$B$297]" office:value-type="float" office:value="25.740066" calcext:value-type="float">
            <text:p>25,740066</text:p>
          </table:table-cell>
          <table:table-cell table:formula="of:=([.D288]-[.E288])^2" office:value-type="float" office:value="0.409687044623999" calcext:value-type="float">
            <text:p>0,40968704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09842" calcext:value-type="float">
            <text:p>0,409842</text:p>
          </table:table-cell>
          <table:table-cell table:formula="of:=([.B289]*[.$B$298])-([.B289]*[.$B$297])+[.$B$297]" office:value-type="float" office:value="24.900006" calcext:value-type="float">
            <text:p>24,900006</text:p>
          </table:table-cell>
          <table:table-cell table:formula="of:=([.C289]*[.$B$298])-([.C289]*[.$B$297])+[.$B$297]" office:value-type="float" office:value="25.827946" calcext:value-type="float">
            <text:p>25,827946</text:p>
          </table:table-cell>
          <table:table-cell table:formula="of:=([.D289]-[.E289])^2" office:value-type="float" office:value="0.861072643599999" calcext:value-type="float">
            <text:p>0,861072643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13264" calcext:value-type="float">
            <text:p>0,413264</text:p>
          </table:table-cell>
          <table:table-cell table:formula="of:=([.B290]*[.$B$298])-([.B290]*[.$B$297])+[.$B$297]" office:value-type="float" office:value="26.699999" calcext:value-type="float">
            <text:p>26,699999</text:p>
          </table:table-cell>
          <table:table-cell table:formula="of:=([.C290]*[.$B$298])-([.C290]*[.$B$297])+[.$B$297]" office:value-type="float" office:value="25.872432" calcext:value-type="float">
            <text:p>25,872432</text:p>
          </table:table-cell>
          <table:table-cell table:formula="of:=([.D290]-[.E290])^2" office:value-type="float" office:value="0.684867139488997" calcext:value-type="float">
            <text:p>0,684867139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90619" calcext:value-type="float">
            <text:p>0,490619</text:p>
          </table:table-cell>
          <table:table-cell table:formula="of:=([.B291]*[.$B$298])-([.B291]*[.$B$297])+[.$B$297]" office:value-type="float" office:value="27.699998" calcext:value-type="float">
            <text:p>27,699998</text:p>
          </table:table-cell>
          <table:table-cell table:formula="of:=([.C291]*[.$B$298])-([.C291]*[.$B$297])+[.$B$297]" office:value-type="float" office:value="26.878047" calcext:value-type="float">
            <text:p>26,878047</text:p>
          </table:table-cell>
          <table:table-cell table:formula="of:=([.D291]-[.E291])^2" office:value-type="float" office:value="0.675603446401003" calcext:value-type="float">
            <text:p>0,675603446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614547" calcext:value-type="float">
            <text:p>0,614547</text:p>
          </table:table-cell>
          <table:table-cell table:formula="of:=([.B292]*[.$B$298])-([.B292]*[.$B$297])+[.$B$297]" office:value-type="float" office:value="27.300001" calcext:value-type="float">
            <text:p>27,300001</text:p>
          </table:table-cell>
          <table:table-cell table:formula="of:=([.C292]*[.$B$298])-([.C292]*[.$B$297])+[.$B$297]" office:value-type="float" office:value="28.489111" calcext:value-type="float">
            <text:p>28,489111</text:p>
          </table:table-cell>
          <table:table-cell table:formula="of:=([.D292]-[.E292])^2" office:value-type="float" office:value="1.41398259209999" calcext:value-type="float">
            <text:p>1,413982592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75388" calcext:value-type="float">
            <text:p>0,575388</text:p>
          </table:table-cell>
          <table:table-cell table:formula="of:=([.B293]*[.$B$298])-([.B293]*[.$B$297])+[.$B$297]" office:value-type="float" office:value="27.399997" calcext:value-type="float">
            <text:p>27,399997</text:p>
          </table:table-cell>
          <table:table-cell table:formula="of:=([.C293]*[.$B$298])-([.C293]*[.$B$297])+[.$B$297]" office:value-type="float" office:value="27.980044" calcext:value-type="float">
            <text:p>27,980044</text:p>
          </table:table-cell>
          <table:table-cell table:formula="of:=([.D293]-[.E293])^2" office:value-type="float" office:value="0.336454522209001" calcext:value-type="float">
            <text:p>0,33645452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574642" calcext:value-type="float">
            <text:p>0,574642</text:p>
          </table:table-cell>
          <table:table-cell table:formula="of:=([.B294]*[.$B$298])-([.B294]*[.$B$297])+[.$B$297]" office:value-type="float" office:value="30.200002" calcext:value-type="float">
            <text:p>30,200002</text:p>
          </table:table-cell>
          <table:table-cell table:formula="of:=([.C294]*[.$B$298])-([.C294]*[.$B$297])+[.$B$297]" office:value-type="float" office:value="27.970346" calcext:value-type="float">
            <text:p>27,970346</text:p>
          </table:table-cell>
          <table:table-cell table:formula="of:=([.D294]-[.E294])^2" office:value-type="float" office:value="4.97136587833599" calcext:value-type="float">
            <text:p>4,971365878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876923" calcext:value-type="float">
            <text:p>0,876923</text:p>
          </table:table-cell>
          <table:table-cell office:value-type="float" office:value="0.703024" calcext:value-type="float">
            <text:p>0,703024</text:p>
          </table:table-cell>
          <table:table-cell table:formula="of:=([.B295]*[.$B$298])-([.B295]*[.$B$297])+[.$B$297]" office:value-type="float" office:value="31.899999" calcext:value-type="float">
            <text:p>31,899999</text:p>
          </table:table-cell>
          <table:table-cell table:formula="of:=([.C295]*[.$B$298])-([.C295]*[.$B$297])+[.$B$297]" office:value-type="float" office:value="29.639312" calcext:value-type="float">
            <text:p>29,639312</text:p>
          </table:table-cell>
          <table:table-cell table:formula="of:=([.D295]-[.E295])^2" office:value-type="float" office:value="5.11070571196902" calcext:value-type="float">
            <text:p>5,11070571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961538" calcext:value-type="float">
            <text:p>0,961538</text:p>
          </table:table-cell>
          <table:table-cell office:value-type="float" office:value="0.864143" calcext:value-type="float">
            <text:p>0,864143</text:p>
          </table:table-cell>
          <table:table-cell table:formula="of:=([.B296]*[.$B$298])-([.B296]*[.$B$297])+[.$B$297]" office:value-type="float" office:value="32.999994" calcext:value-type="float">
            <text:p>32,999994</text:p>
          </table:table-cell>
          <table:table-cell table:formula="of:=([.C296]*[.$B$298])-([.C296]*[.$B$297])+[.$B$297]" office:value-type="float" office:value="31.733859" calcext:value-type="float">
            <text:p>31,733859</text:p>
          </table:table-cell>
          <table:table-cell table:formula="of:=([.D296]-[.E296])^2" office:value-type="float" office:value="1.603097838225" calcext:value-type="float">
            <text:p>1,603097838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0.5" calcext:value-type="float">
            <text:p>20,5</text:p>
          </table:table-cell>
          <table:table-cell/>
          <table:table-cell table:style-name="Default" table:number-columns-repeated="2"/>
          <table:table-cell table:formula="of:=SQRT(AVERAGE([.F2:.F296]))" office:value-type="float" office:value="1.30156347051306" calcext:value-type="float">
            <text:p>1,301563470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3.5" calcext:value-type="float">
            <text:p>33,5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1:51:54.8188106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3T11:52:36.459013219</dc:date>
    <meta:editing-duration>PT38M6S</meta:editing-duration>
    <meta:editing-cycles>16</meta:editing-cycles>
    <meta:document-statistic meta:table-count="1" meta:cell-count="1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cm" svg:y="0.316cm" chart:style-name="ch2">
          <text:p>Temperature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1.952cm" svg:y="1.397cm" svg:width="10.505cm" svg:height="5.442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7">
            <chart:title svg:x="0.451cm" svg:y="5.778cm" chart:style-name="ch8">
              <text:p>Temperature (C)</text:p>
            </chart:title>
            <chart:grid chart:style-name="ch9" chart:class="major"/>
          </chart:axis>
          <chart:series chart:style-name="ch10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1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099997">
                <text:p>26.099997</text:p>
                <draw:g>
                  <svg:desc>data_out_training.D2:data_out_training.D296</svg:desc>
                </draw:g>
              </table:table-cell>
              <table:table-cell office:value-type="float" office:value="26.710399">
                <text:p>26.710399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724933">
                <text:p>26.724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500005">
                <text:p>28.500005</text:p>
              </table:table-cell>
              <table:table-cell office:value-type="float" office:value="27.444626">
                <text:p>27.444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787357">
                <text:p>28.787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9">
                <text:p>30.9</text:p>
              </table:table-cell>
              <table:table-cell office:value-type="float" office:value="30.315247">
                <text:p>30.315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800004">
                <text:p>30.800004</text:p>
              </table:table-cell>
              <table:table-cell office:value-type="float" office:value="31.157621">
                <text:p>31.1576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584425">
                <text:p>30.584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248622">
                <text:p>30.2486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599998">
                <text:p>31.599998</text:p>
              </table:table-cell>
              <table:table-cell office:value-type="float" office:value="29.516267">
                <text:p>29.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706717">
                <text:p>29.706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699997">
                <text:p>28.699997</text:p>
              </table:table-cell>
              <table:table-cell office:value-type="float" office:value="28.268839">
                <text:p>28.2688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00002">
                <text:p>27.600002</text:p>
              </table:table-cell>
              <table:table-cell office:value-type="float" office:value="28.011738">
                <text:p>28.011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538876">
                <text:p>27.5388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697321">
                <text:p>26.697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6.665302">
                <text:p>26.665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78836">
                <text:p>26.78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677782">
                <text:p>26.677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292189">
                <text:p>26.292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539774">
                <text:p>26.5397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4">
                <text:p>24.4</text:p>
              </table:table-cell>
              <table:table-cell office:value-type="float" office:value="25.741587">
                <text:p>25.7415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899995">
                <text:p>22.899995</text:p>
              </table:table-cell>
              <table:table-cell office:value-type="float" office:value="25.396437">
                <text:p>25.3964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199996">
                <text:p>23.199996</text:p>
              </table:table-cell>
              <table:table-cell office:value-type="float" office:value="24.951629">
                <text:p>24.9516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00002">
                <text:p>23.700002</text:p>
              </table:table-cell>
              <table:table-cell office:value-type="float" office:value="24.641592">
                <text:p>24.6415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600006">
                <text:p>23.600006</text:p>
              </table:table-cell>
              <table:table-cell office:value-type="float" office:value="25.142326">
                <text:p>25.1423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332061">
                <text:p>25.3320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7">
                <text:p>25.7</text:p>
              </table:table-cell>
              <table:table-cell office:value-type="float" office:value="25.76266">
                <text:p>25.762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643566">
                <text:p>26.6435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637455">
                <text:p>27.637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474837">
                <text:p>28.4748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980121">
                <text:p>28.980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411085">
                <text:p>28.4110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699996">
                <text:p>29.699996</text:p>
              </table:table-cell>
              <table:table-cell office:value-type="float" office:value="28.93271">
                <text:p>28.93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284035">
                <text:p>29.2840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800005">
                <text:p>29.800005</text:p>
              </table:table-cell>
              <table:table-cell office:value-type="float" office:value="30.889561">
                <text:p>30.889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399996">
                <text:p>28.399996</text:p>
              </table:table-cell>
              <table:table-cell office:value-type="float" office:value="29.403102">
                <text:p>29.4031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172769">
                <text:p>28.1727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725868">
                <text:p>27.7258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755691">
                <text:p>26.7556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38055">
                <text:p>26.380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437555">
                <text:p>26.4375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95197">
                <text:p>26.495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8998">
                <text:p>26.58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624898">
                <text:p>26.6248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361">
                <text:p>26.73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577747">
                <text:p>26.5777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555881">
                <text:p>26.5558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910613">
                <text:p>25.9106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906414">
                <text:p>25.9064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000002">
                <text:p>25.000002</text:p>
              </table:table-cell>
              <table:table-cell office:value-type="float" office:value="26.011857">
                <text:p>26.0118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855935">
                <text:p>25.8559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944972">
                <text:p>25.9449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82208">
                <text:p>25.8822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005032">
                <text:p>26.0050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600001">
                <text:p>28.600001</text:p>
              </table:table-cell>
              <table:table-cell office:value-type="float" office:value="26.875265">
                <text:p>26.8752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202681">
                <text:p>29.2026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800005">
                <text:p>29.800005</text:p>
              </table:table-cell>
              <table:table-cell office:value-type="float" office:value="30.025126">
                <text:p>30.025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9">
                <text:p>30.9</text:p>
              </table:table-cell>
              <table:table-cell office:value-type="float" office:value="30.099655">
                <text:p>30.0996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900001">
                <text:p>29.900001</text:p>
              </table:table-cell>
              <table:table-cell office:value-type="float" office:value="30.766698">
                <text:p>30.7666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31595">
                <text:p>29.315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457559">
                <text:p>29.4575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200002">
                <text:p>30.200002</text:p>
              </table:table-cell>
              <table:table-cell office:value-type="float" office:value="28.960504">
                <text:p>28.9605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803737">
                <text:p>28.8037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399997">
                <text:p>27.399997</text:p>
              </table:table-cell>
              <table:table-cell office:value-type="float" office:value="28.581164">
                <text:p>28.5811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342498">
                <text:p>27.3424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595895">
                <text:p>26.5958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151009">
                <text:p>26.1510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900005">
                <text:p>25.900005</text:p>
              </table:table-cell>
              <table:table-cell office:value-type="float" office:value="25.974027">
                <text:p>25.9740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356474">
                <text:p>26.3564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550291">
                <text:p>26.5502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471017">
                <text:p>26.471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944725">
                <text:p>25.9447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793457">
                <text:p>25.7934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499996">
                <text:p>24.499996</text:p>
              </table:table-cell>
              <table:table-cell office:value-type="float" office:value="25.719318">
                <text:p>25.7193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666538">
                <text:p>25.6665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845158">
                <text:p>25.8451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271519">
                <text:p>26.2715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172601">
                <text:p>27.1726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929228">
                <text:p>26.9292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897834">
                <text:p>25.8978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799918">
                <text:p>25.7999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26.573587">
                <text:p>26.5735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833053">
                <text:p>27.8330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00006">
                <text:p>28.800006</text:p>
              </table:table-cell>
              <table:table-cell office:value-type="float" office:value="28.768728">
                <text:p>28.7687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799994">
                <text:p>27.799994</text:p>
              </table:table-cell>
              <table:table-cell office:value-type="float" office:value="29.598271">
                <text:p>29.5982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107938">
                <text:p>28.1079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900004">
                <text:p>26.900004</text:p>
              </table:table-cell>
              <table:table-cell office:value-type="float" office:value="28.088269">
                <text:p>28.0882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037193">
                <text:p>27.0371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422215">
                <text:p>26.4222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399999">
                <text:p>25.399999</text:p>
              </table:table-cell>
              <table:table-cell office:value-type="float" office:value="26.077195">
                <text:p>26.0771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77306">
                <text:p>25.773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97378">
                <text:p>25.973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098645">
                <text:p>26.0986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133836">
                <text:p>26.1338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882247">
                <text:p>25.8822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4">
                <text:p>24.4</text:p>
              </table:table-cell>
              <table:table-cell office:value-type="float" office:value="25.817234">
                <text:p>25.8172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7">
                <text:p>25.7</text:p>
              </table:table-cell>
              <table:table-cell office:value-type="float" office:value="25.640213">
                <text:p>25.6402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499996">
                <text:p>24.499996</text:p>
              </table:table-cell>
              <table:table-cell office:value-type="float" office:value="26.192505">
                <text:p>26.1925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099999">
                <text:p>24.099999</text:p>
              </table:table-cell>
              <table:table-cell office:value-type="float" office:value="26.036518">
                <text:p>26.0365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300004">
                <text:p>24.300004</text:p>
              </table:table-cell>
              <table:table-cell office:value-type="float" office:value="25.487385">
                <text:p>25.4873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624548">
                <text:p>25.6245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576798">
                <text:p>26.5767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799997">
                <text:p>24.799997</text:p>
              </table:table-cell>
              <table:table-cell office:value-type="float" office:value="27.21242">
                <text:p>27.212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.300001">
                <text:p>27.300001</text:p>
              </table:table-cell>
              <table:table-cell office:value-type="float" office:value="26.020359">
                <text:p>26.0203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368303">
                <text:p>27.3683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287871">
                <text:p>28.2878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562041">
                <text:p>28.5620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799995">
                <text:p>26.799995</text:p>
              </table:table-cell>
              <table:table-cell office:value-type="float" office:value="29.526225">
                <text:p>29.5262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324987">
                <text:p>27.3249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01144">
                <text:p>27.011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788451">
                <text:p>26.7884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934195">
                <text:p>25.9341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821472">
                <text:p>25.8214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47435">
                <text:p>26.4474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970139">
                <text:p>26.9701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605853">
                <text:p>26.6058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983672">
                <text:p>26.9836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973766">
                <text:p>26.9737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758499">
                <text:p>26.7584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670944">
                <text:p>26.6709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355161">
                <text:p>26.3551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935222">
                <text:p>25.9352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925329">
                <text:p>25.9253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00005">
                <text:p>24.600005</text:p>
              </table:table-cell>
              <table:table-cell office:value-type="float" office:value="25.891789">
                <text:p>25.8917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805248">
                <text:p>25.8052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800006">
                <text:p>28.800006</text:p>
              </table:table-cell>
              <table:table-cell office:value-type="float" office:value="26.698816">
                <text:p>26.6988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200003">
                <text:p>29.200003</text:p>
              </table:table-cell>
              <table:table-cell office:value-type="float" office:value="29.401113">
                <text:p>29.4011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786498">
                <text:p>29.7864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540979">
                <text:p>30.5409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.500003">
                <text:p>30.500003</text:p>
              </table:table-cell>
              <table:table-cell office:value-type="float" office:value="30.891992">
                <text:p>30.8919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9">
                <text:p>30.9</text:p>
              </table:table-cell>
              <table:table-cell office:value-type="float" office:value="29.815267">
                <text:p>29.8152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813629">
                <text:p>29.8136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679417">
                <text:p>29.6794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800005">
                <text:p>29.800005</text:p>
              </table:table-cell>
              <table:table-cell office:value-type="float" office:value="28.979744">
                <text:p>28.9797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744574">
                <text:p>28.7445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27.76999">
                <text:p>27.769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099994">
                <text:p>29.099994</text:p>
              </table:table-cell>
              <table:table-cell office:value-type="float" office:value="27.085982">
                <text:p>27.0859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546117">
                <text:p>27.5461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18194">
                <text:p>26.5181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.100006">
                <text:p>30.100006</text:p>
              </table:table-cell>
              <table:table-cell office:value-type="float" office:value="26.317318">
                <text:p>26.3173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.300002">
                <text:p>26.300002</text:p>
              </table:table-cell>
              <table:table-cell office:value-type="float" office:value="28.767233">
                <text:p>28.7672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357384">
                <text:p>26.3573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196184">
                <text:p>26.1961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.100005">
                <text:p>31.100005</text:p>
              </table:table-cell>
              <table:table-cell office:value-type="float" office:value="26.69112">
                <text:p>26.691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600004">
                <text:p>25.600004</text:p>
              </table:table-cell>
              <table:table-cell office:value-type="float" office:value="28.341678">
                <text:p>28.3416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500005">
                <text:p>28.500005</text:p>
              </table:table-cell>
              <table:table-cell office:value-type="float" office:value="26.074062">
                <text:p>26.0740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391639">
                <text:p>26.3916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470536">
                <text:p>26.4705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800004">
                <text:p>30.800004</text:p>
              </table:table-cell>
              <table:table-cell office:value-type="float" office:value="25.137308">
                <text:p>25.1373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399999">
                <text:p>25.399999</text:p>
              </table:table-cell>
              <table:table-cell office:value-type="float" office:value="29.313766">
                <text:p>29.3137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999996">
                <text:p>30.999996</text:p>
              </table:table-cell>
              <table:table-cell office:value-type="float" office:value="25.465597">
                <text:p>25.4655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499995">
                <text:p>25.499995</text:p>
              </table:table-cell>
              <table:table-cell office:value-type="float" office:value="27.467688">
                <text:p>27.4676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.400006">
                <text:p>31.400006</text:p>
              </table:table-cell>
              <table:table-cell office:value-type="float" office:value="25.20795">
                <text:p>25.207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600002">
                <text:p>27.600002</text:p>
              </table:table-cell>
              <table:table-cell office:value-type="float" office:value="26.459239">
                <text:p>26.4592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86649">
                <text:p>26.866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524032">
                <text:p>25.524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800004">
                <text:p>30.800004</text:p>
              </table:table-cell>
              <table:table-cell office:value-type="float" office:value="27.305435">
                <text:p>27.3054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.6">
                <text:p>29.6</text:p>
              </table:table-cell>
              <table:table-cell office:value-type="float" office:value="27.872989">
                <text:p>27.8729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900003">
                <text:p>27.900003</text:p>
              </table:table-cell>
              <table:table-cell office:value-type="float" office:value="29.819739">
                <text:p>29.8197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">
                <text:p>27</text:p>
              </table:table-cell>
              <table:table-cell office:value-type="float" office:value="27.644865">
                <text:p>27.6448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583388">
                <text:p>27.5833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654902">
                <text:p>26.6549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457198">
                <text:p>26.4571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606035">
                <text:p>26.6060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657294">
                <text:p>26.6572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97075">
                <text:p>26.970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887576">
                <text:p>26.8875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606061">
                <text:p>26.6060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439336">
                <text:p>26.4393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053899">
                <text:p>26.0538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976172">
                <text:p>25.9761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7">
                <text:p>25.7</text:p>
              </table:table-cell>
              <table:table-cell office:value-type="float" office:value="25.973494">
                <text:p>25.9734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300001">
                <text:p>27.300001</text:p>
              </table:table-cell>
              <table:table-cell office:value-type="float" office:value="26.254762">
                <text:p>26.2547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613093">
                <text:p>27.6130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.900001">
                <text:p>29.900001</text:p>
              </table:table-cell>
              <table:table-cell office:value-type="float" office:value="29.246231">
                <text:p>29.2462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699994">
                <text:p>31.699994</text:p>
              </table:table-cell>
              <table:table-cell office:value-type="float" office:value="30.337607">
                <text:p>30.3376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699994">
                <text:p>31.699994</text:p>
              </table:table-cell>
              <table:table-cell office:value-type="float" office:value="31.857203">
                <text:p>31.8572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367623">
                <text:p>31.3676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500002">
                <text:p>31.500002</text:p>
              </table:table-cell>
              <table:table-cell office:value-type="float" office:value="30.842163">
                <text:p>30.8421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800003">
                <text:p>31.800003</text:p>
              </table:table-cell>
              <table:table-cell office:value-type="float" office:value="29.864576">
                <text:p>29.8645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553005">
                <text:p>29.5530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850329">
                <text:p>28.8503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645397">
                <text:p>28.6453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760695">
                <text:p>27.7606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153504">
                <text:p>27.1535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842557">
                <text:p>26.8425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224524">
                <text:p>26.2245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407603">
                <text:p>26.4076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774372">
                <text:p>26.7743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619152">
                <text:p>26.6191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604787">
                <text:p>26.6047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316707">
                <text:p>26.3167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284129">
                <text:p>26.2841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453818">
                <text:p>26.4538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288003">
                <text:p>26.2880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083825">
                <text:p>26.0838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.499994">
                <text:p>26.499994</text:p>
              </table:table-cell>
              <table:table-cell office:value-type="float" office:value="25.951693">
                <text:p>25.9516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719018">
                <text:p>26.7190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.399995">
                <text:p>29.399995</text:p>
              </table:table-cell>
              <table:table-cell office:value-type="float" office:value="27.759733">
                <text:p>27.7597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46987">
                <text:p>29.469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.100005">
                <text:p>31.100005</text:p>
              </table:table-cell>
              <table:table-cell office:value-type="float" office:value="31.373798">
                <text:p>31.3737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106427">
                <text:p>31.1064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357392">
                <text:p>31.35739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599998">
                <text:p>31.599998</text:p>
              </table:table-cell>
              <table:table-cell office:value-type="float" office:value="30.39196">
                <text:p>30.391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.100005">
                <text:p>31.100005</text:p>
              </table:table-cell>
              <table:table-cell office:value-type="float" office:value="29.833337">
                <text:p>29.8333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297087">
                <text:p>29.2970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609699">
                <text:p>28.6096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">
                <text:p>27</text:p>
              </table:table-cell>
              <table:table-cell office:value-type="float" office:value="27.716131">
                <text:p>27.7161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099997">
                <text:p>26.099997</text:p>
              </table:table-cell>
              <table:table-cell office:value-type="float" office:value="27.227825">
                <text:p>27.2278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651366">
                <text:p>26.6513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122552">
                <text:p>26.1225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14233">
                <text:p>26.4142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531025">
                <text:p>26.5310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7">
                <text:p>25.7</text:p>
              </table:table-cell>
              <table:table-cell office:value-type="float" office:value="26.670619">
                <text:p>26.6706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35033">
                <text:p>26.4350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7">
                <text:p>25.7</text:p>
              </table:table-cell>
              <table:table-cell office:value-type="float" office:value="26.4579">
                <text:p>26.45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447565">
                <text:p>26.4475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279813">
                <text:p>26.2798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900006">
                <text:p>24.900006</text:p>
              </table:table-cell>
              <table:table-cell office:value-type="float" office:value="26.150931">
                <text:p>26.1509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836734">
                <text:p>25.8367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200006">
                <text:p>26.200006</text:p>
              </table:table-cell>
              <table:table-cell office:value-type="float" office:value="25.877398">
                <text:p>25.8773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099995">
                <text:p>28.099995</text:p>
              </table:table-cell>
              <table:table-cell office:value-type="float" office:value="26.578917">
                <text:p>26.5789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466621">
                <text:p>28.4666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999998">
                <text:p>28.999998</text:p>
              </table:table-cell>
              <table:table-cell office:value-type="float" office:value="30.636321">
                <text:p>30.6363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.200001">
                <text:p>31.200001</text:p>
              </table:table-cell>
              <table:table-cell office:value-type="float" office:value="29.539381">
                <text:p>29.5393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78573">
                <text:p>30.785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180281">
                <text:p>30.1802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.9">
                <text:p>30.9</text:p>
              </table:table-cell>
              <table:table-cell office:value-type="float" office:value="30.509376">
                <text:p>30.5093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.299997">
                <text:p>31.299997</text:p>
              </table:table-cell>
              <table:table-cell office:value-type="float" office:value="29.689037">
                <text:p>29.6890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469441">
                <text:p>29.4694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613677">
                <text:p>28.61367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589251">
                <text:p>27.5892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200005">
                <text:p>27.200005</text:p>
              </table:table-cell>
              <table:table-cell office:value-type="float" office:value="27.205582">
                <text:p>27.2055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900004">
                <text:p>26.900004</text:p>
              </table:table-cell>
              <table:table-cell office:value-type="float" office:value="26.859288">
                <text:p>26.8592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56255">
                <text:p>26.562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13219">
                <text:p>26.4132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64114">
                <text:p>26.4641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425946">
                <text:p>26.4259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33882">
                <text:p>26.338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957477">
                <text:p>26.9574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378444">
                <text:p>26.3784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96364">
                <text:p>25.963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700001">
                <text:p>24.700001</text:p>
              </table:table-cell>
              <table:table-cell office:value-type="float" office:value="26.073386">
                <text:p>26.0733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610833">
                <text:p>25.6108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757083">
                <text:p>25.7570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024259">
                <text:p>26.0242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800006">
                <text:p>28.800006</text:p>
              </table:table-cell>
              <table:table-cell office:value-type="float" office:value="27.085683">
                <text:p>27.0856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299362">
                <text:p>29.2993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989817">
                <text:p>30.9898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.299998">
                <text:p>30.299998</text:p>
              </table:table-cell>
              <table:table-cell office:value-type="float" office:value="31.040738">
                <text:p>31.0407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599999">
                <text:p>30.599999</text:p>
              </table:table-cell>
              <table:table-cell office:value-type="float" office:value="30.175965">
                <text:p>30.1759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999996">
                <text:p>30.999996</text:p>
              </table:table-cell>
              <table:table-cell office:value-type="float" office:value="29.688335">
                <text:p>29.6883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800004">
                <text:p>30.800004</text:p>
              </table:table-cell>
              <table:table-cell office:value-type="float" office:value="29.353832">
                <text:p>29.3538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234349">
                <text:p>29.2343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999997">
                <text:p>29.999997</text:p>
              </table:table-cell>
              <table:table-cell office:value-type="float" office:value="29.197702">
                <text:p>29.1977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747629">
                <text:p>28.7476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674817">
                <text:p>27.6748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721917">
                <text:p>26.7219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355603">
                <text:p>26.3556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.099994">
                <text:p>29.099994</text:p>
              </table:table-cell>
              <table:table-cell office:value-type="float" office:value="26.620036">
                <text:p>26.6200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100005">
                <text:p>31.100005</text:p>
              </table:table-cell>
              <table:table-cell office:value-type="float" office:value="28.802567">
                <text:p>28.8025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.099994">
                <text:p>29.099994</text:p>
              </table:table-cell>
              <table:table-cell office:value-type="float" office:value="31.301583">
                <text:p>31.3015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.299999">
                <text:p>29.299999</text:p>
              </table:table-cell>
              <table:table-cell office:value-type="float" office:value="29.362932">
                <text:p>29.3629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925664">
                <text:p>28.9256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2">
                <text:p>32.2</text:p>
              </table:table-cell>
              <table:table-cell office:value-type="float" office:value="28.570608">
                <text:p>28.5706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.400005">
                <text:p>32.400005</text:p>
              </table:table-cell>
              <table:table-cell office:value-type="float" office:value="29.832765">
                <text:p>29.8327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.500002">
                <text:p>31.500002</text:p>
              </table:table-cell>
              <table:table-cell office:value-type="float" office:value="31.221282">
                <text:p>31.2212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.699996">
                <text:p>29.699996</text:p>
              </table:table-cell>
              <table:table-cell office:value-type="float" office:value="30.433352">
                <text:p>30.4333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841931">
                <text:p>28.8419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699998">
                <text:p>27.699998</text:p>
              </table:table-cell>
              <table:table-cell office:value-type="float" office:value="28.022151">
                <text:p>28.0221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500006">
                <text:p>27.500006</text:p>
              </table:table-cell>
              <table:table-cell office:value-type="float" office:value="27.503542">
                <text:p>27.5035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982983">
                <text:p>26.9829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667733">
                <text:p>26.6677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925354">
                <text:p>26.9253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878099">
                <text:p>26.8780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690912">
                <text:p>26.6909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824227">
                <text:p>26.8242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735086">
                <text:p>26.7350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790167">
                <text:p>26.7901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517947">
                <text:p>26.5179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44295">
                <text:p>26.442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193115">
                <text:p>27.1931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50531">
                <text:p>27.505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130403">
                <text:p>27.1304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897287">
                <text:p>26.8972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311091">
                <text:p>26.3110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973871">
                <text:p>25.9738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740066">
                <text:p>25.7400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27946">
                <text:p>25.8279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872432">
                <text:p>25.8724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878047">
                <text:p>26.8780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.300001">
                <text:p>27.300001</text:p>
              </table:table-cell>
              <table:table-cell office:value-type="float" office:value="28.489111">
                <text:p>28.4891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399997">
                <text:p>27.399997</text:p>
              </table:table-cell>
              <table:table-cell office:value-type="float" office:value="27.980044">
                <text:p>27.9800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200002">
                <text:p>30.200002</text:p>
              </table:table-cell>
              <table:table-cell office:value-type="float" office:value="27.970346">
                <text:p>27.9703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.899999">
                <text:p>31.899999</text:p>
              </table:table-cell>
              <table:table-cell office:value-type="float" office:value="29.639312">
                <text:p>29.6393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.999994">
                <text:p>32.999994</text:p>
              </table:table-cell>
              <table:table-cell office:value-type="float" office:value="31.733859">
                <text:p>31.7338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